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09mm"/>
    </style:style>
    <style:style style:name="co2" style:family="table-column">
      <style:table-column-properties fo:break-before="auto" style:column-width="47.33mm"/>
    </style:style>
    <style:style style:name="co3" style:family="table-column">
      <style:table-column-properties fo:break-before="auto" style:column-width="68.26mm"/>
    </style:style>
    <style:style style:name="co4" style:family="table-column">
      <style:table-column-properties fo:break-before="auto" style:column-width="57.41mm"/>
    </style:style>
    <style:style style:name="co5" style:family="table-column">
      <style:table-column-properties fo:break-before="auto" style:column-width="48.68mm"/>
    </style:style>
    <style:style style:name="co6" style:family="table-column">
      <style:table-column-properties fo:break-before="auto" style:column-width="60.7mm"/>
    </style:style>
    <style:style style:name="co7" style:family="table-column">
      <style:table-column-properties fo:break-before="auto" style:column-width="99.22mm"/>
    </style:style>
    <style:style style:name="co8" style:family="table-column">
      <style:table-column-properties fo:break-before="auto" style:column-width="42.33mm"/>
    </style:style>
    <style:style style:name="co9" style:family="table-column">
      <style:table-column-properties fo:break-before="auto" style:column-width="65.35mm"/>
    </style:style>
    <style:style style:name="co10" style:family="table-column">
      <style:table-column-properties fo:break-before="auto" style:column-width="41.8mm"/>
    </style:style>
    <style:style style:name="co11" style:family="table-column">
      <style:table-column-properties fo:break-before="auto" style:column-width="34.4mm"/>
    </style:style>
    <style:style style:name="co12" style:family="table-column">
      <style:table-column-properties fo:break-before="auto" style:column-width="62.65mm"/>
    </style:style>
    <style:style style:name="co13" style:family="table-column">
      <style:table-column-properties fo:break-before="auto" style:column-width="74.4mm"/>
    </style:style>
    <style:style style:name="ro1" style:family="table-row">
      <style:table-row-properties style:row-height="18.31mm" fo:break-before="auto" style:use-optimal-row-height="false"/>
    </style:style>
    <style:style style:name="ro2" style:family="table-row">
      <style:table-row-properties style:row-height="11.11mm" fo:break-before="auto" style:use-optimal-row-height="false"/>
    </style:style>
    <style:style style:name="ro3" style:family="table-row">
      <style:table-row-properties style:row-height="69.92mm" fo:break-before="auto" style:use-optimal-row-height="false"/>
    </style:style>
    <style:style style:name="ro4" style:family="table-row">
      <style:table-row-properties style:row-height="59.27mm" fo:break-before="auto" style:use-optimal-row-height="false"/>
    </style:style>
    <style:style style:name="ro5" style:family="table-row">
      <style:table-row-properties style:row-height="14.23mm" fo:break-before="auto" style:use-optimal-row-height="false"/>
    </style:style>
    <style:style style:name="ro6" style:family="table-row">
      <style:table-row-properties style:row-height="25.1mm" fo:break-before="auto" style:use-optimal-row-height="false"/>
    </style:style>
    <style:style style:name="ro7" style:family="table-row">
      <style:table-row-properties style:row-height="53.38mm" fo:break-before="auto" style:use-optimal-row-height="false"/>
    </style:style>
    <style:style style:name="ro8" style:family="table-row">
      <style:table-row-properties style:row-height="36.85mm" fo:break-before="auto" style:use-optimal-row-height="true"/>
    </style:style>
    <style:style style:name="ro9" style:family="table-row">
      <style:table-row-properties style:row-height="24.8mm" fo:break-before="auto" style:use-optimal-row-height="false"/>
    </style:style>
    <style:style style:name="ro10" style:family="table-row">
      <style:table-row-properties style:row-height="35.42mm" fo:break-before="auto" style:use-optimal-row-height="false"/>
    </style:style>
    <style:style style:name="ro11" style:family="table-row">
      <style:table-row-properties style:row-height="16.53mm" fo:break-before="auto" style:use-optimal-row-height="false"/>
    </style:style>
    <style:style style:name="ro12" style:family="table-row">
      <style:table-row-properties style:row-height="13.21mm" fo:break-before="auto" style:use-optimal-row-height="false"/>
    </style:style>
    <style:style style:name="ro13" style:family="table-row">
      <style:table-row-properties style:row-height="30.69mm" fo:break-before="auto" style:use-optimal-row-height="true"/>
    </style:style>
    <style:style style:name="ro14" style:family="table-row">
      <style:table-row-properties style:row-height="18.42mm" fo:break-before="auto" style:use-optimal-row-height="true"/>
    </style:style>
    <style:style style:name="ro15" style:family="table-row">
      <style:table-row-properties style:row-height="33.16mm" fo:break-before="auto" style:use-optimal-row-height="false"/>
    </style:style>
    <style:style style:name="ro16" style:family="table-row">
      <style:table-row-properties style:row-height="24.55mm" fo:break-before="auto" style:use-optimal-row-height="true"/>
    </style:style>
    <style:style style:name="ro17" style:family="table-row">
      <style:table-row-properties style:row-height="34.43mm" fo:break-before="auto" style:use-optimal-row-height="false"/>
    </style:style>
    <style:style style:name="ro18" style:family="table-row">
      <style:table-row-properties style:row-height="14.87mm" fo:break-before="auto" style:use-optimal-row-height="false"/>
    </style:style>
    <style:style style:name="ro19" style:family="table-row">
      <style:table-row-properties style:row-height="48.15mm" fo:break-before="auto" style:use-optimal-row-height="false"/>
    </style:style>
    <style:style style:name="ro20" style:family="table-row">
      <style:table-row-properties style:row-height="23.69mm" fo:break-before="auto" style:use-optimal-row-height="true"/>
    </style:style>
    <style:style style:name="ro21" style:family="table-row">
      <style:table-row-properties style:row-height="17.89mm" fo:break-before="auto" style:use-optimal-row-height="true"/>
    </style:style>
    <style:style style:name="ro22" style:family="table-row">
      <style:table-row-properties style:row-height="18.59mm" fo:break-before="auto" style:use-optimal-row-height="false"/>
    </style:style>
    <style:style style:name="ro23" style:family="table-row">
      <style:table-row-properties style:row-height="29.47mm" fo:break-before="auto" style:use-optimal-row-height="true"/>
    </style:style>
    <style:style style:name="ro24" style:family="table-row">
      <style:table-row-properties style:row-height="37.2mm" fo:break-before="auto" style:use-optimal-row-height="false"/>
    </style:style>
    <style:style style:name="ro25" style:family="table-row">
      <style:table-row-properties style:row-height="34.31mm" fo:break-before="auto" style:use-optimal-row-height="false"/>
    </style:style>
    <style:style style:name="ro26" style:family="table-row">
      <style:table-row-properties style:row-height="35.26mm" fo:break-before="auto" style:use-optimal-row-height="true"/>
    </style:style>
    <style:style style:name="ro27" style:family="table-row">
      <style:table-row-properties style:row-height="20.66mm" fo:break-before="auto" style:use-optimal-row-height="false"/>
    </style:style>
    <style:style style:name="ro28" style:family="table-row">
      <style:table-row-properties style:row-height="46.76mm" fo:break-before="auto" style:use-optimal-row-height="false"/>
    </style:style>
    <style:style style:name="ro29" style:family="table-row">
      <style:table-row-properties style:row-height="30.16mm" fo:break-before="auto" style:use-optimal-row-height="false"/>
    </style:style>
    <style:style style:name="ro30" style:family="table-row">
      <style:table-row-properties style:row-height="28.1mm" fo:break-before="auto" style:use-optimal-row-height="false"/>
    </style:style>
    <style:style style:name="ro31" style:family="table-row">
      <style:table-row-properties style:row-height="41.06mm" fo:break-before="auto" style:use-optimal-row-height="true"/>
    </style:style>
    <style:style style:name="ro32" style:family="table-row">
      <style:table-row-properties style:row-height="28.52mm" fo:break-before="auto" style:use-optimal-row-height="false"/>
    </style:style>
    <style:style style:name="ro33" style:family="table-row">
      <style:table-row-properties style:row-height="52.65mm" fo:break-before="auto" style:use-optimal-row-height="true"/>
    </style:style>
    <style:style style:name="ro34" style:family="table-row">
      <style:table-row-properties style:row-height="44.87mm" fo:break-before="auto" style:use-optimal-row-height="false"/>
    </style:style>
    <style:style style:name="ro35" style:family="table-row">
      <style:table-row-properties style:row-height="12.1mm" fo:break-before="auto" style:use-optimal-row-height="true"/>
    </style:style>
    <style:style style:name="ro36" style:family="table-row">
      <style:table-row-properties style:row-height="25.03mm" fo:break-before="auto" style:use-optimal-row-height="false"/>
    </style:style>
    <style:style style:name="ro37" style:family="table-row">
      <style:table-row-properties style:row-height="31.41mm" fo:break-before="auto" style:use-optimal-row-height="false"/>
    </style:style>
    <style:style style:name="ro38" style:family="table-row">
      <style:table-row-properties style:row-height="43.92mm" fo:break-before="auto" style:use-optimal-row-height="false"/>
    </style:style>
    <style:style style:name="ro39" style:family="table-row">
      <style:table-row-properties style:row-height="30.99mm" fo:break-before="auto" style:use-optimal-row-height="false"/>
    </style:style>
    <style:style style:name="ro40" style:family="table-row">
      <style:table-row-properties style:row-height="33.48mm" fo:break-before="auto" style:use-optimal-row-height="false"/>
    </style:style>
    <style:style style:name="ro41" style:family="table-row">
      <style:table-row-properties style:row-height="27.87mm" fo:break-before="auto" style:use-optimal-row-height="false"/>
    </style:style>
    <style:style style:name="ro42" style:family="table-row">
      <style:table-row-properties style:row-height="30.69mm" fo:break-before="auto" style:use-optimal-row-height="false"/>
    </style:style>
    <style:style style:name="ro43" style:family="table-row">
      <style:table-row-properties style:row-height="31.2mm" fo:break-before="auto" style:use-optimal-row-height="false"/>
    </style:style>
    <style:style style:name="ro44" style:family="table-row">
      <style:table-row-properties style:row-height="45.05mm" fo:break-before="auto" style:use-optimal-row-height="false"/>
    </style:style>
    <style:style style:name="ro45" style:family="table-row">
      <style:table-row-properties style:row-height="56.22mm" fo:break-before="auto" style:use-optimal-row-height="false"/>
    </style:style>
    <style:style style:name="ro46" style:family="table-row">
      <style:table-row-properties style:row-height="42.99mm" fo:break-before="auto" style:use-optimal-row-height="false"/>
    </style:style>
    <style:style style:name="ro47" style:family="table-row">
      <style:table-row-properties style:row-height="114.65mm" fo:break-before="auto" style:use-optimal-row-height="false"/>
    </style:style>
    <style:style style:name="ro48" style:family="table-row">
      <style:table-row-properties style:row-height="40.02mm" fo:break-before="auto" style:use-optimal-row-height="false"/>
    </style:style>
    <style:style style:name="ro49" style:family="table-row">
      <style:table-row-properties style:row-height="33.23mm" fo:break-before="auto" style:use-optimal-row-height="false"/>
    </style:style>
    <style:style style:name="ro50" style:family="table-row">
      <style:table-row-properties style:row-height="35.95mm" fo:break-before="auto" style:use-optimal-row-height="false"/>
    </style:style>
    <style:style style:name="ro51" style:family="table-row">
      <style:table-row-properties style:row-height="25.63mm" fo:break-before="auto" style:use-optimal-row-height="false"/>
    </style:style>
    <style:style style:name="ro52" style:family="table-row">
      <style:table-row-properties style:row-height="51.01mm" fo:break-before="auto" style:use-optimal-row-height="false"/>
    </style:style>
    <style:style style:name="ro53" style:family="table-row">
      <style:table-row-properties style:row-height="21.84mm" fo:break-before="auto" style:use-optimal-row-height="false"/>
    </style:style>
    <style:style style:name="ro54" style:family="table-row">
      <style:table-row-properties style:row-height="20.99mm" fo:break-before="auto" style:use-optimal-row-height="false"/>
    </style:style>
    <style:style style:name="ro55" style:family="table-row">
      <style:table-row-properties style:row-height="22.67mm" fo:break-before="auto" style:use-optimal-row-height="false"/>
    </style:style>
    <style:style style:name="ro56" style:family="table-row">
      <style:table-row-properties style:row-height="26.86mm" fo:break-before="auto" style:use-optimal-row-height="false"/>
    </style:style>
    <style:style style:name="ro57" style:family="table-row">
      <style:table-row-properties style:row-height="51.54mm" fo:break-before="auto" style:use-optimal-row-height="false"/>
    </style:style>
    <style:style style:name="ro58" style:family="table-row">
      <style:table-row-properties style:row-height="33.53mm" fo:break-before="auto" style:use-optimal-row-height="false"/>
    </style:style>
    <style:style style:name="ro59" style:family="table-row">
      <style:table-row-properties style:row-height="47.24mm" fo:break-before="auto" style:use-optimal-row-height="false"/>
    </style:style>
    <style:style style:name="ro60" style:family="table-row">
      <style:table-row-properties style:row-height="49.12mm" fo:break-before="auto" style:use-optimal-row-height="false"/>
    </style:style>
    <style:style style:name="ro61" style:family="table-row">
      <style:table-row-properties style:row-height="54.79mm" fo:break-before="auto" style:use-optimal-row-height="false"/>
    </style:style>
    <style:style style:name="ro62" style:family="table-row">
      <style:table-row-properties style:row-height="44.08mm" fo:break-before="auto" style:use-optimal-row-height="false"/>
    </style:style>
    <style:style style:name="ro63" style:family="table-row">
      <style:table-row-properties style:row-height="51.22mm" fo:break-before="auto" style:use-optimal-row-height="false"/>
    </style:style>
    <style:style style:name="ro64" style:family="table-row">
      <style:table-row-properties style:row-height="38.66mm" fo:break-before="auto" style:use-optimal-row-height="false"/>
    </style:style>
    <style:style style:name="ro65" style:family="table-row">
      <style:table-row-properties style:row-height="63.08mm" fo:break-before="page" style:use-optimal-row-height="false"/>
    </style:style>
    <style:style style:name="ro66" style:family="table-row">
      <style:table-row-properties style:row-height="53.59mm" fo:break-before="auto" style:use-optimal-row-height="false"/>
    </style:style>
    <style:style style:name="ro67" style:family="table-row">
      <style:table-row-properties style:row-height="31.06mm" fo:break-before="auto" style:use-optimal-row-height="false"/>
    </style:style>
    <style:style style:name="ro68" style:family="table-row">
      <style:table-row-properties style:row-height="28.54mm" fo:break-before="auto" style:use-optimal-row-height="false"/>
    </style:style>
    <style:style style:name="ro69" style:family="table-row">
      <style:table-row-properties style:row-height="28.13mm" fo:break-before="auto" style:use-optimal-row-height="false"/>
    </style:style>
    <style:style style:name="ro70" style:family="table-row">
      <style:table-row-properties style:row-height="28.96mm" fo:break-before="auto" style:use-optimal-row-height="false"/>
    </style:style>
    <style:style style:name="ro71" style:family="table-row">
      <style:table-row-properties style:row-height="26.44mm" fo:break-before="auto" style:use-optimal-row-height="false"/>
    </style:style>
    <style:style style:name="ro72" style:family="table-row">
      <style:table-row-properties style:row-height="39.05mm" fo:break-before="auto" style:use-optimal-row-height="false"/>
    </style:style>
    <style:style style:name="ro73" style:family="table-row">
      <style:table-row-properties style:row-height="31.91mm" fo:break-before="auto" style:use-optimal-row-height="false"/>
    </style:style>
    <style:style style:name="ro74" style:family="table-row">
      <style:table-row-properties style:row-height="20.14mm" fo:break-before="auto" style:use-optimal-row-height="false"/>
    </style:style>
    <style:style style:name="ro75" style:family="table-row">
      <style:table-row-properties style:row-height="24.34mm" fo:break-before="auto" style:use-optimal-row-height="false"/>
    </style:style>
    <style:style style:name="ro76" style:family="table-row">
      <style:table-row-properties style:row-height="36.95mm" fo:break-before="auto" style:use-optimal-row-height="false"/>
    </style:style>
    <style:style style:name="ro77" style:family="table-row">
      <style:table-row-properties style:row-height="61.88mm" fo:break-before="auto" style:use-optimal-row-height="false"/>
    </style:style>
    <style:style style:name="ro78" style:family="table-row">
      <style:table-row-properties style:row-height="34.59mm" fo:break-before="auto" style:use-optimal-row-height="false"/>
    </style:style>
    <style:style style:name="ro79" style:family="table-row">
      <style:table-row-properties style:row-height="25.77mm" fo:break-before="auto" style:use-optimal-row-height="false"/>
    </style:style>
    <style:style style:name="ro80" style:family="table-row">
      <style:table-row-properties style:row-height="23.69mm" fo:break-before="page" style:use-optimal-row-height="true"/>
    </style:style>
    <style:style style:name="ro81" style:family="table-row">
      <style:table-row-properties style:row-height="231.97mm" fo:break-before="auto" style:use-optimal-row-height="false"/>
    </style:style>
    <style:style style:name="ro82" style:family="table-row">
      <style:table-row-properties style:row-height="35.58mm" fo:break-before="auto" style:use-optimal-row-height="false"/>
    </style:style>
    <style:style style:name="ro83" style:family="table-row">
      <style:table-row-properties style:row-height="49.25mm" fo:break-before="auto" style:use-optimal-row-height="false"/>
    </style:style>
    <style:style style:name="ro84" style:family="table-row">
      <style:table-row-properties style:row-height="14.64mm" fo:break-before="page" style:use-optimal-row-height="false"/>
    </style:style>
    <style:style style:name="ro85" style:family="table-row">
      <style:table-row-properties style:row-height="106.66mm" fo:break-before="auto" style:use-optimal-row-height="false"/>
    </style:style>
    <style:style style:name="ro86" style:family="table-row">
      <style:table-row-properties style:row-height="45.35mm" fo:break-before="auto" style:use-optimal-row-height="false"/>
    </style:style>
    <style:style style:name="ro87" style:family="table-row">
      <style:table-row-properties style:row-height="152.59mm" fo:break-before="auto" style:use-optimal-row-height="false"/>
    </style:style>
    <style:style style:name="ro88" style:family="table-row">
      <style:table-row-properties style:row-height="70.11mm" fo:break-before="auto" style:use-optimal-row-height="false"/>
    </style:style>
    <style:style style:name="ro89" style:family="table-row">
      <style:table-row-properties style:row-height="62.57mm" fo:break-before="auto" style:use-optimal-row-height="false"/>
    </style:style>
    <style:style style:name="ro90" style:family="table-row">
      <style:table-row-properties style:row-height="24.55mm" fo:break-before="auto" style:use-optimal-row-height="false"/>
    </style:style>
    <style:style style:name="ro91" style:family="table-row">
      <style:table-row-properties style:row-height="27.29mm" fo:break-before="auto" style:use-optimal-row-height="false"/>
    </style:style>
    <style:style style:name="ro92" style:family="table-row">
      <style:table-row-properties style:row-height="23.94mm" fo:break-before="auto" style:use-optimal-row-height="false"/>
    </style:style>
    <style:style style:name="ro93" style:family="table-row">
      <style:table-row-properties style:row-height="30.69mm" fo:break-before="page" style:use-optimal-row-height="false"/>
    </style:style>
    <style:style style:name="ro94" style:family="table-row">
      <style:table-row-properties style:row-height="65.12mm" fo:break-before="auto" style:use-optimal-row-height="false"/>
    </style:style>
    <style:style style:name="ro95" style:family="table-row">
      <style:table-row-properties style:row-height="55mm" fo:break-before="auto" style:use-optimal-row-height="false"/>
    </style:style>
    <style:style style:name="ro96" style:family="table-row">
      <style:table-row-properties style:row-height="110.07mm" fo:break-before="page" style:use-optimal-row-height="false"/>
    </style:style>
    <style:style style:name="ro97" style:family="table-row">
      <style:table-row-properties style:row-height="55.62mm" fo:break-before="auto" style:use-optimal-row-height="false"/>
    </style:style>
    <style:style style:name="ro98" style:family="table-row">
      <style:table-row-properties style:row-height="37.78mm" fo:break-before="page" style:use-optimal-row-height="false"/>
    </style:style>
    <style:style style:name="ro99" style:family="table-row">
      <style:table-row-properties style:row-height="24.77mm" fo:break-before="auto" style:use-optimal-row-height="false"/>
    </style:style>
    <style:style style:name="ro100" style:family="table-row">
      <style:table-row-properties style:row-height="27.71mm" fo:break-before="auto" style:use-optimal-row-height="false"/>
    </style:style>
    <style:style style:name="ro101" style:family="table-row">
      <style:table-row-properties style:row-height="23.09mm" fo:break-before="auto" style:use-optimal-row-height="false"/>
    </style:style>
    <style:style style:name="ro102" style:family="table-row">
      <style:table-row-properties style:row-height="18.47mm" fo:break-before="auto" style:use-optimal-row-height="false"/>
    </style:style>
    <style:style style:name="ro103" style:family="table-row">
      <style:table-row-properties style:row-height="46.85mm" fo:break-before="auto" style:use-optimal-row-height="true"/>
    </style:style>
    <style:style style:name="ro104" style:family="table-row">
      <style:table-row-properties style:row-height="39.88mm" fo:break-before="auto" style:use-optimal-row-height="false"/>
    </style:style>
    <style:style style:name="ro105" style:family="table-row">
      <style:table-row-properties style:row-height="29.39mm" fo:break-before="auto" style:use-optimal-row-height="false"/>
    </style:style>
    <style:style style:name="ro106" style:family="table-row">
      <style:table-row-properties style:row-height="21.41mm" fo:break-before="auto" style:use-optimal-row-height="false"/>
    </style:style>
    <style:style style:name="ro107" style:family="table-row">
      <style:table-row-properties style:row-height="15.95mm" fo:break-before="auto" style:use-optimal-row-height="false"/>
    </style:style>
    <style:style style:name="ro108" style:family="table-row">
      <style:table-row-properties style:row-height="58.38mm" fo:break-before="auto" style:use-optimal-row-height="false"/>
    </style:style>
    <style:style style:name="ro109" style:family="table-row">
      <style:table-row-properties style:row-height="71.38mm" fo:break-before="auto" style:use-optimal-row-height="false"/>
    </style:style>
    <style:style style:name="ro110" style:family="table-row">
      <style:table-row-properties style:row-height="49.51mm" fo:break-before="auto" style:use-optimal-row-height="false"/>
    </style:style>
    <style:style style:name="ro111" style:family="table-row">
      <style:table-row-properties style:row-height="31.64mm" fo:break-before="auto" style:use-optimal-row-height="false"/>
    </style:style>
    <style:style style:name="ro112" style:family="table-row">
      <style:table-row-properties style:row-height="32.88mm" fo:break-before="auto" style:use-optimal-row-height="false"/>
    </style:style>
    <style:style style:name="ro113" style:family="table-row">
      <style:table-row-properties style:row-height="40.15mm" fo:break-before="auto" style:use-optimal-row-height="false"/>
    </style:style>
    <style:style style:name="ro114" style:family="table-row">
      <style:table-row-properties style:row-height="44.4mm" fo:break-before="auto" style:use-optimal-row-height="false"/>
    </style:style>
    <style:style style:name="ro115" style:family="table-row">
      <style:table-row-properties style:row-height="6.95mm" fo:break-before="auto" style:use-optimal-row-height="true"/>
    </style:style>
    <style:style style:name="ro116" style:family="table-row">
      <style:table-row-properties style:row-height="5.82mm" fo:break-before="auto" style:use-optimal-row-height="false"/>
    </style:style>
    <style:style style:name="ro117" style:family="table-row">
      <style:table-row-properties style:row-height="4.99mm" fo:break-before="auto" style:use-optimal-row-height="true"/>
    </style:style>
    <style:style style:name="ro118" style:family="table-row">
      <style:table-row-properties style:row-height="4.87mm" fo:break-before="auto" style:use-optimal-row-height="true"/>
    </style:style>
    <style:style style:name="ro119" style:family="table-row">
      <style:table-row-properties style:row-height="4.52mm" fo:break-before="auto" style:use-optimal-row-height="true"/>
    </style:style>
    <style:style style:name="ta1" style:family="table" style:master-page-name="PageStyle_5f_Тюменская_20_область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9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Excel_20_Built-in_20_Explanatory_20_Tex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7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9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1" style:family="table-cell" style:parent-style-name="Excel_20_Built-in_20_Explanatory_20_Tex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0" style:family="table-cell" style:parent-style-name="Excel_20_Built-in_20_Explanatory_20_Tex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0" style:family="table-cell" style:parent-style-name="Default">
      <style:table-cell-properties style:cell-protect="none" style:print-content="true" style:diagonal-bl-tr="none" style:diagonal-tl-br="none" style:text-align-source="fix" style:repeat-content="false" fo:border="0.99pt solid #000000" style:rotation-align="none" style:vertical-align="middle"/>
      <style:paragraph-properties fo:text-align="justify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justify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6" style:family="table-cell" style:parent-style-name="Excel_20_Built-in_20_Explanatory_20_Tex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0" style:family="table-cell" style:parent-style-name="Excel_20_Built-in_20_Explanatory_20_Tex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" style:family="text">
      <style:text-properties fo:color="#000000" style:font-name="Arial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normal" style:font-weight-complex="normal" style:font-style-asian="normal" style:font-style-complex="normal" style:use-window-font-color="true"/>
    </style:style>
    <style:style style:name="T3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6pt" style:font-size-complex="16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юменская область" table:style-name="ta1" table:print-ranges="'Тюменская область'.A1:'Тюменская область'.M286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41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" table:number-columns-repeated="1011" table:default-cell-style-name="ce12"/>
        <table:table-row table:style-name="ro1">
          <table:table-cell table:style-name="ce2" office:value-type="string" calcext:value-type="string" table:number-columns-spanned="13" table:number-rows-spanned="1">
            <text:p>Приложение 7</text:p>
          </table:table-cell>
          <table:covered-table-cell table:number-columns-repeated="12" table:style-name="ce40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13" table:number-rows-spanned="1">
            <text:p>Объекты по обработке, утилизации, обезвреживанию, размещению отходов производства Тюменской области</text:p>
          </table:table-cell>
          <table:covered-table-cell table:number-columns-repeated="12" table:style-name="ce3"/>
          <table:table-cell table:number-columns-repeated="1011"/>
        </table:table-row>
        <table:table-header-rows>
          <table:table-row table:style-name="ro3">
            <table:table-cell table:style-name="ce4" office:value-type="string" calcext:value-type="string" table:number-columns-spanned="1" table:number-rows-spanned="2">
              <text:p>№ п/п </text:p>
            </table:table-cell>
            <table:table-cell table:style-name="ce4" office:value-type="string" calcext:value-type="string" table:number-columns-spanned="1" table:number-rows-spanned="2">
              <text:p>Наименование муниципального образования</text:p>
            </table:table-cell>
            <table:table-cell table:style-name="ce4" office:value-type="string" calcext:value-type="string" table:number-columns-spanned="1" table:number-rows-spanned="2">
              <text:p>Наименование объекта</text:p>
            </table:table-cell>
            <table:table-cell table:style-name="ce4" office:value-type="string" calcext:value-type="string" table:number-columns-spanned="1" table:number-rows-spanned="2">
              <text:p>Назначение</text:p>
            </table:table-cell>
            <table:table-cell table:style-name="ce4" office:value-type="string" calcext:value-type="string" table:number-columns-spanned="1" table:number-rows-spanned="2">
              <text:p>Почтовый адрес <text:s/>(координаты при наличии)</text:p>
            </table:table-cell>
            <table:table-cell table:style-name="ce4" office:value-type="string" calcext:value-type="string" table:number-columns-spanned="1" table:number-rows-spanned="2">
              <text:p>Характеристика объекта </text:p>
            </table:table-cell>
            <table:table-cell table:style-name="ce4" office:value-type="string" calcext:value-type="string" table:number-columns-spanned="1" table:number-rows-spanned="2">
              <text:p>Виды отходов, согласно лицензии на осуществление деятельности по сбору, транспортированию, обработке, утилизации, обезвреживанию, размещению отходов I - IV классов опасности</text:p>
              <text:p/>
            </table:table-cell>
            <table:table-cell table:style-name="ce4" office:value-type="string" calcext:value-type="string" table:number-columns-spanned="1" table:number-rows-spanned="2">
              <text:p>Ежегодное количество принимаемых отходов, т</text:p>
            </table:table-cell>
            <table:table-cell table:style-name="ce84" office:value-type="string" calcext:value-type="string" table:number-columns-spanned="3" table:number-rows-spanned="1">
              <text:p>Сведения об отходах фактически обработанных, утилизированных, обезвреженных, размещённых за 2015 год</text:p>
            </table:table-cell>
            <table:covered-table-cell table:number-columns-repeated="2" table:style-name="ce84"/>
            <table:table-cell table:style-name="ce4" office:value-type="string" calcext:value-type="string" table:number-columns-spanned="1" table:number-rows-spanned="2">
              <text:p>Количество обработанных, утилизированных, обезвреженных, размещённых отходов за 2015 год, т</text:p>
            </table:table-cell>
            <table:table-cell table:style-name="ce4" office:value-type="string" calcext:value-type="string" table:number-columns-spanned="1" table:number-rows-spanned="2">
              <text:p><text:s/>Оценка соответствия объекта требованиям действующего законодательства</text:p>
            </table:table-cell>
            <table:table-cell table:number-columns-repeated="1011"/>
          </table:table-row>
          <table:table-row table:style-name="ro4">
            <table:covered-table-cell table:number-columns-repeated="8" table:style-name="ce4"/>
            <table:table-cell table:style-name="ce43" office:value-type="string" calcext:value-type="string">
              <text:p>Вид отхода</text:p>
            </table:table-cell>
            <table:table-cell table:style-name="ce43" office:value-type="string" calcext:value-type="string">
              <text:p>Класс опасности</text:p>
            </table:table-cell>
            <table:table-cell table:style-name="ce43" office:value-type="string" calcext:value-type="string">
              <text:p>Количество, т</text:p>
            </table:table-cell>
            <table:covered-table-cell table:number-columns-repeated="2" table:style-name="ce4"/>
            <table:table-cell table:style-name="ce61"/>
            <table:table-cell table:number-columns-repeated="1010"/>
          </table:table-row>
        </table:table-header-rows>
        <table:table-row table:style-name="ro5">
          <table:table-cell table:style-name="ce5" office:value-type="string" calcext:value-type="string" table:number-columns-spanned="13" table:number-rows-spanned="1">
            <text:p>Объекты размещения отходов</text:p>
          </table:table-cell>
          <table:covered-table-cell table:number-columns-repeated="12" table:style-name="ce5"/>
          <table:table-cell table:style-name="ce61"/>
          <table:table-cell table:number-columns-repeated="1010"/>
        </table:table-row>
        <table:table-row table:style-name="ro6"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7" office:value-type="string" calcext:value-type="string" table:number-columns-spanned="1" table:number-rows-spanned="9">
            <text:p>Уватский муниципальный район</text:p>
          </table:table-cell>
          <table:table-cell table:style-name="ce7" office:value-type="string" calcext:value-type="string" table:number-columns-spanned="1" table:number-rows-spanned="3">
            <text:p>Полигон ТБО и ПО (ООО «РН-Уватнефтегаз»)</text:p>
          </table:table-cell>
          <table:table-cell table:style-name="ce7" office:value-type="string" calcext:value-type="string" table:number-columns-spanned="1" table:number-rows-spanned="3">
            <text:p>Хранение</text:p>
          </table:table-cell>
          <table:table-cell table:style-name="ce7" office:value-type="string" calcext:value-type="string" table:number-columns-spanned="1" table:number-rows-spanned="3">
            <text:p>Уватский район, Урненское м/р нефти</text:p>
          </table:table-cell>
          <table:table-cell table:style-name="ce7" office:value-type="string" calcext:value-type="string" table:number-columns-spanned="1" table:number-rows-spanned="3">
            <text:p>Площадь объекта 7,9 га. Ввод в эксплуатацию в-2013 год. Вместимость- 15000 куб.м. <text:s/></text:p>
          </table:table-cell>
          <table:table-cell table:style-name="ce7" office:value-type="string" calcext:value-type="string" table:number-columns-spanned="1" table:number-rows-spanned="9">
            <text:p>Виды отходов и их коды по ФККО* указаны в реестре объектов размещения отходов, внесённых в ГРОРО**, размещённом на сайте Управления Росприроднадзора по Тюменской области</text:p>
          </table:table-cell>
          <table:table-cell table:style-name="ce79" office:value-type="float" office:value="0" calcext:value-type="float" table:number-columns-spanned="1" table:number-rows-spanned="9">
            <text:p>0</text:p>
          </table:table-cell>
          <table:table-cell table:style-name="ce44" office:value-type="string" calcext:value-type="string">
            <text:p>Отходы фильтров, не вошедшие в другие группы (фильтры масляные отработанные) <text:s text:c="43"/>4 43 100 00 00 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11" calcext:value-type="float">
            <text:p>0,11</text:p>
          </table:table-cell>
          <table:table-cell table:style-name="ce94" office:value-type="float" office:value="30252.11" calcext:value-type="float" table:number-columns-spanned="1" table:number-rows-spanned="9">
            <text:p>30252,11</text:p>
          </table:table-cell>
          <table:table-cell table:style-name="ce98" office:value-type="string" calcext:value-type="string" table:number-columns-spanned="1" table:number-rows-spanned="3">
            <text:p>соответствует, объект внесен в ГРОРО ( № 72-00013-З-00479-010814)</text:p>
          </table:table-cell>
          <table:table-cell table:style-name="ce61"/>
          <table:table-cell table:number-columns-repeated="1010"/>
        </table:table-row>
        <table:table-row table:style-name="ro7">
          <table:covered-table-cell table:number-columns-repeated="7" table:style-name="ce7"/>
          <table:covered-table-cell table:style-name="ce79"/>
          <table:table-cell table:style-name="ce45" office:value-type="string" calcext:value-type="string">
            <text:p>Отходы при бурении, связанном с добычей сырой нефти, природного (попутного) газа и газового конденсата (шлам буровой, отработанный буровой раствор) <text:s text:c="50"/>2 91 100 00 00 0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0228.7" calcext:value-type="float">
            <text:p>30228,7</text:p>
          </table:table-cell>
          <table:covered-table-cell table:style-name="ce52"/>
          <table:covered-table-cell table:style-name="ce98"/>
          <table:table-cell table:style-name="ce61"/>
          <table:table-cell table:number-columns-repeated="1010"/>
        </table:table-row>
        <table:table-row table:style-name="ro8">
          <table:covered-table-cell table:number-columns-repeated="7" table:style-name="ce7"/>
          <table:covered-table-cell table:style-name="ce79"/>
          <table:table-cell table:style-name="ce46" office:value-type="string" calcext:value-type="string">
            <text:p>Нетканые фильтровальные материалы отработанные (дарнит, загрязненный нефтью) <text:s text:c="4"/>4 43 500 00 00 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.9" calcext:value-type="float">
            <text:p>6,9</text:p>
          </table:table-cell>
          <table:covered-table-cell table:style-name="ce52"/>
          <table:covered-table-cell table:style-name="ce98"/>
          <table:table-cell table:style-name="ce61"/>
          <table:table-cell table:number-columns-repeated="1010"/>
        </table:table-row>
        <table:table-row table:style-name="ro9">
          <table:table-cell table:style-name="ce7" office:value-type="float" office:value="2" calcext:value-type="float" table:number-columns-spanned="1" table:number-rows-spanned="3">
            <text:p>2</text:p>
          </table:table-cell>
          <table:covered-table-cell table:style-name="ce7"/>
          <table:table-cell table:style-name="ce7" office:value-type="string" calcext:value-type="string" table:number-columns-spanned="1" table:number-rows-spanned="3">
            <text:p>Полигон ТБО и ПО (ООО «РН-Уватнефтегаз»)</text:p>
          </table:table-cell>
          <table:table-cell table:style-name="ce7" office:value-type="string" calcext:value-type="string" table:number-columns-spanned="1" table:number-rows-spanned="3">
            <text:p>Хранение</text:p>
          </table:table-cell>
          <table:table-cell table:style-name="ce7" office:value-type="string" calcext:value-type="string" table:number-columns-spanned="1" table:number-rows-spanned="3">
            <text:p>Уватский район, Кальчинское м/р нефти</text:p>
          </table:table-cell>
          <table:table-cell table:style-name="ce7" office:value-type="string" calcext:value-type="string" table:number-columns-spanned="1" table:number-rows-spanned="3">
            <text:p>Площадь объекта 3,2 га. Ввод в эксплуатацию- 2013 год. Вместимость- 15000 куб. м. <text:s/></text:p>
          </table:table-cell>
          <table:covered-table-cell table:style-name="ce7"/>
          <table:covered-table-cell table:style-name="ce79"/>
          <table:table-cell table:style-name="ce46" office:value-type="string" calcext:value-type="string">
            <text:p>смет с территории предприятия малоопасный <text:s text:c="37"/>7 33 390 01 71 4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9.9" calcext:value-type="float">
            <text:p>9,9</text:p>
          </table:table-cell>
          <table:covered-table-cell table:style-name="ce52"/>
          <table:table-cell table:style-name="ce99" office:value-type="string" calcext:value-type="string" table:number-columns-spanned="1" table:number-rows-spanned="3">
            <text:p>соответствует, объект внесен в ГРОРО ( № 72-00012-З-00479-010814)</text:p>
          </table:table-cell>
          <table:table-cell table:style-name="ce61"/>
          <table:table-cell table:number-columns-repeated="1010"/>
        </table:table-row>
        <table:table-row table:style-name="ro10">
          <table:covered-table-cell table:number-columns-repeated="7" table:style-name="ce7"/>
          <table:covered-table-cell table:style-name="ce79"/>
          <table:table-cell table:style-name="ce46" office:value-type="string" calcext:value-type="string">
            <text:p>Отходы при обезвреживании отходов (золы, шлаки и пыль от топочных установок и термической обработки отходов) <text:s text:c="2"/>7 47 900 00 00 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5.7" calcext:value-type="float">
            <text:p>5,7</text:p>
          </table:table-cell>
          <table:covered-table-cell table:style-name="ce52"/>
          <table:covered-table-cell table:style-name="ce99"/>
          <table:table-cell table:style-name="ce61"/>
          <table:table-cell table:number-columns-repeated="1010"/>
        </table:table-row>
        <table:table-row table:style-name="ro11">
          <table:covered-table-cell table:number-columns-repeated="7" table:style-name="ce7"/>
          <table:covered-table-cell table:style-name="ce79"/>
          <table:table-cell table:style-name="ce46" office:value-type="string" calcext:value-type="string">
            <text:p>шлак сварочный <text:s text:c="35"/>9 19 100 02 20 4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0.1" calcext:value-type="float">
            <text:p>0,1</text:p>
          </table:table-cell>
          <table:covered-table-cell table:style-name="ce52"/>
          <table:covered-table-cell table:style-name="ce99"/>
          <table:table-cell table:style-name="ce61"/>
          <table:table-cell table:number-columns-repeated="1010"/>
        </table:table-row>
        <table:table-row table:style-name="ro12">
          <table:table-cell table:style-name="ce7" office:value-type="float" office:value="3" calcext:value-type="float" table:number-columns-spanned="1" table:number-rows-spanned="3">
            <text:p>3</text:p>
          </table:table-cell>
          <table:covered-table-cell table:style-name="ce7"/>
          <table:table-cell table:style-name="ce7" office:value-type="string" calcext:value-type="string" table:number-columns-spanned="1" table:number-rows-spanned="3">
            <text:p>Площадка размещения ТБО и ПО (ООО «РН-Уватнефтегаз»)</text:p>
          </table:table-cell>
          <table:table-cell table:style-name="ce7" office:value-type="string" calcext:value-type="string" table:number-columns-spanned="1" table:number-rows-spanned="3">
            <text:p>Хранение</text:p>
          </table:table-cell>
          <table:table-cell table:style-name="ce7" office:value-type="string" calcext:value-type="string" table:number-columns-spanned="1" table:number-rows-spanned="3">
            <text:p>Уватский район, Тямкинское м/р нефти</text:p>
          </table:table-cell>
          <table:table-cell table:style-name="ce10" office:value-type="string" calcext:value-type="string" table:number-columns-spanned="1" table:number-rows-spanned="3">
            <text:p>Ввод в эксплуатацию-2014 год. Вместимость -7000 куб.м. (траншея для захоронения отходов). </text:p>
          </table:table-cell>
          <table:covered-table-cell table:style-name="ce7"/>
          <table:covered-table-cell table:style-name="ce79"/>
          <table:table-cell table:style-name="ce46" office:value-type="string" calcext:value-type="string">
            <text:p>бой стекла <text:s text:c="45"/>3 41 901 01 20 5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.3" calcext:value-type="float">
            <text:p>0,3</text:p>
          </table:table-cell>
          <table:covered-table-cell table:style-name="ce52"/>
          <table:table-cell table:style-name="ce100" office:value-type="string" calcext:value-type="string" table:number-columns-spanned="1" table:number-rows-spanned="3">
            <text:p><text:span text:style-name="T1">соответствует, объект внесен в ГРОРО ( № </text:span><text:span text:style-name="T2">72-00058-Х-00609- 270715</text:span><text:span text:style-name="T3">)</text:span></text:p>
          </table:table-cell>
          <table:table-cell table:style-name="ce61"/>
          <table:table-cell table:number-columns-repeated="1010"/>
        </table:table-row>
        <table:table-row table:style-name="ro13">
          <table:covered-table-cell table:number-columns-repeated="7" table:style-name="ce7"/>
          <table:covered-table-cell table:style-name="ce79"/>
          <table:table-cell table:style-name="ce46" office:value-type="string" calcext:value-type="string">
            <text:p>Отходы теплоизоляционных материалов на основе минерального волокна <text:s text:c="22"/>4 57 100 00 00 0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.3" calcext:value-type="float">
            <text:p>0,3</text:p>
          </table:table-cell>
          <table:covered-table-cell table:style-name="ce52"/>
          <table:covered-table-cell table:style-name="ce101"/>
          <table:table-cell table:style-name="ce61"/>
          <table:table-cell table:number-columns-repeated="1010"/>
        </table:table-row>
        <table:table-row table:style-name="ro14">
          <table:covered-table-cell table:number-columns-repeated="7" table:style-name="ce7"/>
          <table:covered-table-cell table:style-name="ce79"/>
          <table:table-cell table:style-name="ce46" office:value-type="string" calcext:value-type="string">
            <text:p>остатки и огарки стальных сварочных электродов <text:s text:c="24"/>9 19 100 01 20 5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0.1" calcext:value-type="float">
            <text:p>0,1</text:p>
          </table:table-cell>
          <table:covered-table-cell table:style-name="ce52"/>
          <table:covered-table-cell table:style-name="ce101"/>
          <table:table-cell table:style-name="ce61"/>
          <table:table-cell table:number-columns-repeated="1010"/>
        </table:table-row>
        <table:table-row table:style-name="ro15"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7" office:value-type="string" calcext:value-type="string" table:number-columns-spanned="1" table:number-rows-spanned="3">
            <text:p>г. Тобольск</text:p>
          </table:table-cell>
          <table:table-cell table:style-name="ce49" office:value-type="string" calcext:value-type="string" table:number-columns-spanned="1" table:number-rows-spanned="3">
            <text:p>ООО "Тобольск-Нефтехим"</text:p>
          </table:table-cell>
          <table:table-cell table:style-name="ce7" office:value-type="string" calcext:value-type="string" table:number-columns-spanned="1" table:number-rows-spanned="3">
            <text:p>Размещение (Полигон ПО, резервуар 4/8)</text:p>
          </table:table-cell>
          <table:table-cell table:style-name="ce7" office:value-type="string" calcext:value-type="string" table:number-columns-spanned="1" table:number-rows-spanned="3">
            <text:p>626150, Тюменская обл., г. Тобольск, промзон</text:p>
          </table:table-cell>
          <table:table-cell table:style-name="ce7" office:value-type="string" calcext:value-type="string" table:number-columns-spanned="1" table:number-rows-spanned="3">
            <text:p>Площадь объекта 0,166 га, Проектная вместимость 6 тыс.т. Срок эксплуатации -5 лет.</text:p>
          </table:table-cell>
          <table:table-cell table:style-name="ce7" office:value-type="string" calcext:value-type="string" table:number-columns-spanned="1" table:number-rows-spanned="3">
            <text:p>Виды отходов и их коды по ФККО* указаны в реестре объектов размещения отходов, внесённых в ГРОРО**, размещённом на сайте Управления Росприроднадзора по Тюменской области</text:p>
          </table:table-cell>
          <table:table-cell table:style-name="ce10" office:value-type="float" office:value="0" calcext:value-type="float" table:number-columns-spanned="1" table:number-rows-spanned="3">
            <text:p>0</text:p>
          </table:table-cell>
          <table:table-cell table:style-name="ce45" office:value-type="string" calcext:value-type="string">
            <text:p>катализатор на основе оксида алюминия с содержанием хрома менее 27,0 % отработанный <text:s text:c="10"/>4 41 004 02 49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630" calcext:value-type="float">
            <text:p>630</text:p>
          </table:table-cell>
          <table:table-cell table:style-name="ce94" office:value-type="float" office:value="701.6" calcext:value-type="float" table:number-columns-spanned="1" table:number-rows-spanned="3">
            <text:p>701,6</text:p>
          </table:table-cell>
          <table:table-cell table:style-name="ce102" office:value-type="string" calcext:value-type="string" table:number-columns-spanned="1" table:number-rows-spanned="3">
            <text:p><text:span text:style-name="T1">соответствует, объект внесен в ГРОРО ( № </text:span><text:span text:style-name="T2">72-00030-З-00592-250914</text:span><text:span text:style-name="T3">)</text:span></text:p>
          </table:table-cell>
          <table:table-cell table:style-name="ce61"/>
          <table:table-cell table:number-columns-repeated="1010"/>
        </table:table-row>
        <table:table-row table:style-name="ro16">
          <table:covered-table-cell table:number-columns-repeated="2" table:style-name="ce7"/>
          <table:covered-table-cell table:style-name="ce49"/>
          <table:covered-table-cell table:number-columns-repeated="5" table:style-name="ce7"/>
          <table:table-cell table:style-name="ce45" office:value-type="string" calcext:value-type="string">
            <text:p>шлам очистки емкостей и трубопроводов от нефти и нефтепродуктов <text:s text:c="34"/>9 11 200 02 39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70.7" calcext:value-type="float">
            <text:p>70,7</text:p>
          </table:table-cell>
          <table:covered-table-cell table:style-name="ce52"/>
          <table:covered-table-cell table:style-name="ce101"/>
          <table:table-cell table:style-name="ce61"/>
          <table:table-cell table:number-columns-repeated="1010"/>
        </table:table-row>
        <table:table-row table:style-name="ro17">
          <table:covered-table-cell table:number-columns-repeated="2" table:style-name="ce7"/>
          <table:covered-table-cell table:style-name="ce49"/>
          <table:covered-table-cell table:number-columns-repeated="5" table:style-name="ce7"/>
          <table:table-cell table:style-name="ce45" office:value-type="string" calcext:value-type="string">
            <text:p>песок, загрязненный нефтью или нефтепродуктами (содержание нефти или нефтепродуктов менее 15 %) <text:s text:c="6"/>9 19 201 02 39 4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9" calcext:value-type="float">
            <text:p>9</text:p>
          </table:table-cell>
          <table:covered-table-cell table:style-name="ce52"/>
          <table:covered-table-cell table:style-name="ce101"/>
          <table:table-cell table:style-name="ce61"/>
          <table:table-cell table:number-columns-repeated="1010"/>
        </table:table-row>
        <table:table-row table:style-name="ro18">
          <table:table-cell table:style-name="ce5" office:value-type="string" calcext:value-type="string" table:number-columns-spanned="13" table:number-rows-spanned="1">
            <text:p>Объекты обезвреживания отходов</text:p>
          </table:table-cell>
          <table:covered-table-cell table:number-columns-repeated="12" table:style-name="ce5"/>
          <table:table-cell table:style-name="ce61"/>
          <table:table-cell table:number-columns-repeated="1010"/>
        </table:table-row>
        <table:table-row table:style-name="ro19">
          <table:table-cell table:style-name="ce7" office:value-type="float" office:value="1" calcext:value-type="float" table:number-columns-spanned="1" table:number-rows-spanned="86">
            <text:p>1</text:p>
          </table:table-cell>
          <table:table-cell table:style-name="ce10" office:value-type="string" calcext:value-type="string" table:number-columns-spanned="1" table:number-rows-spanned="131">
            <text:p>Город Тюмень</text:p>
          </table:table-cell>
          <table:table-cell table:style-name="ce49" office:value-type="string" calcext:value-type="string" table:number-columns-spanned="1" table:number-rows-spanned="86">
            <text:p>ООО "НОВ-Экология" </text:p>
          </table:table-cell>
          <table:table-cell table:style-name="ce7" office:value-type="string" calcext:value-type="string" table:number-columns-spanned="1" table:number-rows-spanned="86">
            <text:p>Обезвреживание</text:p>
          </table:table-cell>
          <table:table-cell table:style-name="ce7" office:value-type="string" calcext:value-type="string" table:number-columns-spanned="1" table:number-rows-spanned="86">
            <text:p>г. Тюмень, ул. Тимирязева, 10</text:p>
          </table:table-cell>
          <table:table-cell table:style-name="ce7" office:value-type="string" calcext:value-type="string" table:number-columns-spanned="1" table:number-rows-spanned="86">
            <text:p>Установка обезвреживания ртутных ламп «ЭКОТРОМ-2У».Производительность 900 ламп/час. Установка отопительная ОС и ОС «У». Обезвреживание методом сжигания. Производительность 500 кг.</text:p>
          </table:table-cell>
          <table:table-cell table:style-name="ce7" office:value-type="string" calcext:value-type="string" table:number-columns-spanned="1" table:number-rows-spanned="86">
            <text:p>Виды отходов и их коды по ФККО* указаны в приложениях к лицензиям </text:p>
          </table:table-cell>
          <table:table-cell table:style-name="ce10" office:value-type="float" office:value="14684.821" calcext:value-type="float" table:number-columns-spanned="1" table:number-rows-spanned="86">
            <text:p>14684,821</text:p>
          </table:table-cell>
          <table:table-cell table:style-name="ce45" office:value-type="string" calcext:value-type="string">
            <text:p><text:s/>лампы ртутные, ртутно-кварцевые, люминесцентные, утратившие потребительские свойства <text:s text:c="48"/>4 71 101 01 52 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3.3084" calcext:value-type="float">
            <text:p>83,3084</text:p>
          </table:table-cell>
          <table:table-cell table:style-name="ce91" office:value-type="float" office:value="13524.72" calcext:value-type="float" table:number-columns-spanned="1" table:number-rows-spanned="86">
            <text:p>13524,72</text:p>
          </table:table-cell>
          <table:table-cell table:style-name="ce49" office:value-type="string" calcext:value-type="string" table:number-columns-spanned="1" table:number-rows-spanned="86">
            <text:p>соответствует, лицензия серия 072 № 00065 от 17.02.2016</text:p>
          </table:table-cell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прочего оборудования, содержащего ртуть <text:s text:c="27"/>4 71 900 00 00 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3" calcext:value-type="float">
            <text:p>0,00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кислота аккумуляторная серная отработанная <text:s text:c="38"/>9 20 210 01 10 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66" calcext:value-type="float">
            <text:p>0,66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работанные фиксажные растворы <text:s text:c="32"/>3071121000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92" calcext:value-type="float">
            <text:p>0,9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неорганических кислот и их смесей <text:s text:c="30"/>9413200000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5.23" calcext:value-type="float">
            <text:p>45,2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всплывшие нефтепродукты из нефтеловушек и аналогичных сооружений <text:s text:c="40"/>4 06 35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4.36" calcext:value-type="float">
            <text:p>54,36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Лабораторные отходы и остатки химикалиев <text:s text:c="39"/>9 41 000 00 00 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.3" calcext:value-type="float">
            <text:p>3,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4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бтирочный материал, загрязненный нефтью или нефтепродуктами (содержание нефти или нефтепродуктов 15 % и более) 9192040160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723" calcext:value-type="float">
            <text:p>0,72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5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пилки и стружка древесные, загрязненные нефтью или нефтепродуктами (содержание нефти или нефтепродуктов <text:s/>15% и более) 9192050139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.187" calcext:value-type="float">
            <text:p>1,187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6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садок механической очистки нефтесодержащих сточных вод, содержащий нефтепродукты в количестве 15 % и более 7231020139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.575" calcext:value-type="float">
            <text:p>1,575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статки дизельного топлива, утратившего потребительские свойства 4069100110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,01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7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антифризов на основе этиленгликоля 921210013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60.87" calcext:value-type="float">
            <text:p>660,87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8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атериалов лакокрасочных и аналогичных им для нанесения покрытий (кроме тары, загрязненной лакокрасочными материалами, красками) 41440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11.22" calcext:value-type="float">
            <text:p>411,2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7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атериалов лакокрасочных на основе сложных полиэфиров, акриловых или виниловых полимеров (лаки, краски, эмали, грунтовки) 41442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1.8" calcext:value-type="float">
            <text:p>11,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индустриальных 406130013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315" calcext:value-type="float">
            <text:p>2,315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моторных 406110013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7.771" calcext:value-type="float">
            <text:p>27,771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трансмиссионных 406150013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13" calcext:value-type="float">
            <text:p>2,1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негалогенированных органических растворителей и их смесей 41410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.7" calcext:value-type="float">
            <text:p>1,7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органических растворителей, красок, лаков, мастик и смол 41400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.6" calcext:value-type="float">
            <text:p>4,6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растворителей на основе толуола 04141222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22" calcext:value-type="float">
            <text:p>0,2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растворителей на основе этиленгликоля 414127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3" calcext:value-type="float">
            <text:p>0,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синтетических и полусинтетических масел индустриальных 413200013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.238" calcext:value-type="float">
            <text:p>1,23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синтетических и полусинтетических масел моторных 413100013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.194" calcext:value-type="float">
            <text:p>10,19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синтетических масел компрессорных 413400013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.562" calcext:value-type="float">
            <text:p>5,56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тары, упаковки и упаковочных материалов из полиэтилена загрязненные <text:s/>43811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.45" calcext:value-type="float">
            <text:p>5,45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6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тары, упаковки и упаковочных материалов из полиэтилена загрязненные неорганическими веществами 438112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3" calcext:value-type="float">
            <text:p>0,0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6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есок, загрязненный нефтью или нефтепродуктами (содержание нефти или нефтепродуктов 15 % и более) 9192010139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.35" calcext:value-type="float">
            <text:p>1,35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рочая тара полимерная загрязненная 43819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рочие отходы гальванических производств 36348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.36" calcext:value-type="float">
            <text:p>7,36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рочие отходы обслуживания и ремонта автомобильного транспорта 92100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036" calcext:value-type="float">
            <text:p>2,036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рочие отходы производства химических элементов 31219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.79" calcext:value-type="float">
            <text:p>1,79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рочие отходы химических продуктов 41990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342" calcext:value-type="float">
            <text:p>0,34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9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смазочно-охлаждающие масла отработанные при металлообработке <text:s text:c="27"/>3 61 211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78" calcext:value-type="float">
            <text:p>0,07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Смеси масел минеральных отработанных 40632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4" calcext:value-type="float">
            <text:p>0,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Смеси нефтепродуктов отработанных 40630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Тара из черных металлов загрязненная 4681100000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22" calcext:value-type="float">
            <text:p>0,2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тара из черных металлов, загрязненная лакокрасочными материалами (содержание 5 % и более) 468112015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44" calcext:value-type="float">
            <text:p>0,04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6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тара из черных металлов, загрязненная нефтепродуктами (содержание нефтепродуктов 15% и более) 468111015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48" calcext:value-type="float">
            <text:p>0,4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фильтры очистки масла автотранспортных средств отработанные 9213020152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3.3" calcext:value-type="float">
            <text:p>13,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фильтры очистки топлива автотранспортных средств отработанные 9213030152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944" calcext:value-type="float">
            <text:p>0,94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шлам очистки емкостей и трубопроводов от нефти и нефтепродуктов 9112000239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3.23" calcext:value-type="float">
            <text:p>33,2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шлам шлифовальный маслосодержащий 3612220339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шпалы железнодорожные деревянные, пропитанные антисептическими средствами, отработанные 841000015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8.22" calcext:value-type="float">
            <text:p>78,2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эмульсии и эмульсионные смеси для шлифовки металлов отработанные, содержащие масла или нефтепродукты в количестве 15 % и более 361222013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8.214" calcext:value-type="float">
            <text:p>68,21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масляные эмульсии от мойки оборудования производства растительных масел 3011418131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66" calcext:value-type="float">
            <text:p>0,66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молочная продукция некондиционная 3011590110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2.3" calcext:value-type="float">
            <text:p>202,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НЕМЕТАЛЛИЧЕСКИЕ МИНЕРАЛЬНЫЕ ПРОДУКТЫ ПРОЧИЕ, УТРАТИВШИЕ ПОТРЕБИТЕЛЬСКИЕ СВОЙСТВА (кроме отходов строительных материалов, вошедших в Блок 8) 45000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4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бтирочный материал, загрязненный нефтью или нефтепродуктами (содержание нефти или нефтепродуктов менее 15 %) <text:s text:c="39"/>9 19 204 02 60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4.8" calcext:value-type="float">
            <text:p>14,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4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пилки и стружка древесные, загрязненные нефтью или нефтепродуктами (содержание нефти или нефтепродуктов <text:s text:c="2"/>менее 15%) 9192050239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9" calcext:value-type="float">
            <text:p>1,9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из жироотделителей, содержащие растительные жировые продукты 3011480139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72.342" calcext:value-type="float">
            <text:p>172,34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клея, клеящих веществ 41910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098" calcext:value-type="float">
            <text:p>0,09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5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от зимней уборки улиц 73121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73" calcext:value-type="float">
            <text:p>87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очистки сточных вод производства растительных масел и жиров 301148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023" calcext:value-type="float">
            <text:p>0,02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при водоподготовке 71020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.14" calcext:value-type="float">
            <text:p>20,1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продукции из пластмасс загрязненные 43800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05" calcext:value-type="float">
            <text:p>0,05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продукции из поликарбонатов незагрязненные 43416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3" calcext:value-type="float">
            <text:p>0,3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производства оксидов, гидроксидов, пероксидов 31231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6.878" calcext:value-type="float">
            <text:p>56,87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проявителя 3071122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4" calcext:value-type="float">
            <text:p>0,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разведения сельскохозяйственной птицы 11270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21" calcext:value-type="float">
            <text:p>0,21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сорбентов, не вошедшие в другие группы 44200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.375" calcext:value-type="float">
            <text:p>2,375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6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упаковочных материалов из бумаги и картона загрязненные 40591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.642" calcext:value-type="float">
            <text:p>5,64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окрышки пневматических шин отработанные 92113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8.05" calcext:value-type="float">
            <text:p>28,05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 office:value-type="string" calcext:value-type="string">
            <text:p><text:s text:c="3"/></text:p>
          </table:covered-table-cell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окрышки пневматических шин с металлическим <text:s/>кордом отработанные 9211300250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0.814" calcext:value-type="float">
            <text:p>30,81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7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роппант керамический на основе кварцевого песка, загрязненный нефтью (содержание нефти менее 15 %) 2912110220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5.24" calcext:value-type="float">
            <text:p>45,2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рочие отходы производства молочной продукции 301159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553.5" calcext:value-type="float">
            <text:p>8553,5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рочие отходы средств индивидуальной защиты 4919000000 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.4" calcext:value-type="float">
            <text:p>12,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рочие резиновые изделия, утратившие потребительские свойства, незагрязненные 431190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098" calcext:value-type="float">
            <text:p>0,09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ыль древесная от шлифовки натуральной чистой древесины 3053110142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88" calcext:value-type="float">
            <text:p>68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ыль комбикормовая 3011891342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6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тара из черных металлов, загрязненная нефтепродуктами (содержание нефтепродуктов менее 15%) 4681110251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88" calcext:value-type="float">
            <text:p>0,8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8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тара полиэтиленовая, загрязненная лакокрасочными материалами (содержание менее 5 %) 4381110251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" calcext:value-type="float">
            <text:p>0,1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9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Уголь активированный отработанный, не загрязненный опасными веществами 442104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.7" calcext:value-type="float">
            <text:p>2,7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4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угольные фильтры отработанные, загрязненные нефтепродуктами (содержание нефтепродуктов менее 15 %) 4431010252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38" calcext:value-type="float">
            <text:p>0,13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фильтры воздушные автотранспортных средств отработанные 9213010152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88" calcext:value-type="float">
            <text:p>0,88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Цеолит отработанный, не загрязненный опасными веществами 4421010000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60" calcext:value-type="float">
            <text:p>360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шлак сварочный 9191000220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01" calcext:value-type="float">
            <text:p>0,01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эмульсии и эмульсионные смеси для шлифовки металлов отработанные, содержащие масла или нефтепродукты в количестве менее 15 % 3612220231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дрожжевые осадки жидкие 3012200339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4.4" calcext:value-type="float">
            <text:p>44,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лом железобетонных изделий, отходы железобетона в кусковой форме 822301012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04" calcext:value-type="float">
            <text:p>204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пилки и стружка натуральной чистой древесины несортированные 3052911120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23.72" calcext:value-type="float">
            <text:p>523,7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бумаги и картона от канцелярской деятельности и делопроизводства 4051220260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0.62" calcext:value-type="float">
            <text:p>70,62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бумаги и мешки бумажные битумированные незагрязненые 4052110000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.57" calcext:value-type="float">
            <text:p>3,57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4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алоценной древесины (хворост, валежник, обломки стволов) 154110012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3.6" calcext:value-type="float">
            <text:p>33,6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производства пива и солода 3012400000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.699" calcext:value-type="float">
            <text:p>4,699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упаковочного картона незагрязненные 4051830160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5" calcext:value-type="float">
            <text:p>0,5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6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рочая продукция из натуральной древесины, утратившая потребительские свойства, незагрязненная 404190005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covered-table-cell table:style-name="ce91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42">
          <table:table-cell table:style-name="ce7" office:value-type="float" office:value="2" calcext:value-type="float" table:number-columns-spanned="1" table:number-rows-spanned="14">
            <text:p>2</text:p>
          </table:table-cell>
          <table:covered-table-cell table:style-name="ce10"/>
          <table:table-cell table:style-name="ce49" office:value-type="string" calcext:value-type="string" table:number-columns-spanned="1" table:number-rows-spanned="14">
            <text:p>Общество с ограниченной ответственностью «Утилитсервис»</text:p>
          </table:table-cell>
          <table:table-cell table:style-name="ce7" office:value-type="string" calcext:value-type="string" table:number-columns-spanned="1" table:number-rows-spanned="14">
            <text:p>Обезвреживание</text:p>
          </table:table-cell>
          <table:table-cell table:style-name="ce7" office:value-type="string" calcext:value-type="string" table:number-columns-spanned="1" table:number-rows-spanned="14">
            <text:p>625013, г. Тюмень, ул. Пермякова, 1, оф. 403</text:p>
          </table:table-cell>
          <table:table-cell table:style-name="ce7" office:value-type="string" calcext:value-type="string" table:number-columns-spanned="1" table:number-rows-spanned="14">
            <text:p>Инсинераторное оборудование ИН-50.02К. Термическое обезвреживание отходов. Производительность 40 кг/час. Заключение государственной экологической экспертизы от 26.06.2006 № 663/ээ выдано Управление Ростехнадзора по Тюменской области</text:p>
          </table:table-cell>
          <table:table-cell table:style-name="ce7" office:value-type="string" calcext:value-type="string" table:number-columns-spanned="1" table:number-rows-spanned="14">
            <text:p>Виды отходов и их коды по ФККО* указаны в приложениях к лицензиям </text:p>
          </table:table-cell>
          <table:table-cell table:style-name="ce10" office:value-type="float" office:value="52.93461" calcext:value-type="float" table:number-columns-spanned="1" table:number-rows-spanned="14">
            <text:p>52,93461</text:p>
          </table:table-cell>
          <table:table-cell table:style-name="ce45" office:value-type="string" calcext:value-type="string">
            <text:p>всплывшие нефтепродукты из нефтеловушек и аналогичных сооружений <text:s text:c="40"/>4 06 35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773" calcext:value-type="float">
            <text:p>0,0773</text:p>
          </table:table-cell>
          <table:table-cell table:style-name="ce10" office:value-type="float" office:value="22.18921" calcext:value-type="float" table:number-columns-spanned="1" table:number-rows-spanned="14">
            <text:p>22,18921</text:p>
          </table:table-cell>
          <table:table-cell table:style-name="ce7" office:value-type="string" calcext:value-type="string" table:number-columns-spanned="1" table:number-rows-spanned="14">
            <text:p>соответствует, лицензия № 054 00115 от 27.02.2014</text:p>
          </table:table-cell>
          <table:table-cell table:style-name="ce62" table:number-columns-repeated="14"/>
          <table:table-cell table:number-columns-repeated="997"/>
        </table:table-row>
        <table:table-row table:style-name="ro3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бтирочный материал, загрязненный нефтью или нефтепродуктами (содержание нефти или нефтепродуктов 15% и более) <text:s text:c="48"/>9 19 204 01 60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16" calcext:value-type="float">
            <text:p>0,116</text:p>
          </table:table-cell>
          <table:covered-table-cell table:style-name="ce10" office:value-type="float" office:value="0.116" calcext:value-type="float">
            <text:p>0,116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индустриальных</text:p>
            <text:p>4 06 13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823" calcext:value-type="float">
            <text:p>0,823</text:p>
          </table:table-cell>
          <table:covered-table-cell table:style-name="ce10" office:value-type="float" office:value="0.823" calcext:value-type="float">
            <text:p>0,823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моторных</text:p>
            <text:p>4 06 11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.384" calcext:value-type="float">
            <text:p>1,384</text:p>
          </table:table-cell>
          <table:covered-table-cell table:style-name="ce10" office:value-type="float" office:value="1.384" calcext:value-type="float">
            <text:p>1,384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трансмиссионных</text:p>
            <text:p>4 06 15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59631" calcext:value-type="float">
            <text:p>0,59631</text:p>
          </table:table-cell>
          <table:covered-table-cell table:style-name="ce10" office:value-type="float" office:value="0.59631" calcext:value-type="float">
            <text:p>0,59631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синтетических и полусинтетических масел моторных <text:s text:c="47"/>4 13 10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.6687" calcext:value-type="float">
            <text:p>5,6687</text:p>
          </table:table-cell>
          <table:covered-table-cell table:style-name="ce10" office:value-type="float" office:value="5.6687" calcext:value-type="float">
            <text:p>5,6687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синтетических масел компрессорных <text:s text:c="33"/>4 13 40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114" calcext:value-type="float">
            <text:p>0,0114</text:p>
          </table:table-cell>
          <table:covered-table-cell table:style-name="ce10" office:value-type="float" office:value="0.0114" calcext:value-type="float">
            <text:p>0,0114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3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есок, загрязненный нефтью или нефтепродуктами (содержание нефти или нефтепродуктов 15% и более) <text:s text:c="47"/>9 19 201 01 39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83" calcext:value-type="float">
            <text:p>0,083</text:p>
          </table:table-cell>
          <table:covered-table-cell table:style-name="ce10" office:value-type="float" office:value="0.083" calcext:value-type="float">
            <text:p>0,083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смазочно-охлаждающие масла отработанные при металлообработке <text:s text:c="27"/>3 61 211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9.9325" calcext:value-type="float">
            <text:p>9,9325</text:p>
          </table:table-cell>
          <table:covered-table-cell table:style-name="ce10" office:value-type="float" office:value="9.9325" calcext:value-type="float">
            <text:p>9,9325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фильтры очистки масла автотранспортных средств отработанные <text:s text:c="41"/>9 21 302 01 52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.031" calcext:value-type="float">
            <text:p>1,031</text:p>
          </table:table-cell>
          <table:covered-table-cell table:style-name="ce10" office:value-type="float" office:value="1.031" calcext:value-type="float">
            <text:p>1,031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фильтры очистки топлива автотранспортных средств отработанные <text:s text:c="35"/>9 21 303 01 52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15" calcext:value-type="float">
            <text:p>0,015</text:p>
          </table:table-cell>
          <table:covered-table-cell table:style-name="ce10" office:value-type="float" office:value="0.015" calcext:value-type="float">
            <text:p>0,015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шлам очистки емкостей и трубопроводов от нефти и нефтепродуктов <text:s text:c="33"/>9 11 200 02 39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045" calcext:value-type="float">
            <text:p>2,045</text:p>
          </table:table-cell>
          <table:covered-table-cell table:style-name="ce10" office:value-type="float" office:value="2.045" calcext:value-type="float">
            <text:p>2,045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3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бтирочный материал, загрязненный нефтью или нефтепродуктами (содержание нефти или нефтепродуктов менее 15 %) <text:s text:c="39"/>9 19 204 02 60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289" calcext:value-type="float">
            <text:p>0,289</text:p>
          </table:table-cell>
          <table:covered-table-cell table:style-name="ce10" office:value-type="float" office:value="0.289" calcext:value-type="float">
            <text:p>0,289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4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фильтры воздушные автотранспортных средств отработанные <text:s text:c="32"/>9 21 301 01 52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117" calcext:value-type="float">
            <text:p>0,117</text:p>
          </table:table-cell>
          <table:covered-table-cell table:style-name="ce10" office:value-type="float" office:value="0.117" calcext:value-type="float">
            <text:p>0,117</text:p>
          </table:covered-table-cell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44">
          <table:table-cell table:style-name="ce7" office:value-type="float" office:value="3" calcext:value-type="float" table:number-columns-spanned="1" table:number-rows-spanned="2">
            <text:p>3</text:p>
          </table:table-cell>
          <table:covered-table-cell table:style-name="ce10"/>
          <table:table-cell table:style-name="ce49" office:value-type="string" calcext:value-type="string" table:number-columns-spanned="1" table:number-rows-spanned="2">
            <text:p>Открытое акционерное общество "Аэропорт Рощино"</text:p>
          </table:table-cell>
          <table:table-cell table:style-name="ce7" office:value-type="string" calcext:value-type="string" table:number-columns-spanned="1" table:number-rows-spanned="2">
            <text:p>Обезвреживание</text:p>
          </table:table-cell>
          <table:table-cell table:style-name="ce7" office:value-type="string" calcext:value-type="string" table:number-columns-spanned="1" table:number-rows-spanned="2">
            <text:p>625033, РФ, Тюменская область, г. Тюмень, ул. Сергея Ильюшина 23</text:p>
          </table:table-cell>
          <table:table-cell table:style-name="ce7" office:value-type="string" calcext:value-type="string" table:number-columns-spanned="1" table:number-rows-spanned="2">
            <text:p>Установка обеспечения карантинного режима перевозок. Обезвреживание бытовых органических отходов. Производительность 1000 куб.м/год. Заключение государственной экологической экспертизы от 14.05.2005 № 161/ээ выдано Управление Ростехнадзора по Тюменской области</text:p>
          </table:table-cell>
          <table:table-cell table:style-name="ce7" office:value-type="string" calcext:value-type="string" table:number-columns-spanned="1" table:number-rows-spanned="2">
            <text:p>Виды отходов и их коды по ФККО* указаны в приложениях к лицензиям </text:p>
          </table:table-cell>
          <table:table-cell table:style-name="ce10" office:value-type="float" office:value="9.6" calcext:value-type="float" table:number-columns-spanned="1" table:number-rows-spanned="2">
            <text:p>9,6</text:p>
          </table:table-cell>
          <table:table-cell table:style-name="ce45" office:value-type="string" calcext:value-type="string">
            <text:p>Мусор и смет от уборки подвижного состава железнодорожного, автомобильного, воздушного, водного транспорта <text:s text:c="27"/>7 34 200 00 00 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.8" calcext:value-type="float">
            <text:p>4,8</text:p>
          </table:table-cell>
          <table:table-cell table:style-name="ce91" office:value-type="float" office:value="9.6" calcext:value-type="float" table:number-columns-spanned="1" table:number-rows-spanned="2">
            <text:p>9,6</text:p>
          </table:table-cell>
          <table:table-cell table:style-name="ce49" office:value-type="string" calcext:value-type="string" table:number-columns-spanned="1" table:number-rows-spanned="2">
            <text:p>соответствует, лицензия серия 072 № 00146 от 03.06.2016</text:p>
          </table:table-cell>
          <table:table-cell table:style-name="ce62" table:number-columns-repeated="14"/>
          <table:table-cell table:number-columns-repeated="997"/>
        </table:table-row>
        <table:table-row table:style-name="ro45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ищевые отходы кухонь и организаций общественного питания несортированные <text:s text:c="12"/>7 36 100 01 30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.8" calcext:value-type="float">
            <text:p>4,8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46">
          <table:table-cell table:style-name="ce7" office:value-type="float" office:value="4" calcext:value-type="float" table:number-columns-spanned="1" table:number-rows-spanned="2">
            <text:p>4</text:p>
          </table:table-cell>
          <table:covered-table-cell table:style-name="ce10"/>
          <table:table-cell table:style-name="ce49" office:value-type="string" calcext:value-type="string" table:number-columns-spanned="1" table:number-rows-spanned="2">
            <text:p>Общество с ограниченной ответственностью "СибПлюс"</text:p>
          </table:table-cell>
          <table:table-cell table:style-name="ce7" office:value-type="string" calcext:value-type="string" table:number-columns-spanned="1" table:number-rows-spanned="2">
            <text:p>Обезвреживание</text:p>
          </table:table-cell>
          <table:table-cell table:style-name="ce7" office:value-type="string" calcext:value-type="string" table:number-columns-spanned="1" table:number-rows-spanned="2">
            <text:p>625048, г. Тюмень, ул. М. Горького, 44, оф. 312, 316</text:p>
          </table:table-cell>
          <table:table-cell table:style-name="ce7" office:value-type="string" calcext:value-type="string" table:number-columns-spanned="1" table:number-rows-spanned="2">
            <text:p>Установка Форсаж-1 по сжиганию отходов. Производительность 50 кг/час.</text:p>
          </table:table-cell>
          <table:table-cell table:style-name="ce7" office:value-type="string" calcext:value-type="string" table:number-columns-spanned="1" table:number-rows-spanned="2">
            <text:p>Виды отходов и их коды по ФККО* указаны в приложениях к лицензиям </text:p>
          </table:table-cell>
          <table:table-cell table:style-name="ce10" office:value-type="float" office:value="925.043" calcext:value-type="float" table:number-columns-spanned="1" table:number-rows-spanned="2">
            <text:p>925,043</text:p>
          </table:table-cell>
          <table:table-cell table:style-name="ce45" office:value-type="string" calcext:value-type="string">
            <text:p>обтирочный материал, загрязненный нефтью или нефтепродуктами (содержание нефти или нефтепродуктов 15% и более) <text:s text:c="47"/>9 19 204 01 60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975" calcext:value-type="float">
            <text:p>0,975</text:p>
          </table:table-cell>
          <table:table-cell table:style-name="ce91" office:value-type="float" office:value="1.455" calcext:value-type="float" table:number-columns-spanned="1" table:number-rows-spanned="2">
            <text:p>1,455</text:p>
          </table:table-cell>
          <table:table-cell table:style-name="ce106" office:value-type="string" calcext:value-type="string" table:number-columns-spanned="1" table:number-rows-spanned="2">
            <text:p>соответствует, лицензия серия 072 № 00043 от 14.03.2016</text:p>
          </table:table-cell>
          <table:table-cell table:style-name="ce62" table:number-columns-repeated="14"/>
          <table:table-cell table:number-columns-repeated="997"/>
        </table:table-row>
        <table:table-row table:style-name="ro47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фильтры очистки топлива автотранспортных средств отработанные <text:s text:c="37"/>9 21 303 01 52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48" calcext:value-type="float">
            <text:p>0,48</text:p>
          </table:table-cell>
          <table:covered-table-cell table:style-name="ce91" office:value-type="float" office:value="0.12" calcext:value-type="float">
            <text:p>0,12</text:p>
          </table:covered-table-cell>
          <table:covered-table-cell table:style-name="ce106"/>
          <table:table-cell table:style-name="ce62" table:number-columns-repeated="14"/>
          <table:table-cell table:number-columns-repeated="997"/>
        </table:table-row>
        <table:table-row table:style-name="ro48">
          <table:table-cell table:style-name="ce7" office:value-type="float" office:value="5" calcext:value-type="float" table:number-columns-spanned="1" table:number-rows-spanned="6">
            <text:p>5</text:p>
          </table:table-cell>
          <table:covered-table-cell table:style-name="ce10"/>
          <table:table-cell table:style-name="ce49" office:value-type="string" calcext:value-type="string" table:number-columns-spanned="1" table:number-rows-spanned="6">
            <text:p>Общество с ограниченной ответственностью <text:s/>"Судоремонт Тюмень"</text:p>
          </table:table-cell>
          <table:table-cell table:style-name="ce7" office:value-type="string" calcext:value-type="string" table:number-columns-spanned="1" table:number-rows-spanned="6">
            <text:p>Обезвреживание</text:p>
          </table:table-cell>
          <table:table-cell table:style-name="ce7" office:value-type="string" calcext:value-type="string" table:number-columns-spanned="1" table:number-rows-spanned="6">
            <text:p>625015, г. Тюмень, ул. Судоремонтная, 1а</text:p>
          </table:table-cell>
          <table:table-cell table:style-name="ce7" office:value-type="string" calcext:value-type="string" table:number-columns-spanned="1" table:number-rows-spanned="6">
            <text:p>Установка по сжиганию нефтесодержащих промышленных и бытовых отходов «Факел». <text:s/>Производительность 60 кг/час.</text:p>
          </table:table-cell>
          <table:table-cell table:style-name="ce7" office:value-type="string" calcext:value-type="string" table:number-columns-spanned="1" table:number-rows-spanned="6">
            <text:p>Виды отходов и их коды по ФККО* указаны в приложениях к лицензиям </text:p>
          </table:table-cell>
          <table:table-cell table:style-name="ce10" office:value-type="float" office:value="0" calcext:value-type="float" table:number-columns-spanned="1" table:number-rows-spanned="6">
            <text:p>0</text:p>
          </table:table-cell>
          <table:table-cell table:style-name="ce45" office:value-type="string" calcext:value-type="string">
            <text:p>отходы минеральных масел индустриальных <text:s text:c="33"/>4 06 13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274" calcext:value-type="float">
            <text:p>0,274</text:p>
          </table:table-cell>
          <table:table-cell table:style-name="ce82" office:value-type="float" office:value="0.683" calcext:value-type="float" table:number-columns-spanned="1" table:number-rows-spanned="6">
            <text:p>0,683</text:p>
          </table:table-cell>
          <table:table-cell table:style-name="ce49" office:value-type="string" calcext:value-type="string" table:number-columns-spanned="1" table:number-rows-spanned="6">
            <text:p>соответствует, лицензия серия 072 № 00142 от 21.08.2012</text:p>
          </table:table-cell>
          <table:table-cell table:style-name="ce62" table:number-columns-repeated="14"/>
          <table:table-cell table:number-columns-repeated="997"/>
        </table:table-row>
        <table:table-row table:style-name="ro49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моторных <text:s text:c="45"/>4 06 11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096" calcext:value-type="float">
            <text:p>0,096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5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трансмиссионных <text:s text:c="29"/>4 06 15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074" calcext:value-type="float">
            <text:p>0,074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51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фильтры очистки масла автотранспортных средств отработанные <text:s text:c="36"/>9 21 302 01 52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002" calcext:value-type="float">
            <text:p>0,002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4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бтирочный материал, загрязненный нефтью или нефтепродуктами (содержание нефти или нефтепродуктов менее 15 %) <text:s text:c="39"/>9 19 204 02 60 4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0.223" calcext:value-type="float">
            <text:p>0,223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52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пилки и стружка древесные, загрязненные нефтью или нефтепродуктами (содержание нефти или нефтепродуктов менее 15%) <text:s text:c="41"/>9 19 205 02 39 4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0.014" calcext:value-type="float">
            <text:p>0,014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5">
          <table:table-cell table:style-name="ce7" office:value-type="float" office:value="6" calcext:value-type="float">
            <text:p>6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"ТюменьСпецТранс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5048, г. Тюмень, ул. М. Горького, 44 </text:p>
          </table:table-cell>
          <table:table-cell table:style-name="ce7" office:value-type="string" calcext:value-type="string">
            <text:p>Установка по сжиганию отходов «Форсаж-1». Производительность 0,05 тонн.</text:p>
          </table:table-cell>
          <table:table-cell table:style-name="ce7" office:value-type="string" calcext:value-type="string">
            <text:p>Виды отходов и их коды по ФККО* указаны в приложениях к лицензиям </text:p>
          </table:table-cell>
          <table:table-cell table:style-name="ce10" office:value-type="float" office:value="58.39" calcext:value-type="float">
            <text:p>58,39</text:p>
          </table:table-cell>
          <table:table-cell table:style-name="ce45" office:value-type="string" calcext:value-type="string">
            <text:p>Отходы зачистки нефтепромыслового оборудования <text:s text:c="35"/>2 91 220 00 00 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8.39" calcext:value-type="float">
            <text:p>58,39</text:p>
          </table:table-cell>
          <table:table-cell table:style-name="ce91" office:value-type="float" office:value="58.39" calcext:value-type="float">
            <text:p>58,39</text:p>
          </table:table-cell>
          <table:table-cell table:style-name="ce91" office:value-type="string" calcext:value-type="string">
            <text:p>соответствует, лицензия серия 072 № 00060 от 01.10.2013</text:p>
          </table:table-cell>
          <table:table-cell table:style-name="ce62" table:number-columns-repeated="14"/>
          <table:table-cell table:number-columns-repeated="997"/>
        </table:table-row>
        <table:table-row table:style-name="ro42">
          <table:table-cell table:style-name="ce7" office:value-type="float" office:value="7" calcext:value-type="float" table:number-columns-spanned="1" table:number-rows-spanned="9">
            <text:p>7</text:p>
          </table:table-cell>
          <table:covered-table-cell table:style-name="ce10"/>
          <table:table-cell table:style-name="ce49" office:value-type="string" calcext:value-type="string" table:number-columns-spanned="1" table:number-rows-spanned="9">
            <text:p>Акционерное общество "Антипинский нефтеперерабатывающий завод"</text:p>
          </table:table-cell>
          <table:table-cell table:style-name="ce7" office:value-type="string" calcext:value-type="string" table:number-columns-spanned="1" table:number-rows-spanned="9">
            <text:p>Обезвреживание</text:p>
          </table:table-cell>
          <table:table-cell table:style-name="ce7" office:value-type="string" calcext:value-type="string" table:number-columns-spanned="1" table:number-rows-spanned="9">
            <text:p>625047, РФ, Тюменская область, г. Тюмень, ул. 6 км Старого Тобольского тракта, 20</text:p>
          </table:table-cell>
          <table:table-cell table:style-name="ce7" office:value-type="string" calcext:value-type="string" table:number-columns-spanned="1" table:number-rows-spanned="9">
            <text:p>Промышленный нефтеперерабатывающий завод, подключенный к магистральным нефтепроводу (мощностью 7,2 млн. тонн в год с планом увеличения до 9 млн тонн в год) и нефтепродуктопроводу (мощностью 1,8 млн тонн в год с планом увеличения до 3 млн тонн в год), мощность переработки которого превышает 9 млн тонн нефти в год, качество дизельного топлива соответствует стандарту «Евро-5», а в 2016 г. глубина переработки достигает 97 % и начнется производство бензинов стандарта </text:p>
            <text:p>Евро-5.</text:p>
          </table:table-cell>
          <table:table-cell table:style-name="ce7" office:value-type="string" calcext:value-type="string" table:number-columns-spanned="1" table:number-rows-spanned="9">
            <text:p>Виды отходов и их коды по ФККО* указаны в приложениях к лицензиям </text:p>
          </table:table-cell>
          <table:table-cell table:style-name="ce10" office:value-type="float" office:value="0" calcext:value-type="float" table:number-columns-spanned="1" table:number-rows-spanned="9">
            <text:p>0</text:p>
          </table:table-cell>
          <table:table-cell table:style-name="ce45" office:value-type="string" calcext:value-type="string">
            <text:p>всплывшие нефтепродукты из нефтеловушек и аналогичных сооружений <text:s text:c="39"/>4 06 35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206.296" calcext:value-type="float">
            <text:p>206,296</text:p>
          </table:table-cell>
          <table:table-cell table:style-name="ce82" office:value-type="float" office:value="262.5546" calcext:value-type="float" table:number-columns-spanned="1" table:number-rows-spanned="9">
            <text:p>262,5546</text:p>
          </table:table-cell>
          <table:table-cell table:style-name="ce49" office:value-type="string" calcext:value-type="string" table:number-columns-spanned="1" table:number-rows-spanned="9">
            <text:p>соответствует, лицензия серия 072 № 00183 от 17.12.2015</text:p>
          </table:table-cell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гидравлических, не содержащих галогены <text:s text:c="44"/>4 06 12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523" calcext:value-type="float">
            <text:p>0,523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5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индустриальных <text:s text:c="33"/>4 06 13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0596" calcext:value-type="float">
            <text:p>0,0596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54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компрессорных <text:s text:c="32"/>4 06 166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015" calcext:value-type="float">
            <text:p>0,015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моторных <text:s text:c="44"/>4 06 11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424" calcext:value-type="float">
            <text:p>0,424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55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трансмиссионных <text:s text:c="28"/>4 06 15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875" calcext:value-type="float">
            <text:p>0,875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56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трансформаторных, не содержащих галогены <text:s text:c="20"/>4 06 14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113" calcext:value-type="float">
            <text:p>0,113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54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турбинных <text:s text:c="40"/>4 06 17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071" calcext:value-type="float">
            <text:p>0,071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смесей нефтепродуктов при технических испытаниях и измерениях <text:s text:c="39"/>9 42 501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54.178" calcext:value-type="float">
            <text:p>54,178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57">
          <table:table-cell table:style-name="ce6" office:value-type="float" office:value="8" calcext:value-type="float">
            <text:p>8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<text:s/>"Теплотехник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5022,Тюменская область, г. Тюмень, ул. Газовиков, 20, корп. 1</text:p>
          </table:table-cell>
          <table:table-cell table:style-name="ce10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указаны в приложениях к лицензиям </text:p>
          </table:table-cell>
          <table:table-cell table:number-columns-repeated="5" table:style-name="ce10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072 №00144</text:p>
            <text:p>от 24.09.2012</text:p>
            <text:p> </text:p>
          </table:table-cell>
          <table:table-cell table:style-name="ce62" table:number-columns-repeated="14"/>
          <table:table-cell table:number-columns-repeated="997"/>
        </table:table-row>
        <table:table-row table:style-name="ro58">
          <table:table-cell table:style-name="ce7" office:value-type="float" office:value="9" calcext:value-type="float">
            <text:p>9</text:p>
          </table:table-cell>
          <table:covered-table-cell table:style-name="ce10"/>
          <table:table-cell table:style-name="ce15" office:value-type="string" calcext:value-type="string">
            <text:p>ЗАО "СИП-ЦЕНТР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5017, г.Тюмень, ул. Авторемонтная, 47 </text:p>
          </table:table-cell>
          <table:table-cell table:style-name="ce7" office:value-type="string" calcext:value-type="string">
            <text:p>Установка для сжигания отходов. Производительность 25 кг/час.</text:p>
          </table:table-cell>
          <table:table-cell table:style-name="ce7" office:value-type="string" calcext:value-type="string">
            <text:p>Виды отходов и их коды по ФККО* указаны в приложениях к лицензиям </text:p>
          </table:table-cell>
          <table:table-cell table:style-name="ce10" office:value-type="string" calcext:value-type="string">
            <text:p>нет данных</text:p>
          </table:table-cell>
          <table:table-cell table:style-name="ce47" office:value-type="string" calcext:value-type="string">
            <text:p>нет данных</text:p>
          </table:table-cell>
          <table:table-cell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82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072 №00147</text:p>
            <text:p>От 17.12.2012</text:p>
          </table:table-cell>
          <table:table-cell table:style-name="ce62" table:number-columns-repeated="14"/>
          <table:table-cell table:number-columns-repeated="997"/>
        </table:table-row>
        <table:table-row table:style-name="ro34">
          <table:table-cell table:style-name="ce7" office:value-type="float" office:value="10" calcext:value-type="float">
            <text:p>10</text:p>
          </table:table-cell>
          <table:covered-table-cell table:style-name="ce10"/>
          <table:table-cell table:style-name="ce16" office:value-type="string" calcext:value-type="string">
            <text:p>Общество с ограниченной ответственнотью "Бикор БМП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5000, г.Тюмень, ул. Челюскинцев, 48 оф.509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53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072 № 00150</text:p>
            <text:p>от 03.04.2013</text:p>
          </table:table-cell>
          <table:table-cell table:style-name="ce62" table:number-columns-repeated="14"/>
          <table:table-cell table:number-columns-repeated="997"/>
        </table:table-row>
        <table:table-row table:style-name="ro59">
          <table:table-cell table:style-name="ce7" office:value-type="float" office:value="11" calcext:value-type="float">
            <text:p>11</text:p>
          </table:table-cell>
          <table:covered-table-cell table:style-name="ce10"/>
          <table:table-cell table:style-name="ce17" office:value-type="string" calcext:value-type="string">
            <text:p>Открытое акционерное общество ГЕОТЕК Сейсморазведка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5000, г. Тюмень, ул. Республики, 173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53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072 №00069</text:p>
            <text:p>От 19.07.2013</text:p>
          </table:table-cell>
          <table:table-cell table:style-name="ce62" table:number-columns-repeated="14"/>
          <table:table-cell table:number-columns-repeated="997"/>
        </table:table-row>
        <table:table-row table:style-name="ro60">
          <table:table-cell table:style-name="ce7" office:value-type="float" office:value="12" calcext:value-type="float">
            <text:p>12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"НефтеГаз-Сервис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5031, г.Тюмень, ул. Ветеранов труда, д.58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53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серия  072 № 00151</text:p>
            <text:p> От 02.02.2015</text:p>
          </table:table-cell>
          <table:table-cell table:style-name="ce62" table:number-columns-repeated="14"/>
          <table:table-cell table:number-columns-repeated="997"/>
        </table:table-row>
        <table:table-row table:style-name="ro61">
          <table:table-cell table:style-name="ce7" office:value-type="float" office:value="13" calcext:value-type="float">
            <text:p>13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"Тюменьбургео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5026, <text:s/>Тюменская область, г. Тюмень, ул. Республики, дом 143А, офис 1113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53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серия  072 № 00169 </text:p>
            <text:p>От 09.04.2015</text:p>
          </table:table-cell>
          <table:table-cell table:style-name="ce62" table:number-columns-repeated="14"/>
          <table:table-cell table:number-columns-repeated="997"/>
        </table:table-row>
        <table:table-row table:style-name="ro62">
          <table:table-cell table:style-name="ce7" office:value-type="float" office:value="14" calcext:value-type="float">
            <text:p>14</text:p>
          </table:table-cell>
          <table:covered-table-cell table:style-name="ce10"/>
          <table:table-cell table:style-name="ce18" office:value-type="string" calcext:value-type="string">
            <text:p>Общество с ограниченной ответственностью "РАСТАМ-Экология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5048, Тюменская обл., г. Тюмень, ул. Шиллера, д. 34, корпус 1/1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53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серия № 072 №00165</text:p>
            <text:p>От 13.01.2016</text:p>
          </table:table-cell>
          <table:table-cell table:style-name="ce62" table:number-columns-repeated="14"/>
          <table:table-cell table:number-columns-repeated="997"/>
        </table:table-row>
        <table:table-row table:style-name="ro63">
          <table:table-cell table:style-name="ce7" office:value-type="float" office:value="15" calcext:value-type="float">
            <text:p>15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"АВ-Групп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5046, Тюменская область, г. Тюмень, ул. Народная, д. 2, кв. 45;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53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серия № 072 № 00204 </text:p>
            <text:p>От 26.01.2016</text:p>
          </table:table-cell>
          <table:table-cell table:style-name="ce62" table:number-columns-repeated="14"/>
          <table:table-cell table:number-columns-repeated="997"/>
        </table:table-row>
        <table:table-row table:style-name="ro64">
          <table:table-cell table:style-name="ce7" office:value-type="float" office:value="16" calcext:value-type="float">
            <text:p>16</text:p>
          </table:table-cell>
          <table:covered-table-cell table:style-name="ce10"/>
          <table:table-cell table:style-name="ce19" office:value-type="string" calcext:value-type="string">
            <text:p>Общество с ограниченной ответственностью "Интегра-Бурение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29" office:value-type="string" calcext:value-type="string">
            <text:p>625048, Тюменская область, г.Тюмень, ул.Новгородская, 10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53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серия 072 №00237</text:p>
            <text:p>От 25.04.2016</text:p>
          </table:table-cell>
          <table:table-cell table:style-name="ce62" table:number-columns-repeated="14"/>
          <table:table-cell table:number-columns-repeated="997"/>
        </table:table-row>
        <table:table-row table:style-name="ro65">
          <table:table-cell table:style-name="ce7" office:value-type="float" office:value="17" calcext:value-type="float">
            <text:p>17</text:p>
          </table:table-cell>
          <table:covered-table-cell table:style-name="ce10"/>
          <table:table-cell table:style-name="ce7" office:value-type="string" calcext:value-type="string">
            <text:p>АО "ЕВРАКОР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30" office:value-type="string" calcext:value-type="string">
            <text:p>625000, Тюменская область, г. Тюмень, ул. В.С. Высоцкого, д. 34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53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серия 072 №00239</text:p>
            <text:p>От 26.04.2016</text:p>
          </table:table-cell>
          <table:table-cell table:style-name="ce62" table:number-columns-repeated="14"/>
          <table:table-cell table:number-columns-repeated="997"/>
        </table:table-row>
        <table:table-row table:style-name="ro66">
          <table:table-cell table:style-name="ce7" office:value-type="float" office:value="18" calcext:value-type="float">
            <text:p>18</text:p>
          </table:table-cell>
          <table:covered-table-cell table:style-name="ce10"/>
          <table:table-cell table:style-name="ce20" office:value-type="string" calcext:value-type="string">
            <text:p>Индивидуальный предприниматель Кудымов Александр Юрьевич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Индекс 625009, Россия, Тюменская область, г. Тюмень, Товарное шоссе ул, 15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53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серия 072 №00263 </text:p>
            <text:p>От 17.06.2016</text:p>
          </table:table-cell>
          <table:table-cell table:style-name="ce62" table:number-columns-repeated="14"/>
          <table:table-cell table:number-columns-repeated="997"/>
        </table:table-row>
        <table:table-row table:style-name="ro67">
          <table:table-cell table:style-name="ce7" office:value-type="float" office:value="19" calcext:value-type="float" table:number-columns-spanned="1" table:number-rows-spanned="22">
            <text:p>19</text:p>
          </table:table-cell>
          <table:table-cell table:style-name="ce7" office:value-type="string" calcext:value-type="string" table:number-columns-spanned="1" table:number-rows-spanned="22">
            <text:p>Тюменский район</text:p>
          </table:table-cell>
          <table:table-cell table:style-name="ce64" office:value-type="string" calcext:value-type="string" table:number-columns-spanned="1" table:number-rows-spanned="22">
            <text:p>Научно производственное предприятие "АЛСВОЛ"</text:p>
          </table:table-cell>
          <table:table-cell table:style-name="ce7" office:value-type="string" calcext:value-type="string" table:number-columns-spanned="1" table:number-rows-spanned="22">
            <text:p>Обезвреживание</text:p>
          </table:table-cell>
          <table:table-cell table:style-name="ce7" office:value-type="string" calcext:value-type="string" table:number-columns-spanned="1" table:number-rows-spanned="22">
            <text:p>625530, Тюменский район, пос. Винзили, ул. Заводская, 23, корп 1.</text:p>
          </table:table-cell>
          <table:table-cell table:style-name="ce7" office:value-type="string" calcext:value-type="string" table:number-columns-spanned="1" table:number-rows-spanned="22">
            <text:p>Установка по утилизации (сжиганию) отходов. Производительность 25 кг/час.</text:p>
          </table:table-cell>
          <table:table-cell table:style-name="ce7" office:value-type="string" calcext:value-type="string" table:number-columns-spanned="1" table:number-rows-spanned="22">
            <text:p>Виды отходов и их коды по ФККО* указаны в приложениях к лицензиям </text:p>
          </table:table-cell>
          <table:table-cell table:style-name="ce10" office:value-type="float" office:value="156.2235" calcext:value-type="float" table:number-columns-spanned="1" table:number-rows-spanned="22">
            <text:p>156,2235</text:p>
          </table:table-cell>
          <table:table-cell table:style-name="ce45" office:value-type="string" calcext:value-type="string">
            <text:p>всплывшие нефтепродукты из нефтеловушек и аналогичных сооружений <text:s text:c="37"/>4 06 35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,1</text:p>
          </table:table-cell>
          <table:table-cell table:style-name="ce91" office:value-type="float" office:value="112.7505" calcext:value-type="float" table:number-columns-spanned="1" table:number-rows-spanned="22">
            <text:p>112,7505</text:p>
          </table:table-cell>
          <table:table-cell table:style-name="ce49" office:value-type="string" calcext:value-type="string" table:number-columns-spanned="1" table:number-rows-spanned="22">
            <text:p>соответствует, лицензия серия 072 № 00151 от 01.06.2015</text:p>
          </table:table-cell>
          <table:table-cell table:style-name="ce62" table:number-columns-repeated="14"/>
          <table:table-cell table:number-columns-repeated="997"/>
        </table:table-row>
        <table:table-row table:style-name="ro23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гидравлических, не содержащих галогены <text:s text:c="44"/>4 06 12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58" calcext:value-type="float">
            <text:p>0,58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0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индустриальных <text:s text:c="33"/>4 06 13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572" calcext:value-type="float">
            <text:p>2,572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0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компрессорных <text:s text:c="32"/>4 06 166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35" calcext:value-type="float">
            <text:p>0,35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0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моторных <text:s text:c="44"/>4 06 11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.80415" calcext:value-type="float">
            <text:p>1,80415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0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трансмиссионных <text:s text:c="28"/>4 06 15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.20135" calcext:value-type="float">
            <text:p>1,20135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0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минеральных масел трансформаторных, не содержащих галогены <text:s text:c="20"/>4 06 14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5" calcext:value-type="float">
            <text:p>0,5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0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прочих минеральных масел <text:s text:c="51"/>4 <text:s/>06 19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22" calcext:value-type="float">
            <text:p>0,22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68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синтетических и полусинтетических масел индустриальных <text:s text:c="31"/>4 13 20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8" calcext:value-type="float">
            <text:p>0,8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69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смазочно-охлаждающие масла отработанные при металлообработке <text:s text:c="26"/>3 61 211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38" calcext:value-type="float">
            <text:p>0,38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70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фильтры очистки масла автотранспортных средств отработанные <text:s text:c="35"/>9 21 302 01 52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18" calcext:value-type="float">
            <text:p>0,018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71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фильтры очистки топлива автотранспортных средств отработанные <text:s text:c="36"/>9 21 303 01 52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,01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56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шлам очистки емкостей и трубопроводов от нефти и нефтепродуктов <text:s text:c="33"/>9 11 200 02 39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.416" calcext:value-type="float">
            <text:p>7,416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72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пилки и стружка древесные, загрязненные нефтью или нефтепродуктами (содержание нефти или нефтепродуктов менее 15%) <text:s text:c="39"/>9 19 205 02 39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06" calcext:value-type="float">
            <text:p>0,06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6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есок, загрязненный нефтью или нефтепродуктами (содержание нефти или нефтепродуктов менее 15 %) <text:s text:c="8"/>9 19 201 02 39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787" calcext:value-type="float">
            <text:p>0,787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0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окрышки пневматических шин с тканевым кордом отработанные 9 21 130 01 50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.13" calcext:value-type="float">
            <text:p>2,13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3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покрышки пневматических шин с метталическим кордом отработанные <text:s text:c="35"/>9 21 130 02 50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4.42" calcext:value-type="float">
            <text:p>44,42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73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тара из черных металлов, загрязненная лакокрасочными материалами (содержание менее 5 %) <text:s text:c="41"/>4 68 112 02 51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.967" calcext:value-type="float">
            <text:p>13,967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56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фильтры воздушные автотранспортных средств отработанные <text:s text:c="33"/>9 21 301 01 52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008" calcext:value-type="float">
            <text:p>0,008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74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шины пневматические автомобильные отработанные <text:s text:c="3"/>9 21 110 01 50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8.2" calcext:value-type="float">
            <text:p>78,2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75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Лабораторные отходы и остатки химикалиев <text:s text:c="39"/>9 41 000 00 00 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4" calcext:value-type="float">
            <text:p>0,4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3">
          <table:covered-table-cell table:number-columns-repeated="2" table:style-name="ce7"/>
          <table:covered-table-cell table:style-name="ce64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тходы производства дизельного топлива, бензина и керосина <text:s text:c="45"/>3 08 210 00 00 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3" calcext:value-type="float">
            <text:p>0,3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76">
          <table:table-cell table:style-name="ce7" office:value-type="float" office:value="20" calcext:value-type="float" table:number-columns-spanned="1" table:number-rows-spanned="2">
            <text:p>20</text:p>
          </table:table-cell>
          <table:table-cell table:style-name="ce10" office:value-type="string" calcext:value-type="string" table:number-columns-spanned="1" table:number-rows-spanned="14">
            <text:p>Уватский район</text:p>
          </table:table-cell>
          <table:table-cell table:style-name="ce49" office:value-type="string" calcext:value-type="string" table:number-columns-spanned="1" table:number-rows-spanned="2">
            <text:p>ООО «Правдинская геологоразведочная экспедиция»</text:p>
          </table:table-cell>
          <table:table-cell table:style-name="ce7" office:value-type="string" calcext:value-type="string" table:number-columns-spanned="1" table:number-rows-spanned="2">
            <text:p>Обезвреживание </text:p>
          </table:table-cell>
          <table:table-cell table:style-name="ce7" office:value-type="string" calcext:value-type="string" table:number-columns-spanned="1" table:number-rows-spanned="2">
            <text:p>Уватский район, с. Уват</text:p>
          </table:table-cell>
          <table:table-cell table:style-name="ce10" office:value-type="string" calcext:value-type="string" table:number-columns-spanned="1" table:number-rows-spanned="2">
            <text:p>Установка по утилизации (сжиганию) отходов «Форсаж». <text:s/>Производительность 25 кг/час. Заключение государственной экологической экспертизы от 24.12.2007 № 899, выдано Федеральной службой по экологическому,технологическому и атомному надзору г.Москва</text:p>
          </table:table-cell>
          <table:table-cell table:style-name="ce7" office:value-type="string" calcext:value-type="string" table:number-columns-spanned="1" table:number-rows-spanned="2">
            <text:p>Виды отходов и их коды по ФККО* указаны в приложениях к лицензиям </text:p>
          </table:table-cell>
          <table:table-cell table:style-name="ce10" office:value-type="float" office:value="0" calcext:value-type="float" table:number-columns-spanned="1" table:number-rows-spanned="2">
            <text:p>0</text:p>
          </table:table-cell>
          <table:table-cell table:style-name="ce45" office:value-type="string" calcext:value-type="string">
            <text:p>грунт, загрязненный нефтью или нефтепродуктами (содержание нефти или нефтепродуктов менее 15 %)                                       9 31 100 03 39 4</text:p>
            <text:p/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91" office:value-type="float" office:value="2" calcext:value-type="float" table:number-columns-spanned="1" table:number-rows-spanned="2">
            <text:p>2</text:p>
          </table:table-cell>
          <table:table-cell table:style-name="ce49" office:value-type="string" calcext:value-type="string" table:number-columns-spanned="1" table:number-rows-spanned="2">
            <text:p>соответствует, лицензия серия 086 № 00112 от 18.10.2011</text:p>
          </table:table-cell>
          <table:table-cell table:style-name="ce62" table:number-columns-repeated="14"/>
          <table:table-cell table:number-columns-repeated="997"/>
        </table:table-row>
        <table:table-row table:style-name="ro77">
          <table:covered-table-cell table:style-name="ce7"/>
          <table:covered-table-cell table:style-name="ce10"/>
          <table:covered-table-cell table:style-name="ce49"/>
          <table:covered-table-cell table:number-columns-repeated="4" table:style-name="ce7"/>
          <table:covered-table-cell table:style-name="ce10"/>
          <table:table-cell table:style-name="ce45" office:value-type="string" calcext:value-type="string">
            <text:p>обтирочный материал, загрязненный нефтью или нефтепродуктами (содержание нефти или нефтепродуктов менее 15 %) <text:s text:c="38"/>9 19 204 02 60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covered-table-cell table:style-name="ce91" office:value-type="float" office:value="1" calcext:value-type="float">
            <text:p>1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78">
          <table:table-cell table:style-name="ce7" office:value-type="float" office:value="21" calcext:value-type="float" table:number-columns-spanned="1" table:number-rows-spanned="11">
            <text:p>21</text:p>
          </table:table-cell>
          <table:covered-table-cell table:style-name="ce10"/>
          <table:table-cell table:style-name="ce7" office:value-type="string" calcext:value-type="string" table:number-columns-spanned="1" table:number-rows-spanned="11">
            <text:p>ООО "Газпром трансгаз Сургут"</text:p>
          </table:table-cell>
          <table:table-cell table:style-name="ce7" office:value-type="string" calcext:value-type="string" table:number-columns-spanned="1" table:number-rows-spanned="11">
            <text:p>Обезвреживание </text:p>
          </table:table-cell>
          <table:table-cell table:style-name="ce7" office:value-type="string" calcext:value-type="string" table:number-columns-spanned="1" table:number-rows-spanned="11">
            <text:p>Уватский район, п. Туртас, ст. Демьянка</text:p>
          </table:table-cell>
          <table:table-cell table:style-name="ce7" office:value-type="string" calcext:value-type="string" table:number-columns-spanned="1" table:number-rows-spanned="11">
            <text:p>Установка по утилизации (сжиганию) отходов «Форсаж» № 1. <text:s/>Производительность 25 кг/час. <text:s/>Установка по утилизации (сжиганию) отходов «Форсаж» № 2. <text:s/>Производительность 25 кг/час. Заключение государственной экологической экспертизы от 28ю08.2003 № 778 выдано МПР. Установка по утилизации (сжиганию) отходов «Форсаж» № 3. <text:s/>Производительность 50 кг/час. <text:s/></text:p>
          </table:table-cell>
          <table:table-cell table:style-name="ce7" office:value-type="string" calcext:value-type="string" table:number-columns-spanned="1" table:number-rows-spanned="11">
            <text:p>Виды отходов и их коды по ФККО* указаны в приложениях к лицензиям </text:p>
          </table:table-cell>
          <table:table-cell table:style-name="ce10" office:value-type="float" office:value="0" calcext:value-type="float" table:number-columns-spanned="1" table:number-rows-spanned="11">
            <text:p>0</text:p>
          </table:table-cell>
          <table:table-cell table:style-name="ce45" office:value-type="string" calcext:value-type="string">
            <text:p>обтирочный материал, загрязненный нефтью или нефтепродуктами (содержание нефти или нефтепродуктов 15% и более) <text:s text:c="46"/>9 19 204 01 60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291" calcext:value-type="float">
            <text:p>2,291</text:p>
          </table:table-cell>
          <table:table-cell table:style-name="ce82" office:value-type="float" office:value="12.8585" calcext:value-type="float" table:number-columns-spanned="1" table:number-rows-spanned="11">
            <text:p>12,8585</text:p>
          </table:table-cell>
          <table:table-cell table:style-name="ce7" office:value-type="string" calcext:value-type="string" table:number-columns-spanned="1" table:number-rows-spanned="11">
            <text:p>соответствует, лицензия серия 066 № 0013 от 31.01.2011</text:p>
          </table:table-cell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number-columns-repeated="5" table:style-name="ce7"/>
          <table:covered-table-cell table:style-name="ce10"/>
          <table:table-cell table:style-name="ce45" office:value-type="string" calcext:value-type="string">
            <text:p>Ткани фильтровальные прочие отработанные <text:s text:c="35"/>4 43 290 00 00 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7818" calcext:value-type="float">
            <text:p>0,7818</text:p>
          </table:table-cell>
          <table:covered-table-cell table:style-name="ce82"/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number-columns-repeated="5" table:style-name="ce7"/>
          <table:covered-table-cell table:style-name="ce10"/>
          <table:table-cell table:style-name="ce45" office:value-type="string" calcext:value-type="string">
            <text:p>фильтры очистки масла автотранспортных средств отработанные <text:s text:c="35"/>9 21 302 01 52 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8646" calcext:value-type="float">
            <text:p>0,8646</text:p>
          </table:table-cell>
          <table:covered-table-cell table:style-name="ce82"/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number-columns-repeated="5" table:style-name="ce7"/>
          <table:covered-table-cell table:style-name="ce10"/>
          <table:table-cell table:style-name="ce45" office:value-type="string" calcext:value-type="string">
            <text:p>шлам очистки емкостей и трубопроводов от нефти и нефтепродуктов <text:s text:c="33"/>9 11 200 02 39 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.1812" calcext:value-type="float">
            <text:p>2,1812</text:p>
          </table:table-cell>
          <table:covered-table-cell table:style-name="ce82"/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31">
          <table:covered-table-cell table:style-name="ce7"/>
          <table:covered-table-cell table:style-name="ce10"/>
          <table:covered-table-cell table:number-columns-repeated="5" table:style-name="ce7"/>
          <table:covered-table-cell table:style-name="ce10"/>
          <table:table-cell table:style-name="ce45" office:value-type="string" calcext:value-type="string">
            <text:p>обтирочный материал, загрязненный нефтью или нефтепродуктами (содержание нефти или нефтепродуктов менее 15 %) <text:s text:c="38"/>9 19 204 02 60 4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.0869" calcext:value-type="float">
            <text:p>3,0869</text:p>
          </table:table-cell>
          <table:covered-table-cell table:style-name="ce82"/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number-columns-repeated="5" table:style-name="ce7"/>
          <table:covered-table-cell table:style-name="ce10"/>
          <table:table-cell table:style-name="ce45" office:value-type="string" calcext:value-type="string">
            <text:p>Прочие отходы нефтепродуктов <text:s text:c="2"/>4 06 900 00 00 0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2" calcext:value-type="float">
            <text:p>0,2</text:p>
          </table:table-cell>
          <table:covered-table-cell table:style-name="ce82"/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number-columns-repeated="5" table:style-name="ce7"/>
          <table:covered-table-cell table:style-name="ce10"/>
          <table:table-cell table:style-name="ce45" office:value-type="string" calcext:value-type="string">
            <text:p>фильтры воздушные автотранспортных средств отработанные <text:s text:c="32"/>9 21 301 01 52 4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0.211" calcext:value-type="float">
            <text:p>0,211</text:p>
          </table:table-cell>
          <table:covered-table-cell table:style-name="ce82"/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number-columns-repeated="5" table:style-name="ce7"/>
          <table:covered-table-cell table:style-name="ce10"/>
          <table:table-cell table:style-name="ce45" office:value-type="string" calcext:value-type="string">
            <text:p>отходы бумаги и картона от канцелярской деятельности и делопроизводства <text:s text:c="25"/>4 05 122 02 60 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0.4" calcext:value-type="float">
            <text:p>0,4</text:p>
          </table:table-cell>
          <table:covered-table-cell table:style-name="ce82"/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number-columns-repeated="5" table:style-name="ce7"/>
          <table:covered-table-cell table:style-name="ce10"/>
          <table:table-cell table:style-name="ce45" office:value-type="string" calcext:value-type="string">
            <text:p>отходы песка незагрязненные <text:s text:c="5"/>8 19 100 01 49 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2.03" calcext:value-type="float">
            <text:p>2,03</text:p>
          </table:table-cell>
          <table:covered-table-cell table:style-name="ce82"/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79">
          <table:covered-table-cell table:style-name="ce7"/>
          <table:covered-table-cell table:style-name="ce10"/>
          <table:covered-table-cell table:number-columns-repeated="5" table:style-name="ce7"/>
          <table:covered-table-cell table:style-name="ce10"/>
          <table:table-cell table:style-name="ce45" office:value-type="string" calcext:value-type="string">
            <text:p>отходы упаковочного картона незагрязненные <text:s text:c="32"/>4 05 183 01 60 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0.461" calcext:value-type="float">
            <text:p>0,461</text:p>
          </table:table-cell>
          <table:covered-table-cell table:style-name="ce82"/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80">
          <table:covered-table-cell table:style-name="ce7"/>
          <table:covered-table-cell table:style-name="ce10"/>
          <table:covered-table-cell table:number-columns-repeated="5" table:style-name="ce7"/>
          <table:covered-table-cell table:style-name="ce10"/>
          <table:table-cell table:style-name="ce45" office:value-type="string" calcext:value-type="string">
            <text:p>отходы упаковочной бумаги незагрязненные <text:s text:c="32"/>4 05 182 01 60 5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0.351" calcext:value-type="float">
            <text:p>0,351</text:p>
          </table:table-cell>
          <table:covered-table-cell table:style-name="ce82"/>
          <table:covered-table-cell table:style-name="ce7"/>
          <table:table-cell table:style-name="ce62" table:number-columns-repeated="14"/>
          <table:table-cell table:number-columns-repeated="997"/>
        </table:table-row>
        <table:table-row table:style-name="ro81">
          <table:table-cell table:style-name="ce7" office:value-type="float" office:value="22" calcext:value-type="float">
            <text:p>22</text:p>
          </table:table-cell>
          <table:covered-table-cell table:style-name="ce10"/>
          <table:table-cell table:style-name="ce7" office:value-type="string" calcext:value-type="string">
            <text:p>ООО "ИвестСибЭко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Уватский район, с.Уват, ул.Октябрьская 76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указаны в приложениях к лицензиям </text:p>
          </table:table-cell>
          <table:table-cell table:style-name="ce10" office:value-type="string" calcext:value-type="string">
            <text:p>нет данных</text:p>
          </table:table-cell>
          <table:table-cell table:number-columns-repeated="3" table:style-name="ce79" office:value-type="string" calcext:value-type="string">
            <text:p>нет данных</text:p>
          </table:table-cell>
          <table:table-cell table:style-name="ce82" office:value-type="string" calcext:value-type="string">
            <text:p>нет данных</text:p>
          </table:table-cell>
          <table:table-cell table:style-name="ce7" office:value-type="string" calcext:value-type="string">
            <text:p>соответствует, лицензия серия  серия 072 № 00163 </text:p>
            <text:p>от 25.11.2014</text:p>
          </table:table-cell>
          <table:table-cell table:style-name="ce62" table:number-columns-repeated="14"/>
          <table:table-cell table:number-columns-repeated="997"/>
        </table:table-row>
        <table:table-row table:style-name="ro82">
          <table:table-cell table:style-name="ce7" office:value-type="float" office:value="23" calcext:value-type="float">
            <text:p>23</text:p>
          </table:table-cell>
          <table:table-cell table:style-name="ce10" office:value-type="string" calcext:value-type="string" table:number-columns-spanned="1" table:number-rows-spanned="3">
            <text:p>г.Тобольск</text:p>
          </table:table-cell>
          <table:table-cell table:style-name="ce7" office:value-type="string" calcext:value-type="string">
            <text:p>ООО "Стройэлектромонтаж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6100, Тюменская область, г.Тобольск, БСИ-1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style-name="ce10" office:value-type="string" calcext:value-type="string">
            <text:p>нет данных</text:p>
          </table:table-cell>
          <table:table-cell table:number-columns-repeated="3" table:style-name="ce79" office:value-type="string" calcext:value-type="string">
            <text:p>нет данных</text:p>
          </table:table-cell>
          <table:table-cell table:style-name="ce53" office:value-type="string" calcext:value-type="string">
            <text:p>нет данных</text:p>
          </table:table-cell>
          <table:table-cell table:style-name="ce7" office:value-type="string" calcext:value-type="string">
            <text:p>соответствует, лицензия серия  072 № 00162 </text:p>
            <text:p>от 18.11.2014</text:p>
          </table:table-cell>
          <table:table-cell table:style-name="ce62" table:number-columns-repeated="14"/>
          <table:table-cell table:number-columns-repeated="997"/>
        </table:table-row>
        <table:table-row table:style-name="ro83">
          <table:table-cell table:style-name="ce7" office:value-type="float" office:value="24" calcext:value-type="float">
            <text:p>24</text:p>
          </table:table-cell>
          <table:covered-table-cell table:style-name="ce10"/>
          <table:table-cell table:style-name="ce7" office:value-type="string" calcext:value-type="string">
            <text:p>Общество с ограниченной ответственностью <text:s/>"СибирьПродукт"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6150, <text:s/>Тюменская область, г. Тобольск, 10 микрорайон, дом 39, квартира 54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style-name="ce10" office:value-type="string" calcext:value-type="string">
            <text:p>нет данных</text:p>
          </table:table-cell>
          <table:table-cell table:number-columns-repeated="3" table:style-name="ce79" office:value-type="string" calcext:value-type="string">
            <text:p>нет данных</text:p>
          </table:table-cell>
          <table:table-cell table:style-name="ce53" office:value-type="string" calcext:value-type="string">
            <text:p>нет данных</text:p>
          </table:table-cell>
          <table:table-cell table:style-name="ce7" office:value-type="string" calcext:value-type="string">
            <text:p>соответствует, лицензия серия  072 № 00167</text:p>
            <text:p> От 05.02.2015</text:p>
          </table:table-cell>
          <table:table-cell table:style-name="ce62" table:number-columns-repeated="14"/>
          <table:table-cell table:number-columns-repeated="997"/>
        </table:table-row>
        <table:table-row table:style-name="ro83">
          <table:table-cell table:style-name="ce7" office:value-type="float" office:value="25" calcext:value-type="float">
            <text:p>25</text:p>
          </table:table-cell>
          <table:covered-table-cell table:style-name="ce10"/>
          <table:table-cell table:style-name="ce22" office:value-type="string" calcext:value-type="string">
            <text:p>Индивидуальный предприниматель Савуляк Василий Николаевич</text:p>
          </table:table-cell>
          <table:table-cell table:style-name="ce7" office:value-type="string" calcext:value-type="string">
            <text:p>Обезвреживание</text:p>
          </table:table-cell>
          <table:table-cell table:style-name="ce7" office:value-type="string" calcext:value-type="string">
            <text:p>626150, Тюменская область, г.Тобольск, мкр.Строитель, ул.Д.Чулкова, д.76а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style-name="ce10" office:value-type="string" calcext:value-type="string">
            <text:p>нет данных</text:p>
          </table:table-cell>
          <table:table-cell table:number-columns-repeated="3" table:style-name="ce79" office:value-type="string" calcext:value-type="string">
            <text:p>нет данных</text:p>
          </table:table-cell>
          <table:table-cell table:style-name="ce82" office:value-type="string" calcext:value-type="string">
            <text:p>нет данных</text:p>
          </table:table-cell>
          <table:table-cell table:style-name="ce7" office:value-type="string" calcext:value-type="string">
            <text:p>соответствует, лицензия серия 072 №00264 </text:p>
            <text:p>от 17.06.2016</text:p>
          </table:table-cell>
          <table:table-cell table:style-name="ce62" table:number-columns-repeated="14"/>
          <table:table-cell table:number-columns-repeated="997"/>
        </table:table-row>
        <table:table-row table:style-name="ro84">
          <table:table-cell table:style-name="ce5" office:value-type="string" calcext:value-type="string" table:number-columns-spanned="13" table:number-rows-spanned="1">
            <text:p>Объекты утилизации</text:p>
          </table:table-cell>
          <table:covered-table-cell table:number-columns-repeated="12" table:style-name="ce5"/>
          <table:table-cell table:style-name="ce62" table:number-columns-repeated="14"/>
          <table:table-cell table:number-columns-repeated="997"/>
        </table:table-row>
        <table:table-row table:style-name="ro85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 table:number-columns-spanned="1" table:number-rows-spanned="20">
            <text:p>г. Тюмень</text:p>
          </table:table-cell>
          <table:table-cell table:style-name="ce49" office:value-type="string" calcext:value-type="string">
            <text:p><text:s/>Общество с ограниченной ответственностью "КНАУФ Инсулейшн Тюмень"</text:p>
          </table:table-cell>
          <table:table-cell table:style-name="ce69" office:value-type="string" calcext:value-type="string">
            <text:p>Утилизация</text:p>
          </table:table-cell>
          <table:table-cell table:style-name="ce7" office:value-type="string" calcext:value-type="string">
            <text:p>г. Тюмень ул. Камчатская 198</text:p>
          </table:table-cell>
          <table:table-cell table:style-name="ce7" office:value-type="string" calcext:value-type="string">
            <text:p>КНАУФ Инсулейшн является подразделением международной производственной группы КНАУФ — ведущего производителя строительных и отделочных материалов. </text:p>
            <text:p>Технология ECOSE® позволяет создать звукоизоляционные и теплоизоляционные материалы без фенол-формальдегидных смол, с использованием связующего на основе натуральных компонентов.</text:p>
          </table:table-cell>
          <table:table-cell table:style-name="ce7" office:value-type="string" calcext:value-type="string">
            <text:p><text:s/></text:p>
          </table:table-cell>
          <table:table-cell table:style-name="ce10" office:value-type="float" office:value="14" calcext:value-type="float">
            <text:p>14</text:p>
          </table:table-cell>
          <table:table-cell table:style-name="ce45" office:value-type="string" calcext:value-type="string">
            <text:p>бой стекла <text:s text:c="42"/>3 41 901 01 20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" calcext:value-type="float">
            <text:p>14</text:p>
          </table:table-cell>
          <table:table-cell table:style-name="ce91" office:value-type="float" office:value="14" calcext:value-type="float">
            <text:p>14</text:p>
          </table:table-cell>
          <table:table-cell table:style-name="ce91"/>
          <table:table-cell table:style-name="ce62" table:number-columns-repeated="14"/>
          <table:table-cell table:number-columns-repeated="997"/>
        </table:table-row>
        <table:table-row table:style-name="ro86">
          <table:table-cell table:style-name="ce7" office:value-type="float" office:value="2" calcext:value-type="float">
            <text:p>2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"Фирма Тюмень Эковата"</text:p>
          </table:table-cell>
          <table:table-cell table:style-name="ce69" office:value-type="string" calcext:value-type="string">
            <text:p>Утилизация</text:p>
          </table:table-cell>
          <table:table-cell table:style-name="ce7" office:value-type="string" calcext:value-type="string">
            <text:p>625002, Тюменская обл.,город Тюмень, ул.25 Октября,23</text:p>
          </table:table-cell>
          <table:table-cell table:style-name="ce7" office:value-type="string" calcext:value-type="string">
            <text:p>Установка измельчения макулатуры в бумажную массу для изготовления утеплителя. Производительность 600 кг/час.</text:p>
          </table:table-cell>
          <table:table-cell table:style-name="ce7" office:value-type="string" calcext:value-type="string">
            <text:p><text:s/></text:p>
          </table:table-cell>
          <table:table-cell table:style-name="ce10" office:value-type="float" office:value="15" calcext:value-type="float">
            <text:p>15</text:p>
          </table:table-cell>
          <table:table-cell table:style-name="ce45" office:value-type="string" calcext:value-type="string">
            <text:p>отходы бумаги и картона от канцелярской деятельности и делопроизводства <text:s text:c="25"/>4 05 122 02 60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91" office:value-type="float" office:value="15" calcext:value-type="float">
            <text:p>15</text:p>
          </table:table-cell>
          <table:table-cell table:style-name="ce91"/>
          <table:table-cell table:style-name="ce62" table:number-columns-repeated="14"/>
          <table:table-cell table:number-columns-repeated="997"/>
        </table:table-row>
        <table:table-row table:style-name="ro87">
          <table:table-cell table:style-name="ce7" office:value-type="float" office:value="3" calcext:value-type="float">
            <text:p>3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"Фабрика пластиковых изделий"</text:p>
          </table:table-cell>
          <table:table-cell table:style-name="ce69" office:value-type="string" calcext:value-type="string">
            <text:p>Утилизация</text:p>
          </table:table-cell>
          <table:table-cell table:style-name="ce7" office:value-type="string" calcext:value-type="string">
            <text:p>625017, г. Тюмень, ул. Аккумуляторная 1, стр.3</text:p>
          </table:table-cell>
          <table:table-cell table:style-name="ce33" office:value-type="string" calcext:value-type="string">
            <text:p>Производить до 200 тонн пластика  ежемесячно, <text:s/>изготовление более 4,5 млн. штук продукции. На производственных площадях в 5500 кв. м.. находится высокотехнологичный парк оборудования, который включает в себя более 100 единиц оборудования, обеспечивающего все стадии производства: от переработки сырья до автоматического выпуска готовых изделий. </text:p>
          </table:table-cell>
          <table:table-cell table:style-name="ce7" office:value-type="string" calcext:value-type="string">
            <text:p><text:s/></text:p>
          </table:table-cell>
          <table:table-cell table:style-name="ce10" office:value-type="float" office:value="480" calcext:value-type="float">
            <text:p>480</text:p>
          </table:table-cell>
          <table:table-cell table:style-name="ce45" office:value-type="string" calcext:value-type="string">
            <text:p>отходы пленки полипропилена и изделий из нее незагрязненные <text:s text:c="26"/>4 34 120 02 29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80" calcext:value-type="float">
            <text:p>480</text:p>
          </table:table-cell>
          <table:table-cell table:style-name="ce91" office:value-type="float" office:value="540" calcext:value-type="float">
            <text:p>540</text:p>
          </table:table-cell>
          <table:table-cell table:style-name="ce91"/>
          <table:table-cell table:style-name="ce62" table:number-columns-repeated="14"/>
          <table:table-cell table:number-columns-repeated="997"/>
        </table:table-row>
        <table:table-row table:style-name="ro88">
          <table:table-cell table:style-name="ce7" office:value-type="float" office:value="4" calcext:value-type="float">
            <text:p>4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"УГМК-Сталь"</text:p>
          </table:table-cell>
          <table:table-cell table:style-name="ce69" office:value-type="string" calcext:value-type="string">
            <text:p>Утилизация</text:p>
          </table:table-cell>
          <table:table-cell table:style-name="ce7" office:value-type="string" calcext:value-type="string">
            <text:p>625014, область Тюменская, город Тюмень, улица Старый Тобольский тракт 1-й километр, дом 21</text:p>
          </table:table-cell>
          <table:table-cell table:style-name="ce7" office:value-type="string" calcext:value-type="string">
            <text:p>Дуговая сталеплавильная печь вместимостью 70 т. Заключение государственной экспертизы от 30.01.2008 № 4-07-216 выдано Федеральным агентством по строительству и жилищно-коммунальному хозяйству ФГУ «Главгосэкспертиза России» Екатеринбургский филиал</text:p>
          </table:table-cell>
          <table:table-cell table:style-name="ce7"/>
          <table:table-cell table:style-name="ce10" office:value-type="float" office:value="488718.2" calcext:value-type="float">
            <text:p>488718,2</text:p>
          </table:table-cell>
          <table:table-cell table:style-name="ce45" office:value-type="string" calcext:value-type="string">
            <text:p>лом и отходы стальные несортированные <text:s text:c="27"/>4 61 200 99 20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3816.1" calcext:value-type="float">
            <text:p>23816,1</text:p>
          </table:table-cell>
          <table:table-cell table:style-name="ce91" office:value-type="float" office:value="23816.1" calcext:value-type="float">
            <text:p>23816,1</text:p>
          </table:table-cell>
          <table:table-cell table:style-name="ce91"/>
          <table:table-cell table:style-name="ce62" table:number-columns-repeated="14"/>
          <table:table-cell table:number-columns-repeated="997"/>
        </table:table-row>
        <table:table-row table:style-name="ro89">
          <table:table-cell table:style-name="ce7" office:value-type="float" office:value="5" calcext:value-type="float">
            <text:p>5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"Аккумуляторные моноблоки"</text:p>
          </table:table-cell>
          <table:table-cell table:style-name="ce69" office:value-type="string" calcext:value-type="string">
            <text:p>Утилизация</text:p>
          </table:table-cell>
          <table:table-cell table:style-name="ce7" office:value-type="string" calcext:value-type="string">
            <text:p>625000, г. Тюмень, ул.Аккумуляторная, 3</text:p>
          </table:table-cell>
          <table:table-cell table:style-name="ce7" office:value-type="string" calcext:value-type="string">
            <text:p>Измельчитель пластмасс роторный ИПР-450 М. Производительность 350 кг/час.</text:p>
          </table:table-cell>
          <table:table-cell table:style-name="ce7"/>
          <table:table-cell table:style-name="ce10" office:value-type="float" office:value="0" calcext:value-type="float">
            <text:p>0</text:p>
          </table:table-cell>
          <table:table-cell table:style-name="ce45" office:value-type="string" calcext:value-type="string">
            <text:p>лом и отходы изделий из полипропилена незагрязненные (кроме тары) <text:s text:c="6"/>4 34 120 03 51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35.7" calcext:value-type="float">
            <text:p>235,7</text:p>
          </table:table-cell>
          <table:table-cell table:style-name="ce91" office:value-type="float" office:value="237.5" calcext:value-type="float">
            <text:p>237,5</text:p>
          </table:table-cell>
          <table:table-cell table:style-name="ce91"/>
          <table:table-cell table:style-name="ce62" table:number-columns-repeated="14"/>
          <table:table-cell table:number-columns-repeated="997"/>
        </table:table-row>
        <table:table-row table:style-name="ro60">
          <table:table-cell table:style-name="ce7" office:value-type="float" office:value="6" calcext:value-type="float">
            <text:p>6</text:p>
          </table:table-cell>
          <table:covered-table-cell table:style-name="ce10"/>
          <table:table-cell table:style-name="ce49" office:value-type="string" calcext:value-type="string">
            <text:p>Закрытое акционерное общество "Эльф"</text:p>
          </table:table-cell>
          <table:table-cell table:style-name="ce69" office:value-type="string" calcext:value-type="string">
            <text:p>Утилизация</text:p>
          </table:table-cell>
          <table:table-cell table:style-name="ce7" office:value-type="string" calcext:value-type="string">
            <text:p>625001, Россия, г. Тюмень, ул. Ямская, 103</text:p>
          </table:table-cell>
          <table:table-cell table:style-name="ce7" office:value-type="string" calcext:value-type="string">
            <text:p>Агломератор ГР-100.00.000.ПС. Гранулирование отходов полиэтиленовой пленки. Производительность 100 кг/час.</text:p>
          </table:table-cell>
          <table:table-cell table:style-name="ce7" office:value-type="string" calcext:value-type="string">
            <text:p>Виды отходов и их коды по ФККО* указаны в приложениях к лицензиям </text:p>
          </table:table-cell>
          <table:table-cell table:style-name="ce10" office:value-type="float" office:value="0" calcext:value-type="float">
            <text:p>0</text:p>
          </table:table-cell>
          <table:table-cell table:style-name="ce45" office:value-type="string" calcext:value-type="string">
            <text:p>отходы пленки полиэтилена и изделий из нее незагрязненные <text:s/>4 34 110 02 29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91" office:value-type="float" office:value="24" calcext:value-type="float">
            <text:p>24</text:p>
          </table:table-cell>
          <table:table-cell table:style-name="ce91" office:value-type="string" calcext:value-type="string">
            <text:p>соответствует, лицензия серия 072 № 00172 от 02.12.2015</text:p>
          </table:table-cell>
          <table:table-cell table:style-name="ce62" table:number-columns-repeated="14"/>
          <table:table-cell table:number-columns-repeated="997"/>
        </table:table-row>
        <table:table-row table:style-name="ro90">
          <table:table-cell table:style-name="ce7" office:value-type="float" office:value="7" calcext:value-type="float" table:number-columns-spanned="1" table:number-rows-spanned="5">
            <text:p>7</text:p>
          </table:table-cell>
          <table:covered-table-cell table:style-name="ce10"/>
          <table:table-cell table:style-name="ce49" office:value-type="string" calcext:value-type="string" table:number-columns-spanned="1" table:number-rows-spanned="5">
            <text:p>Индивидуальный предприниматель Красильников Сергей Григорьевич</text:p>
          </table:table-cell>
          <table:table-cell table:style-name="ce69" office:value-type="string" calcext:value-type="string" table:number-columns-spanned="1" table:number-rows-spanned="5">
            <text:p>Утилизация</text:p>
          </table:table-cell>
          <table:table-cell table:style-name="ce7" office:value-type="string" calcext:value-type="string" table:number-columns-spanned="1" table:number-rows-spanned="5">
            <text:p>625062 г. Тюмень ул. Ставропольская д.1, корп. 2, кв. 29</text:p>
          </table:table-cell>
          <table:table-cell table:style-name="ce7" office:value-type="string" calcext:value-type="string" table:number-columns-spanned="1" table:number-rows-spanned="5">
            <text:p><text:s/>Цех по переработке и производству изделий из пластмасс</text:p>
          </table:table-cell>
          <table:table-cell table:style-name="ce10" table:number-columns-spanned="1" table:number-rows-spanned="5"/>
          <table:table-cell table:style-name="ce10" office:value-type="float" office:value="37.582" calcext:value-type="float" table:number-columns-spanned="1" table:number-rows-spanned="5">
            <text:p>37,582</text:p>
          </table:table-cell>
          <table:table-cell table:style-name="ce45" office:value-type="string" calcext:value-type="string">
            <text:p>лом и отходы изделий из полипропилена незагрязненные (кроме тары) <text:s text:c="5"/>4 34 120 03 51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9" calcext:value-type="float">
            <text:p>1,9</text:p>
          </table:table-cell>
          <table:table-cell table:style-name="ce91" office:value-type="float" office:value="37.582" calcext:value-type="float" table:number-columns-spanned="1" table:number-rows-spanned="5">
            <text:p>37,582</text:p>
          </table:table-cell>
          <table:table-cell table:style-name="ce91" table:number-columns-spanned="1" table:number-rows-spanned="5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2" table:style-name="ce7"/>
          <table:covered-table-cell table:number-columns-repeated="2" table:style-name="ce10"/>
          <table:table-cell table:style-name="ce45" office:value-type="string" calcext:value-type="string">
            <text:p>лом и отходы изделий из полистирола незагрязненные <text:s text:c="5"/>4 34 141 03 51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27" calcext:value-type="float">
            <text:p>1,27</text:p>
          </table:table-cell>
          <table:covered-table-cell table:style-name="ce91" office:value-type="float" office:value="1.27" calcext:value-type="float">
            <text:p>1,27</text:p>
          </table:covered-table-cell>
          <table:covered-table-cell table:style-name="ce91"/>
          <table:table-cell table:style-name="ce62" table:number-columns-repeated="14"/>
          <table:table-cell table:number-columns-repeated="997"/>
        </table:table-row>
        <table:table-row table:style-name="ro9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2" table:style-name="ce7"/>
          <table:covered-table-cell table:number-columns-repeated="2" table:style-name="ce10"/>
          <table:table-cell table:style-name="ce45" office:value-type="string" calcext:value-type="string">
            <text:p>лом и отходы изделий из полиэтилена незагрязненные (кроме тары) <text:s text:c="37"/>4 34 110 03 51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.9" calcext:value-type="float">
            <text:p>1,9</text:p>
          </table:table-cell>
          <table:covered-table-cell table:style-name="ce91" office:value-type="float" office:value="1.9" calcext:value-type="float">
            <text:p>1,9</text:p>
          </table:covered-table-cell>
          <table:covered-table-cell table:style-name="ce91"/>
          <table:table-cell table:style-name="ce62" table:number-columns-repeated="14"/>
          <table:table-cell table:number-columns-repeated="997"/>
        </table:table-row>
        <table:table-row table:style-name="ro7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2" table:style-name="ce7"/>
          <table:covered-table-cell table:number-columns-repeated="2" table:style-name="ce10"/>
          <table:table-cell table:style-name="ce45" office:value-type="string" calcext:value-type="string">
            <text:p>отходы пленки из полиэтилентерефталата незагрязненные <text:s text:c="31"/>4 34 181 02 29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25" calcext:value-type="float">
            <text:p>2,25</text:p>
          </table:table-cell>
          <table:covered-table-cell table:style-name="ce91" office:value-type="float" office:value="2.25" calcext:value-type="float">
            <text:p>2,25</text:p>
          </table:covered-table-cell>
          <table:covered-table-cell table:style-name="ce91"/>
          <table:table-cell table:style-name="ce62" table:number-columns-repeated="14"/>
          <table:table-cell table:number-columns-repeated="997"/>
        </table:table-row>
        <table:table-row table:style-name="ro92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2" table:style-name="ce7"/>
          <table:covered-table-cell table:number-columns-repeated="2" table:style-name="ce10"/>
          <table:table-cell table:style-name="ce45" office:value-type="string" calcext:value-type="string">
            <text:p>отходы пленки полиэтилена и изделий из нее незагрязненные 4 34 110 02 29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.262" calcext:value-type="float">
            <text:p>30,262</text:p>
          </table:table-cell>
          <table:covered-table-cell table:style-name="ce91" office:value-type="float" office:value="30.262" calcext:value-type="float">
            <text:p>30,262</text:p>
          </table:covered-table-cell>
          <table:covered-table-cell table:style-name="ce91"/>
          <table:table-cell table:style-name="ce62" table:number-columns-repeated="14"/>
          <table:table-cell table:number-columns-repeated="997"/>
        </table:table-row>
        <table:table-row table:style-name="ro93">
          <table:table-cell table:style-name="ce10" office:value-type="float" office:value="8" calcext:value-type="float" table:number-columns-spanned="1" table:number-rows-spanned="7">
            <text:p>8</text:p>
          </table:table-cell>
          <table:covered-table-cell table:style-name="ce10"/>
          <table:table-cell table:style-name="ce49" office:value-type="string" calcext:value-type="string" table:number-columns-spanned="1" table:number-rows-spanned="7">
            <text:p>ГП ТО «Комтех»</text:p>
          </table:table-cell>
          <table:table-cell table:style-name="ce69" office:value-type="string" calcext:value-type="string" table:number-columns-spanned="1" table:number-rows-spanned="7">
            <text:p>Утилизация</text:p>
          </table:table-cell>
          <table:table-cell table:style-name="ce7" office:value-type="string" calcext:value-type="string" table:number-columns-spanned="1" table:number-rows-spanned="7">
            <text:p>625000, г.Тюмень, ул.Советская, 61</text:p>
          </table:table-cell>
          <table:table-cell table:style-name="ce7" office:value-type="string" calcext:value-type="string" table:number-columns-spanned="1" table:number-rows-spanned="7">
            <text:p>Установка «Форсаж-1». Утилизация отходов. Производительность 25кг/час.</text:p>
          </table:table-cell>
          <table:table-cell table:style-name="ce7" office:value-type="string" calcext:value-type="string" table:number-columns-spanned="1" table:number-rows-spanned="7">
            <text:p>Виды отходов и их коды по ФККО* указаны в приложениях к лицензиям </text:p>
          </table:table-cell>
          <table:table-cell table:style-name="ce10" office:value-type="float" office:value="0" calcext:value-type="float" table:number-columns-spanned="1" table:number-rows-spanned="7">
            <text:p>0</text:p>
          </table:table-cell>
          <table:table-cell table:style-name="ce45" office:value-type="string" calcext:value-type="string">
            <text:p>всплывшие нефтепродукты из нефтеловушек и аналогичных сооружений <text:s text:c="40"/>4 06 35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041" calcext:value-type="float">
            <text:p>2,041</text:p>
          </table:table-cell>
          <table:table-cell table:style-name="ce91" office:value-type="float" office:value="2.649" calcext:value-type="float" table:number-columns-spanned="1" table:number-rows-spanned="7">
            <text:p>2,649</text:p>
          </table:table-cell>
          <table:table-cell table:style-name="ce49" office:value-type="string" calcext:value-type="string" table:number-columns-spanned="1" table:number-rows-spanned="7">
            <text:p>соответствует, лицензия серия 072 № 00057 от 29.04.2016</text:p>
          </table:table-cell>
          <table:table-cell table:style-name="ce62" table:number-columns-repeated="14"/>
          <table:table-cell table:number-columns-repeated="997"/>
        </table:table-row>
        <table:table-row table:style-name="ro23">
          <table:covered-table-cell table:number-columns-repeated="2"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минеральных масел гидравлических, не содержащих галогены <text:s text:c="44"/>4 06 12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291" calcext:value-type="float">
            <text:p>0,291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1">
          <table:covered-table-cell table:number-columns-repeated="2"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минеральных масел моторных 4 06 11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77" calcext:value-type="float">
            <text:p>0,077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1">
          <table:covered-table-cell table:number-columns-repeated="2"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минеральных масел трансмиссионных 4 06 15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05" calcext:value-type="float">
            <text:p>0,105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6">
          <table:covered-table-cell table:number-columns-repeated="2"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смеси нефтепродуктов, собранные при зачистке средств хранения и транспортирования нефти и нефтепродуктов 4063900131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3" calcext:value-type="float">
            <text:p>0,03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92">
          <table:covered-table-cell table:number-columns-repeated="2"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фильтры очистки масла автотранспортных средств отработанные <text:s text:c="34"/>9 21 302 01 52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26" calcext:value-type="float">
            <text:p>0,026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26">
          <table:covered-table-cell table:style-name="ce10" office:value-type="float" office:value="8" calcext:value-type="float">
            <text:p>8</text:p>
          </table:covered-table-cell>
          <table:covered-table-cell table:style-name="ce10"/>
          <table:covered-table-cell table:style-name="ce49" office:value-type="string" calcext:value-type="string">
            <text:p>ГП ТО «Комтех»</text:p>
          </table:covered-table-cell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бтирочный материал, загрязненный нефтью или нефтепродуктами (содержание нефти или нефтепродуктов менее15 % <text:s/>9192040260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079" calcext:value-type="float">
            <text:p>0,079</text:p>
          </table:table-cell>
          <table:covered-table-cell table:number-columns-repeated="2" table:style-name="ce91"/>
          <table:table-cell table:style-name="ce62" table:number-columns-repeated="14"/>
          <table:table-cell table:number-columns-repeated="997"/>
        </table:table-row>
        <table:table-row table:style-name="ro94">
          <table:table-cell table:style-name="ce7" office:value-type="float" office:value="9" calcext:value-type="float">
            <text:p>9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"Экостэп-Тюмень"</text:p>
          </table:table-cell>
          <table:table-cell table:style-name="ce69" office:value-type="string" calcext:value-type="string">
            <text:p>Утилизация</text:p>
          </table:table-cell>
          <table:table-cell table:style-name="ce31" office:value-type="string" calcext:value-type="string">
            <text:p>625017, Тюменская область, г.Тюмень, ул.Авторемонтная, 31А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4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91" office:value-type="string" calcext:value-type="string">
            <text:p>соответствует, лицензиясерия 072 №00210 </text:p>
            <text:p>От 08.02.2016</text:p>
          </table:table-cell>
          <table:table-cell table:style-name="ce62" table:number-columns-repeated="14"/>
          <table:table-cell table:number-columns-repeated="997"/>
        </table:table-row>
        <table:table-row table:style-name="ro94">
          <table:table-cell table:style-name="ce7" office:value-type="float" office:value="10" calcext:value-type="float">
            <text:p>10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"Алекс"</text:p>
          </table:table-cell>
          <table:table-cell table:style-name="ce69" office:value-type="string" calcext:value-type="string">
            <text:p>Утилизация</text:p>
          </table:table-cell>
          <table:table-cell table:style-name="ce31" office:value-type="string" calcext:value-type="string">
            <text:p>625017, г. Тюмень, ул. Авторемонтная, д.18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4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91" office:value-type="string" calcext:value-type="string">
            <text:p>соответствует, лицензия серия  серия 072 №00255 </text:p>
            <text:p>От 08.06.2016</text:p>
          </table:table-cell>
          <table:table-cell table:style-name="ce62" table:number-columns-repeated="14"/>
          <table:table-cell table:number-columns-repeated="997"/>
        </table:table-row>
        <table:table-row table:style-name="ro94">
          <table:table-cell table:style-name="ce7" office:value-type="float" office:value="11" calcext:value-type="float">
            <text:p>11</text:p>
          </table:table-cell>
          <table:table-cell table:style-name="ce10"/>
          <table:table-cell table:style-name="ce23" office:value-type="string" calcext:value-type="string">
            <text:p>Общество с ограниченной ответственностью "Нефтесервисные технологии"</text:p>
          </table:table-cell>
          <table:table-cell table:style-name="ce69" office:value-type="string" calcext:value-type="string">
            <text:p>Утилизация</text:p>
          </table:table-cell>
          <table:table-cell table:style-name="ce23" office:value-type="string" calcext:value-type="string">
            <text:p>625003, Тюменская, область, г.Тюмень, ул. Ипподромская, 27а, офис.209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4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91" office:value-type="string" calcext:value-type="string">
            <text:p>соответствует, лицензия серия  серия 072 №00260 </text:p>
            <text:p>От 14.06.2016</text:p>
          </table:table-cell>
          <table:table-cell table:style-name="ce62" table:number-columns-repeated="14"/>
          <table:table-cell table:number-columns-repeated="997"/>
        </table:table-row>
        <table:table-row table:style-name="ro94">
          <table:table-cell table:style-name="ce7" office:value-type="float" office:value="12" calcext:value-type="float">
            <text:p>12</text:p>
          </table:table-cell>
          <table:table-cell table:style-name="ce10"/>
          <table:table-cell table:style-name="ce23" office:value-type="string" calcext:value-type="string">
            <text:p>Общество с ограниченной ответственностью "Соровскнефть"</text:p>
          </table:table-cell>
          <table:table-cell table:style-name="ce69" office:value-type="string" calcext:value-type="string">
            <text:p>Утилизация</text:p>
          </table:table-cell>
          <table:table-cell table:style-name="ce23" office:value-type="string" calcext:value-type="string">
            <text:p>625000, Тюменская, область, г.Тюмень, ул. Орджоникидзе, 5, 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4" table:style-name="ce10" office:value-type="string" calcext:value-type="string">
            <text:p>нет данных</text:p>
          </table:table-cell>
          <table:table-cell table:style-name="ce91" office:value-type="string" calcext:value-type="string">
            <text:p>нет данных</text:p>
          </table:table-cell>
          <table:table-cell table:style-name="ce91" office:value-type="string" calcext:value-type="string">
            <text:p>соответствует, лицензия серия  серия 072 №00262 </text:p>
            <text:p>От 16.06.2016</text:p>
          </table:table-cell>
          <table:table-cell table:style-name="ce62" table:number-columns-repeated="14"/>
          <table:table-cell table:number-columns-repeated="997"/>
        </table:table-row>
        <table:table-row table:style-name="ro95">
          <table:table-cell table:style-name="ce7" office:value-type="float" office:value="13" calcext:value-type="float" table:number-columns-spanned="1" table:number-rows-spanned="2">
            <text:p>13</text:p>
          </table:table-cell>
          <table:table-cell table:style-name="ce10" office:value-type="string" calcext:value-type="string" table:number-columns-spanned="1" table:number-rows-spanned="5">
            <text:p>Тюменский район</text:p>
          </table:table-cell>
          <table:table-cell table:style-name="ce7" office:value-type="string" calcext:value-type="string">
            <text:p>Общество с ограниченной ответственностью "Сибирская Экологическая Компания"</text:p>
          </table:table-cell>
          <table:table-cell table:style-name="ce69" office:value-type="string" calcext:value-type="string">
            <text:p>Утилизация</text:p>
          </table:table-cell>
          <table:table-cell table:style-name="ce7" office:value-type="string" calcext:value-type="string">
            <text:p>625530, Российская Федерация, Тюменская область, Тюменский район, п. Винзили, ул. Заводская, 15</text:p>
          </table:table-cell>
          <table:table-cell table:style-name="ce7" office:value-type="string" calcext:value-type="string">
            <text:p>Установка по изготовлению резиновой крошки. Производительность 1500 т/год.</text:p>
          </table:table-cell>
          <table:table-cell table:style-name="ce7" office:value-type="string" calcext:value-type="string">
            <text:p>Виды отходов и их коды по ФККО* указаны в приложениях к лицензиям </text:p>
          </table:table-cell>
          <table:table-cell table:style-name="ce10" office:value-type="float" office:value="19.3" calcext:value-type="float">
            <text:p>19,3</text:p>
          </table:table-cell>
          <table:table-cell table:style-name="ce45" office:value-type="string" calcext:value-type="string">
            <text:p>покрышки пневматических шин с тканевым кордом отработанные 9 21 130 01 50 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9.3" calcext:value-type="float">
            <text:p>19,3</text:p>
          </table:table-cell>
          <table:table-cell table:style-name="ce79" office:value-type="float" office:value="19.3" calcext:value-type="float">
            <text:p>19,3</text:p>
          </table:table-cell>
          <table:table-cell table:style-name="ce107" office:value-type="string" calcext:value-type="string">
            <text:p>соответствует, лицензия серия 072 № 00111 от 26.10.2011</text:p>
          </table:table-cell>
          <table:table-cell table:style-name="ce62" table:number-columns-repeated="14"/>
          <table:table-cell table:number-columns-repeated="997"/>
        </table:table-row>
        <table:table-row table:style-name="ro96">
          <table:covered-table-cell table:style-name="ce7"/>
          <table:covered-table-cell table:style-name="ce10"/>
          <table:table-cell table:style-name="ce7" office:value-type="string" calcext:value-type="string">
            <text:p>Открытое акционерное общество «Птицефабрика «Боровская»</text:p>
          </table:table-cell>
          <table:table-cell table:style-name="ce69" office:value-type="string" calcext:value-type="string">
            <text:p>Утилизация</text:p>
          </table:table-cell>
          <table:table-cell table:style-name="ce7" office:value-type="string" calcext:value-type="string">
            <text:p>625504, Россия, Тюменская область, Тюменский район, </text:p>
            <text:p>п. Боровский, ул. Островского, 1А</text:p>
            <text:p/>
          </table:table-cell>
          <table:table-cell table:style-name="ce7" office:value-type="string" calcext:value-type="string">
            <text:p>Изготовление Бугорчатой прокладка – <text:s/>упаковки предназначенная для транспортировки и хранения яиц. Изготавливается методом вакуумного формования из водно-волокнистой бумажной массы на оборудовании фирмы " Leotech ", при этом сырьем служит 100 % сортированная макулатура.</text:p>
          </table:table-cell>
          <table:table-cell table:style-name="ce7" office:value-type="string" calcext:value-type="string">
            <text:p>Виды отходов и их коды по ФККО* указаны в приложениях к лицензиям </text:p>
          </table:table-cell>
          <table:table-cell table:style-name="ce10" office:value-type="float" office:value="0" calcext:value-type="float">
            <text:p>0</text:p>
          </table:table-cell>
          <table:table-cell table:style-name="ce45" office:value-type="string" calcext:value-type="string">
            <text:p>отходы упаковочного картона незагрязненные <text:s text:c="34"/>4 05 183 01 60 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76.44" calcext:value-type="float">
            <text:p>276,44</text:p>
          </table:table-cell>
          <table:table-cell table:style-name="ce79" office:value-type="float" office:value="276.44" calcext:value-type="float">
            <text:p>276,44</text:p>
          </table:table-cell>
          <table:table-cell table:style-name="ce107" office:value-type="string" calcext:value-type="string">
            <text:p>соответствует, лицензия серия 072 № 00134 от 03.04.2012</text:p>
          </table:table-cell>
          <table:table-cell table:style-name="ce62" table:number-columns-repeated="14"/>
          <table:table-cell table:number-columns-repeated="997"/>
        </table:table-row>
        <table:table-row table:style-name="ro75">
          <table:table-cell table:style-name="ce10" office:value-type="float" office:value="14" calcext:value-type="float" table:number-columns-spanned="1" table:number-rows-spanned="2">
            <text:p>14</text:p>
          </table:table-cell>
          <table:covered-table-cell table:style-name="ce10"/>
          <table:table-cell table:style-name="ce7" office:value-type="string" calcext:value-type="string" table:number-columns-spanned="1" table:number-rows-spanned="2">
            <text:p>Общество с ограниченной ответственностью <text:s/>"Винзилинский завод керамзитового гравия»"</text:p>
          </table:table-cell>
          <table:table-cell table:style-name="ce69" office:value-type="string" calcext:value-type="string" table:number-columns-spanned="1" table:number-rows-spanned="2">
            <text:p>Утилизация</text:p>
          </table:table-cell>
          <table:table-cell table:style-name="ce7" office:value-type="string" calcext:value-type="string" table:number-columns-spanned="1" table:number-rows-spanned="2">
            <text:p>625530, Российская Федерация, Тюменская область, Тюменский район, п. Винзили, ул. Вокзальная, 1</text:p>
          </table:table-cell>
          <table:table-cell table:style-name="ce7" office:value-type="string" calcext:value-type="string" table:number-columns-spanned="1" table:number-rows-spanned="2">
            <text:p><text:s/>Производство керамзитового гравия из экологически чистой голубой глины Кыштырлинского месторождения, расположенного в 12 км от промплощадки завода.</text:p>
          </table:table-cell>
          <table:table-cell table:style-name="ce10" office:value-type="string" calcext:value-type="string" table:number-columns-spanned="1" table:number-rows-spanned="2">
            <text:p>Виды отходов и их коды по ФККО* указаны в приложениях к лицензиям </text:p>
          </table:table-cell>
          <table:table-cell table:style-name="ce10" office:value-type="float" office:value="0" calcext:value-type="float" table:number-columns-spanned="1" table:number-rows-spanned="2">
            <text:p>0</text:p>
          </table:table-cell>
          <table:table-cell table:style-name="ce45" office:value-type="string" calcext:value-type="string">
            <text:p>пыль керамзитовая 34241002424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370" calcext:value-type="float">
            <text:p>4370</text:p>
          </table:table-cell>
          <table:table-cell table:style-name="ce79" office:value-type="float" office:value="4470" calcext:value-type="float" table:number-columns-spanned="1" table:number-rows-spanned="2">
            <text:p>4470</text:p>
          </table:table-cell>
          <table:table-cell table:style-name="ce107" office:value-type="string" calcext:value-type="string" table:number-columns-spanned="1" table:number-rows-spanned="2">
            <text:p>соответствует, лицензия серия 072 № 00240 от 26.04.2016</text:p>
          </table:table-cell>
          <table:table-cell table:style-name="ce62" table:number-columns-repeated="14"/>
          <table:table-cell table:number-columns-repeated="997"/>
        </table:table-row>
        <table:table-row table:style-name="ro72">
          <table:covered-table-cell table:style-name="ce10" office:value-type="float" office:value="10" calcext:value-type="float">
            <text:p>10</text:p>
          </table:covered-table-cell>
          <table:covered-table-cell table:style-name="ce10"/>
          <table:covered-table-cell table:style-name="ce7"/>
          <table:covered-table-cell table:style-name="ce69"/>
          <table:covered-table-cell table:number-columns-repeated="2" table:style-name="ce7"/>
          <table:covered-table-cell table:style-name="ce10" office:value-type="string" calcext:value-type="string">
            <text:p>Виды отходов и их коды по ФККО* указаны в приложениях к лицензиям </text:p>
          </table:covered-table-cell>
          <table:covered-table-cell table:style-name="ce10"/>
          <table:table-cell table:style-name="ce45" office:value-type="string" calcext:value-type="string">
            <text:p>отходы керамзита в кусковой форме 3424100121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0" calcext:value-type="float">
            <text:p>100</text:p>
          </table:table-cell>
          <table:covered-table-cell table:style-name="ce79"/>
          <table:covered-table-cell table:style-name="ce107"/>
          <table:table-cell table:style-name="ce62" table:number-columns-repeated="14"/>
          <table:table-cell table:number-columns-repeated="997"/>
        </table:table-row>
        <table:table-row table:style-name="ro97">
          <table:table-cell table:style-name="ce7" office:value-type="float" office:value="15" calcext:value-type="float">
            <text:p>15</text:p>
          </table:table-cell>
          <table:covered-table-cell table:style-name="ce10"/>
          <table:table-cell table:style-name="ce7" office:value-type="string" calcext:value-type="string">
            <text:p>Общество с ограниченной ответственностью "Инвест-силикат-стройсервис"</text:p>
          </table:table-cell>
          <table:table-cell table:style-name="ce69" office:value-type="string" calcext:value-type="string">
            <text:p>Утилизация</text:p>
          </table:table-cell>
          <table:table-cell table:style-name="ce7" office:value-type="string" calcext:value-type="string">
            <text:p>625530, Тюменская область, Тюменский район, рабочий поселок Винзили, ул. Вокзальная, д.1</text:p>
          </table:table-cell>
          <table:table-cell table:style-name="ce7" office:value-type="string" calcext:value-type="string">
            <text:p>нет данных</text:p>
          </table:table-cell>
          <table:table-cell table:style-name="ce10" office:value-type="string" calcext:value-type="string">
            <text:p>Виды отходов и их коды по ФККО* указаны в приложениях к лицензиям </text:p>
          </table:table-cell>
          <table:table-cell table:number-columns-repeated="4" table:style-name="ce10" office:value-type="string" calcext:value-type="string">
            <text:p>нет данных</text:p>
          </table:table-cell>
          <table:table-cell table:style-name="ce79" office:value-type="string" calcext:value-type="string">
            <text:p>нет данных</text:p>
          </table:table-cell>
          <table:table-cell table:style-name="ce59" office:value-type="string" calcext:value-type="string">
            <text:p>соответствует, лицензия серия  серия 072 №00258 </text:p>
            <text:p>От 10.06.2016</text:p>
          </table:table-cell>
          <table:table-cell table:style-name="ce62" table:number-columns-repeated="14"/>
          <table:table-cell table:number-columns-repeated="997"/>
        </table:table-row>
        <table:table-row table:style-name="ro54">
          <table:table-cell table:style-name="ce5" office:value-type="string" calcext:value-type="string" table:number-columns-spanned="13" table:number-rows-spanned="1">
            <text:p>Объекты обезвреживания и утилизации</text:p>
          </table:table-cell>
          <table:covered-table-cell table:number-columns-repeated="12" table:style-name="ce5"/>
          <table:table-cell table:style-name="ce62" table:number-columns-repeated="14"/>
          <table:table-cell table:number-columns-repeated="997"/>
        </table:table-row>
        <table:table-row table:style-name="ro98">
          <table:table-cell table:style-name="ce7" office:value-type="float" office:value="1" calcext:value-type="float" table:number-columns-spanned="1" table:number-rows-spanned="22">
            <text:p>1</text:p>
          </table:table-cell>
          <table:table-cell table:style-name="ce10" office:value-type="string" calcext:value-type="string" table:number-columns-spanned="1" table:number-rows-spanned="51">
            <text:p>г. Тюмень</text:p>
          </table:table-cell>
          <table:table-cell table:style-name="ce49" office:value-type="string" calcext:value-type="string" table:number-columns-spanned="1" table:number-rows-spanned="22">
            <text:p>ЗАО "Завод по производству материалов" </text:p>
          </table:table-cell>
          <table:table-cell table:style-name="ce69" office:value-type="string" calcext:value-type="string" table:number-columns-spanned="1" table:number-rows-spanned="22">
            <text:p>Обезвреживание, утилизация</text:p>
          </table:table-cell>
          <table:table-cell table:style-name="ce7" office:value-type="string" calcext:value-type="string" table:number-columns-spanned="1" table:number-rows-spanned="22">
            <text:p>625000, Тюменская область, 9 км Велижанского тракта, стоение 13</text:p>
          </table:table-cell>
          <table:table-cell table:style-name="ce34" office:value-type="string" calcext:value-type="string" table:number-columns-spanned="1" table:number-rows-spanned="22">
            <text:p>Установка. Производство свинца и сплавов из вторичных свинецсодержащих материалов  для переработки отработанных аккумуляторных батарей и отходов собственного аккумуляторного производства ОАО "Тюменский аккумуляторный завод".</text:p>
            <text:p>Технологическая цепочка включает в себя следующие основные этапы: механизированная разделка отработанных аккумуляторных батарей (ОАБ) и отходов на основные составляющие (металлическую фракцию, шламы, полипропилен, полиэтилен); десульфатизация шламов, полученных при разделке ОАБ; шихтоподготовка шламов после десульфатизации; плавка металлизированной фракции, шламов и оборотных свинецсодержащих технологических продуктов; рафинирование чернового свинца, с получением марочного свинца и свинцово-сурьмянистых сплавов. Производительность 60000 тонн/год. </text:p>
          </table:table-cell>
          <table:table-cell table:style-name="ce7" office:value-type="string" calcext:value-type="string" table:number-columns-spanned="1" table:number-rows-spanned="22">
            <text:p>Виды отходов и их коды по ФККО* указаны в приложениях к лицензиям </text:p>
          </table:table-cell>
          <table:table-cell table:style-name="ce10" office:value-type="float" office:value="12279.82415" calcext:value-type="float" table:number-columns-spanned="1" table:number-rows-spanned="22">
            <text:p>12279,82415</text:p>
          </table:table-cell>
          <table:table-cell table:style-name="ce45" office:value-type="string" calcext:value-type="string">
            <text:p>аккумуляторы свинцовые отработанные неповрежденные, с электролитом <text:s text:c="36"/>9 20 110 01 53 2</text:p>
          </table:table-cell>
          <table:table-cell table:style-name="ce10" office:value-type="float" office:value="2" calcext:value-type="float">
            <text:p>2</text:p>
          </table:table-cell>
          <table:table-cell table:style-name="ce91" office:value-type="float" office:value="10973.14" calcext:value-type="float">
            <text:p>10973,14</text:p>
          </table:table-cell>
          <table:table-cell table:style-name="ce82" table:formula="of:=SUM([.K218:.K239])" office:value-type="float" office:value="23634.13991" calcext:value-type="float" table:number-columns-spanned="1" table:number-rows-spanned="22">
            <text:p>23634,13991</text:p>
          </table:table-cell>
          <table:table-cell table:style-name="ce49" office:value-type="string" calcext:value-type="string" table:number-columns-spanned="1" table:number-rows-spanned="22">
            <text:p>соответствует, лицензия серия 072 № 00118 от 05.12.2011</text:p>
          </table:table-cell>
          <table:table-cell table:style-name="ce62" table:number-columns-repeated="14"/>
          <table:table-cell table:number-columns-repeated="997"/>
        </table:table-row>
        <table:table-row table:style-name="ro99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кислота аккумуляторная серная отработанная <text:s text:c="36"/>9 20 210 01 10 2</text:p>
          </table:table-cell>
          <table:table-cell table:style-name="ce10" office:value-type="float" office:value="2" calcext:value-type="float">
            <text:p>2</text:p>
          </table:table-cell>
          <table:table-cell table:style-name="ce91" office:value-type="float" office:value="1890.739" calcext:value-type="float">
            <text:p>1890,739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0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, содержащие свинец (в том числе пыль и/или опилки свинца), несортированные <text:s text:c="11"/>4 62 400 99 20 2</text:p>
          </table:table-cell>
          <table:table-cell table:style-name="ce10" office:value-type="float" office:value="2" calcext:value-type="float">
            <text:p>2</text:p>
          </table:table-cell>
          <table:table-cell table:style-name="ce91" office:value-type="float" office:value="107.525" calcext:value-type="float">
            <text:p>107,525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53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пыль газоочистки свинца незагрязненная <text:s text:c="31"/>3 61 232 04 42 2</text:p>
          </table:table-cell>
          <table:table-cell table:style-name="ce10" office:value-type="float" office:value="2" calcext:value-type="float">
            <text:p>2</text:p>
          </table:table-cell>
          <table:table-cell table:style-name="ce91" office:value-type="float" office:value="1383.509" calcext:value-type="float">
            <text:p>1383,509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аккумуляторы свинцовые отработанные в сборе, без электролита <text:s text:c="40"/>9 20 110 02 52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616.145" calcext:value-type="float">
            <text:p>616,145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9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ом и отходы меди несортированные незагрязненные <text:s text:c="26"/>4 62 110 99 20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00015" calcext:value-type="float">
            <text:p>0,00015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ом и отходы медные в кусковой форме незагрязненные <text:s text:c="18"/>4 62 110 02 2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4.093" calcext:value-type="float">
            <text:p>4,093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0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ом и отходы свинца в кусковой форме незагрязненные <text:s text:c="17"/>4 62 400 02 2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7736.126" calcext:value-type="float">
            <text:p>7736,126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ом свинца несортированный <text:s text:c="5"/>4 62 400 03 20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66.626" calcext:value-type="float">
            <text:p>66,626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0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минеральных масел индустриальных <text:s text:c="33"/>4 06 13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042" calcext:value-type="float">
            <text:p>0,042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75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минеральных масел моторных <text:s text:c="44"/>4 06 11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102" calcext:value-type="float">
            <text:p>0,102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75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минеральных масел трансмиссионных <text:s text:c="28"/>4 06 150 01 3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084" calcext:value-type="float">
            <text:p>0,084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75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распиловки и строгания древесины <text:s text:c="42"/>3 05 200 00 00 0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2.151" calcext:value-type="float">
            <text:p>2,151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резинометаллических изделий незагрязненные <text:s text:c="14"/>4 31 300 00 00 0 <text:s text:c="5"/>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1.518" calcext:value-type="float">
            <text:p>1,518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свинцовые пластины отработанных аккумуляторов <text:s text:c="7"/>9 20 110 03 5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180.945" calcext:value-type="float">
            <text:p>180,945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02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стружка медная незагрязненная 3 61 212 04 22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234" calcext:value-type="float">
            <text:p>0,234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03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енты конвейерные, приводные ремни, утратившие потребительские свойства, незагрязненные                                 4 31 120 01 51 5</text:p>
            <text:p/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0.19576" calcext:value-type="float">
            <text:p>0,19576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садок очистных сооружений дождевой (ливневой) <text:s/>канализации малоопасный <text:s text:c="10"/>7 21 100 01 39 4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0.057" calcext:value-type="float">
            <text:p>0,057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99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аккумуляторов свинцово-кислотных <text:s text:c="24"/>9 20 110 00 00 0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426.908" calcext:value-type="float">
            <text:p>426,908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04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, содержащие незагрязненные черные металлы (в том числе чугунную и/или стальную пыль), несортированные <text:s text:c="28"/>4 61 010 03 20 4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35.544" calcext:value-type="float">
            <text:p>35,544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9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ом и отходы, содержащие незагрязненные черные металлы в виде изделий, кусков, несортированные                             4 61 010 01 20 5</text:p>
            <text:p/>
          </table:table-cell>
          <table:table-cell table:style-name="ce10" office:value-type="float" office:value="5" calcext:value-type="float">
            <text:p>5</text:p>
          </table:table-cell>
          <table:table-cell table:style-name="ce91" office:value-type="float" office:value="208.391" calcext:value-type="float">
            <text:p>208,391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статки и огарки стальных сварочных электродов <text:s text:c="20"/>9 19 100 01 20 5</text:p>
          </table:table-cell>
          <table:table-cell table:style-name="ce10" office:value-type="float" office:value="5" calcext:value-type="float">
            <text:p>5</text:p>
          </table:table-cell>
          <table:table-cell table:style-name="ce91" office:value-type="float" office:value="0.065" calcext:value-type="float">
            <text:p>0,065</text:p>
          </table:table-cell>
          <table:covered-table-cell table:style-name="ce82"/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5">
          <table:table-cell table:style-name="ce7" office:value-type="float" office:value="2" calcext:value-type="float" table:number-columns-spanned="1" table:number-rows-spanned="26">
            <text:p>2</text:p>
          </table:table-cell>
          <table:covered-table-cell table:style-name="ce10"/>
          <table:table-cell table:style-name="ce49" office:value-type="string" calcext:value-type="string" table:number-columns-spanned="1" table:number-rows-spanned="26">
            <text:p><text:s/>Акционерное общество "Тюменский аккумуляторный завод"</text:p>
          </table:table-cell>
          <table:table-cell table:style-name="ce69" office:value-type="string" calcext:value-type="string" table:number-columns-spanned="1" table:number-rows-spanned="26">
            <text:p>Обезвреживание, утилизация</text:p>
          </table:table-cell>
          <table:table-cell table:style-name="ce7" office:value-type="string" calcext:value-type="string" table:number-columns-spanned="1" table:number-rows-spanned="26">
            <text:p><text:s/>625001, г.Тюмень, ул.Ямская, 103</text:p>
          </table:table-cell>
          <table:table-cell table:style-name="ce7" office:value-type="string" calcext:value-type="string" table:number-columns-spanned="1" table:number-rows-spanned="26">
            <text:p>Обезвреживание кислоты аккумуляторной серной отработанной, производительность 40 куб.м./год. Установка для переработки отходов бумаги и картона, измельчение. Производительность 105 кг/час.</text:p>
          </table:table-cell>
          <table:table-cell table:style-name="ce7" office:value-type="string" calcext:value-type="string" table:number-columns-spanned="1" table:number-rows-spanned="26">
            <text:p>Виды отходов и их коды по ФККО* указаны в приложениях к лицензиям </text:p>
          </table:table-cell>
          <table:table-cell table:style-name="ce10" office:value-type="float" office:value="31456.496" calcext:value-type="float" table:number-columns-spanned="1" table:number-rows-spanned="26">
            <text:p>31456,496</text:p>
          </table:table-cell>
          <table:table-cell table:style-name="ce45" office:value-type="string" calcext:value-type="string">
            <text:p>аккумуляторы свинцовые отработанные неповрежденные, с электролитом <text:s text:c="36"/>9 20 110 01 53 2</text:p>
          </table:table-cell>
          <table:table-cell table:style-name="ce10" office:value-type="float" office:value="2" calcext:value-type="float">
            <text:p>2</text:p>
          </table:table-cell>
          <table:table-cell table:style-name="ce91" office:value-type="float" office:value="20154.15" calcext:value-type="float">
            <text:p>20154,15</text:p>
          </table:table-cell>
          <table:table-cell table:style-name="ce91" office:value-type="float" office:value="22600.94" calcext:value-type="float" table:number-columns-spanned="1" table:number-rows-spanned="26">
            <text:p>22600,94</text:p>
          </table:table-cell>
          <table:table-cell table:style-name="ce49" office:value-type="string" calcext:value-type="string" table:number-columns-spanned="1" table:number-rows-spanned="26">
            <text:p>соответствует, лицензия серия 072 № 00158 от 09.12.2015</text:p>
          </table:table-cell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кислота аккумуляторная серная отработанная <text:s text:c="36"/>9 20 210 01 10 2</text:p>
          </table:table-cell>
          <table:table-cell table:style-name="ce10" office:value-type="float" office:value="2" calcext:value-type="float">
            <text:p>2</text:p>
          </table:table-cell>
          <table:table-cell table:style-name="ce91" office:value-type="float" office:value="1.74" calcext:value-type="float">
            <text:p>1,74</text:p>
          </table:table-cell>
          <table:covered-table-cell table:style-name="ce91" office:value-type="float" office:value="1.74" calcext:value-type="float">
            <text:p>1,74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, содержащие свинец (в том числе пыль и/или опилки свинца), несортированные <text:s text:c="11"/>4 62 400 99 20 2</text:p>
          </table:table-cell>
          <table:table-cell table:style-name="ce10" office:value-type="float" office:value="2" calcext:value-type="float">
            <text:p>2</text:p>
          </table:table-cell>
          <table:table-cell table:style-name="ce91" office:value-type="float" office:value="0.021" calcext:value-type="float">
            <text:p>0,021</text:p>
          </table:table-cell>
          <table:covered-table-cell table:style-name="ce91" office:value-type="float" office:value="0.021" calcext:value-type="float">
            <text:p>0,021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99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пыль газоочистки свинца незагрязненная <text:s text:c="31"/>3 61 232 04 42 2</text:p>
          </table:table-cell>
          <table:table-cell table:style-name="ce10" office:value-type="float" office:value="2" calcext:value-type="float">
            <text:p>2</text:p>
          </table:table-cell>
          <table:table-cell table:style-name="ce91" office:value-type="float" office:value="381.599" calcext:value-type="float">
            <text:p>381,599</text:p>
          </table:table-cell>
          <table:covered-table-cell table:style-name="ce91" office:value-type="float" office:value="381.599" calcext:value-type="float">
            <text:p>381,599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05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ом и отходы меди несортированные незагрязненные <text:s text:c="26"/>4 62 110 99 20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065" calcext:value-type="float">
            <text:p>0,065</text:p>
          </table:table-cell>
          <table:covered-table-cell table:style-name="ce91" office:value-type="float" office:value="0.065" calcext:value-type="float">
            <text:p>0,065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ом и отходы свинца в кусковой форме незагрязненные <text:s text:c="17"/>4 62 400 02 2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169.773" calcext:value-type="float">
            <text:p>169,773</text:p>
          </table:table-cell>
          <table:covered-table-cell table:style-name="ce91" office:value-type="float" office:value="169.773" calcext:value-type="float">
            <text:p>169,773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7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ом свинца и отходы, содержащие свинец <text:s text:c="24"/>4 62 400 00 00 0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229.844" calcext:value-type="float">
            <text:p>229,844</text:p>
          </table:table-cell>
          <table:covered-table-cell table:style-name="ce91" office:value-type="float" office:value="229.844" calcext:value-type="float">
            <text:p>229,844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74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ом свинца несортированный <text:s text:c="6"/>4 62 400 03 20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223.054" calcext:value-type="float">
            <text:p>223,054</text:p>
          </table:table-cell>
          <table:covered-table-cell table:style-name="ce91" office:value-type="float" office:value="223.054" calcext:value-type="float">
            <text:p>223,054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продукции из резины загрязненные <text:s text:c="35"/>4 33 000 00 00 0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129" calcext:value-type="float">
            <text:p>0,129</text:p>
          </table:table-cell>
          <table:covered-table-cell table:style-name="ce91" office:value-type="float" office:value="0.129" calcext:value-type="float">
            <text:p>0,129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3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Прочие отходы обслуживания машин и оборудования                    9 19 000 00 00 0</text:p>
            <text:p/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953" calcext:value-type="float">
            <text:p>0,953</text:p>
          </table:table-cell>
          <table:covered-table-cell table:style-name="ce91" office:value-type="float" office:value="0.953" calcext:value-type="float">
            <text:p>0,953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06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свинцовые пластины отработанных аккумуляторов <text:s text:c="7"/>9 20 110 03 51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605.77" calcext:value-type="float">
            <text:p>605,77</text:p>
          </table:table-cell>
          <table:covered-table-cell table:style-name="ce91" office:value-type="float" office:value="605.77" calcext:value-type="float">
            <text:p>605,77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07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стружка медная незагрязненная 3 61 212 04 22 3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725" calcext:value-type="float">
            <text:p>0,725</text:p>
          </table:table-cell>
          <table:covered-table-cell table:style-name="ce91" office:value-type="float" office:value="0.725" calcext:value-type="float">
            <text:p>0,725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7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Ткани фильтровальные из натуральных и смешанных волокон, загрязненные неорганическими веществами <text:s text:c="5"/>4 43 211 00 00 0</text:p>
          </table:table-cell>
          <table:table-cell table:style-name="ce10" office:value-type="float" office:value="3" calcext:value-type="float">
            <text:p>3</text:p>
          </table:table-cell>
          <table:table-cell table:style-name="ce91" office:value-type="float" office:value="0.328" calcext:value-type="float">
            <text:p>0,328</text:p>
          </table:table-cell>
          <table:covered-table-cell table:style-name="ce91" office:value-type="float" office:value="0.328" calcext:value-type="float">
            <text:p>0,328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продукции из полиэтилена незагрязненные <text:s text:c="5"/>4 34 110 00 00 0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5.2" calcext:value-type="float">
            <text:p>5,2</text:p>
          </table:table-cell>
          <table:covered-table-cell table:style-name="ce91" office:value-type="float" office:value="5.2" calcext:value-type="float">
            <text:p>5,2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3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, содержащие незагрязненные черные металлы (в том числе чугунную и/или стальную пыль), несортированные <text:s text:c="28"/>4 61 010 03 20 4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53.5" calcext:value-type="float">
            <text:p>53,5</text:p>
          </table:table-cell>
          <table:covered-table-cell table:style-name="ce91" office:value-type="float" office:value="53.5" calcext:value-type="float">
            <text:p>53,5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пыль газоочистки черных металлов незагрязненная <text:s text:c="14"/>3 61 231 01 42 4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0.22" calcext:value-type="float">
            <text:p>0,22</text:p>
          </table:table-cell>
          <table:covered-table-cell table:style-name="ce91" office:value-type="float" office:value="0.22" calcext:value-type="float">
            <text:p>0,22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ом и отходы изделий из полипропилена незагрязненные (кроме тары) <text:s text:c="5"/>4 34 120 03 51 5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9.315" calcext:value-type="float">
            <text:p>9,315</text:p>
          </table:table-cell>
          <table:covered-table-cell table:style-name="ce91" office:value-type="float" office:value="9.315" calcext:value-type="float">
            <text:p>9,315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03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лом и отходы, содержащие незагрязненные черные металлы в виде изделий, кусков, несортированные                             4 61 010 01 20 5</text:p>
            <text:p/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584.93" calcext:value-type="float">
            <text:p>584,93</text:p>
          </table:table-cell>
          <table:covered-table-cell table:style-name="ce91" office:value-type="float" office:value="584.93" calcext:value-type="float">
            <text:p>584,93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брезь натуральной чистой древесины <text:s text:c="41"/>3 05 220 04 21 5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39.8" calcext:value-type="float">
            <text:p>39,8</text:p>
          </table:table-cell>
          <table:covered-table-cell table:style-name="ce91" office:value-type="float" office:value="39.8" calcext:value-type="float">
            <text:p>39,8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упаковочного картона незагрязненные <text:s text:c="34"/>4 05 183 01 60 5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32.35" calcext:value-type="float">
            <text:p>32,35</text:p>
          </table:table-cell>
          <table:covered-table-cell table:style-name="ce91" office:value-type="float" office:value="32.35" calcext:value-type="float">
            <text:p>32,35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отходы упаковочной бумаги незагрязненные <text:s text:c="31"/>4 05 182 01 60 5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12.4" calcext:value-type="float">
            <text:p>12,4</text:p>
          </table:table-cell>
          <table:covered-table-cell table:style-name="ce91" office:value-type="float" office:value="12.4" calcext:value-type="float">
            <text:p>12,4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стружка бронзы незагрязненная 3 61 212 05 22 5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0.051" calcext:value-type="float">
            <text:p>0,051</text:p>
          </table:table-cell>
          <table:covered-table-cell table:style-name="ce91" office:value-type="float" office:value="0.051" calcext:value-type="float">
            <text:p>0,051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стружка латуни незагрязненная <text:s text:c="5"/>3 61 212 06 22 5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0.11" calcext:value-type="float">
            <text:p>0,11</text:p>
          </table:table-cell>
          <table:covered-table-cell table:style-name="ce91" office:value-type="float" office:value="0.11" calcext:value-type="float">
            <text:p>0,11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0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стружка натуральной чистой древесины <text:s text:c="41"/>3 05 230 02 22 5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10.2" calcext:value-type="float">
            <text:p>10,2</text:p>
          </table:table-cell>
          <table:covered-table-cell table:style-name="ce91" office:value-type="float" office:value="10.2" calcext:value-type="float">
            <text:p>10,2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71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стружка черных металлов несортированная незагрязненная <text:s text:c="29"/>3 61 212 03 22 5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84.161" calcext:value-type="float">
            <text:p>84,161</text:p>
          </table:table-cell>
          <table:covered-table-cell table:style-name="ce91" office:value-type="float" office:value="84.161" calcext:value-type="float">
            <text:p>84,161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26">
          <table:covered-table-cell table:style-name="ce7"/>
          <table:covered-table-cell table:style-name="ce10"/>
          <table:covered-table-cell table:style-name="ce49"/>
          <table:covered-table-cell table:style-name="ce69"/>
          <table:covered-table-cell table:number-columns-repeated="3" table:style-name="ce7"/>
          <table:covered-table-cell table:style-name="ce10"/>
          <table:table-cell table:style-name="ce45" office:value-type="string" calcext:value-type="string">
            <text:p>тара деревянная, утратившая потребительские свойства, незагрязненная <text:s text:c="30"/>4 04 140 00 51 5</text:p>
          </table:table-cell>
          <table:table-cell table:style-name="ce10" office:value-type="float" office:value="4" calcext:value-type="float">
            <text:p>4</text:p>
          </table:table-cell>
          <table:table-cell table:style-name="ce91" office:value-type="float" office:value="0.55" calcext:value-type="float">
            <text:p>0,55</text:p>
          </table:table-cell>
          <table:covered-table-cell table:style-name="ce91" office:value-type="float" office:value="0.55" calcext:value-type="float">
            <text:p>0,55</text:p>
          </table:covered-table-cell>
          <table:covered-table-cell table:style-name="ce49"/>
          <table:table-cell table:style-name="ce62" table:number-columns-repeated="14"/>
          <table:table-cell table:number-columns-repeated="997"/>
        </table:table-row>
        <table:table-row table:style-name="ro108">
          <table:table-cell table:style-name="ce7" office:value-type="float" office:value="3" calcext:value-type="float">
            <text:p>3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<text:s/>«Автотранспортное предприятие по работе с опасными отходами»</text:p>
          </table:table-cell>
          <table:table-cell table:style-name="ce69" office:value-type="string" calcext:value-type="string">
            <text:p>Обезвреживание, утилизация</text:p>
          </table:table-cell>
          <table:table-cell table:style-name="ce7" office:value-type="string" calcext:value-type="string">
            <text:p>г.Тюмень, ул. Республики, д. 157/ офис 509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number-columns-repeated="2" table:style-name="ce91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серия № 072 №00166</text:p>
            <text:p>От 30.12.2015</text:p>
          </table:table-cell>
          <table:table-cell table:style-name="ce62" table:number-columns-repeated="14"/>
          <table:table-cell table:number-columns-repeated="997"/>
        </table:table-row>
        <table:table-row table:style-name="ro109">
          <table:table-cell table:style-name="ce7" office:value-type="float" office:value="4" calcext:value-type="float">
            <text:p>4</text:p>
          </table:table-cell>
          <table:covered-table-cell table:style-name="ce10"/>
          <table:table-cell table:style-name="ce49" office:value-type="string" calcext:value-type="string">
            <text:p>Федеральное государственное бюджетное образовательное учреждение высшего образования «Тюменский государственный университет»</text:p>
          </table:table-cell>
          <table:table-cell table:style-name="ce69" office:value-type="string" calcext:value-type="string">
            <text:p>Обезвреживание, утилизация</text:p>
          </table:table-cell>
          <table:table-cell table:style-name="ce7" office:value-type="string" calcext:value-type="string">
            <text:p>г. Тюмень, ул. Володарского, д. 6.</text:p>
          </table:table-cell>
          <table:table-cell table:style-name="ce7" office:value-type="string" calcext:value-type="string">
            <text:p>Установка «УЗГ» предназначена для утилизации замазученных грунтов и твердых горючих нефтесодержащих отходов. Производительность- 3000 кг/час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number-columns-repeated="2" table:style-name="ce91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серия 072 №00049 </text:p>
            <text:p>От 30.12.2015</text:p>
          </table:table-cell>
          <table:table-cell table:style-name="ce62" table:number-columns-repeated="14"/>
          <table:table-cell table:number-columns-repeated="997"/>
        </table:table-row>
        <table:table-row table:style-name="ro109">
          <table:table-cell table:style-name="ce7" office:value-type="float" office:value="5" calcext:value-type="float">
            <text:p>5</text:p>
          </table:table-cell>
          <table:covered-table-cell table:style-name="ce10"/>
          <table:table-cell table:style-name="ce49" office:value-type="string" calcext:value-type="string">
            <text:p>Общество с ограниченной ответственностью "Сервисстрой"</text:p>
          </table:table-cell>
          <table:table-cell table:style-name="ce69" office:value-type="string" calcext:value-type="string">
            <text:p>Обезвреживание, утилизация</text:p>
          </table:table-cell>
          <table:table-cell table:style-name="ce7" office:value-type="string" calcext:value-type="string">
            <text:p>625001, Тюменская область, г.Тюмень, переулок Дунайский, д.5, кв.1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number-columns-repeated="2" table:style-name="ce91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072 №00268</text:p>
            <text:p>От 20.06.2016</text:p>
          </table:table-cell>
          <table:table-cell table:style-name="ce62" table:number-columns-repeated="14"/>
          <table:table-cell table:number-columns-repeated="997"/>
        </table:table-row>
        <table:table-row table:style-name="ro110">
          <table:table-cell table:style-name="ce14" office:value-type="string" calcext:value-type="string" table:number-columns-spanned="13" table:number-rows-spanned="1">
            <text:p>Объекты предприятий, зарегистрированных в ином субъекте Российской Федерации, но осуществляющие деятельность по обращению с отходами на территории Тюменской области</text:p>
          </table:table-cell>
          <table:covered-table-cell table:number-columns-repeated="12" table:style-name="ce14"/>
          <table:table-cell table:style-name="ce62" table:number-columns-repeated="14"/>
          <table:table-cell table:number-columns-repeated="997"/>
        </table:table-row>
        <table:table-row table:style-name="ro109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ХМАО, г.Ханты-Мансийск</text:p>
          </table:table-cell>
          <table:table-cell table:style-name="ce49" office:value-type="string" calcext:value-type="string">
            <text:p>Общество с ограниченной ответственностью "Инновационные нефтяные технологии"</text:p>
          </table:table-cell>
          <table:table-cell table:style-name="ce69" office:value-type="string" calcext:value-type="string">
            <text:p>Обезвреживание</text:p>
          </table:table-cell>
          <table:table-cell table:style-name="ce7" office:value-type="string" calcext:value-type="string">
            <text:p>628305, Ханты-Мансийский автономный округ – Югра, г. Ханты-Мансийск, ул. Крупской, 26</text:p>
          </table:table-cell>
          <table:table-cell table:style-name="ce7" office:value-type="string" calcext:value-type="string">
            <text:p>нет данных</text:p>
          </table:table-cell>
          <table:table-cell table:style-name="ce7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10" office:value-type="string" calcext:value-type="string">
            <text:p>нет данных</text:p>
          </table:table-cell>
          <table:table-cell table:number-columns-repeated="2" table:style-name="ce91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серия 072 №00108</text:p>
            <text:p>от 03.10.2011</text:p>
            <text:p/>
          </table:table-cell>
          <table:table-cell table:style-name="ce62" table:number-columns-repeated="14"/>
          <table:table-cell table:number-columns-repeated="997"/>
        </table:table-row>
        <table:table-row table:style-name="ro109"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ХМАО, г.Сургут</text:p>
          </table:table-cell>
          <table:table-cell table:style-name="ce49" office:value-type="string" calcext:value-type="string">
            <text:p>Открытое акционерное общество <text:s/>"Сургутнефтегаз"</text:p>
          </table:table-cell>
          <table:table-cell table:style-name="ce69" office:value-type="string" calcext:value-type="string">
            <text:p>Обезвреживание</text:p>
          </table:table-cell>
          <table:table-cell table:style-name="ce7" office:value-type="string" calcext:value-type="string">
            <text:p>628415, Тюменская обл., ХМАО-Югра, г.Сургут, ул.Григория Кукуевицкого, 1,корпус1</text:p>
          </table:table-cell>
          <table:table-cell table:style-name="ce7" office:value-type="string" calcext:value-type="string">
            <text:p>нет данных</text:p>
          </table:table-cell>
          <table:table-cell table:style-name="ce7"/>
          <table:table-cell table:number-columns-repeated="3" table:style-name="ce10" office:value-type="string" calcext:value-type="string">
            <text:p>нет данных</text:p>
          </table:table-cell>
          <table:table-cell table:number-columns-repeated="2" table:style-name="ce91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 066 №00256 </text:p>
            <text:p>от 29.05.2015</text:p>
          </table:table-cell>
          <table:table-cell table:style-name="ce62" table:number-columns-repeated="14"/>
          <table:table-cell table:number-columns-repeated="997"/>
        </table:table-row>
        <table:table-row table:style-name="ro109">
          <table:table-cell table:style-name="ce7" office:value-type="float" office:value="3" calcext:value-type="float">
            <text:p>3</text:p>
          </table:table-cell>
          <table:table-cell table:style-name="ce10" office:value-type="string" calcext:value-type="string">
            <text:p>ХМАО, г. Нефтеюганск</text:p>
          </table:table-cell>
          <table:table-cell table:style-name="ce24" office:value-type="string" calcext:value-type="string">
            <text:p>Общество с ограниченной ответственностью <text:s/>«Региональное экологическое бюро «Экоальянс» </text:p>
          </table:table-cell>
          <table:table-cell table:style-name="ce27" office:value-type="string" calcext:value-type="string">
            <text:p>Обезвреживание, утилизация</text:p>
          </table:table-cell>
          <table:table-cell table:style-name="ce32" office:value-type="string" calcext:value-type="string">
            <text:p>628305, Ханты-Мансийский автономный округ – Югра, г. Нефтеюганск, промышленная зона Пионерная, ул.Нефтяников, строение 12</text:p>
          </table:table-cell>
          <table:table-cell table:style-name="ce32" office:value-type="string" calcext:value-type="string">
            <text:p>нет данных</text:p>
          </table:table-cell>
          <table:table-cell table:style-name="ce32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38" office:value-type="string" calcext:value-type="string">
            <text:p>нет данных</text:p>
          </table:table-cell>
          <table:table-cell table:number-columns-repeated="2" table:style-name="ce50" office:value-type="string" calcext:value-type="string">
            <text:p>нет данных</text:p>
          </table:table-cell>
          <table:table-cell table:style-name="ce60" office:value-type="string" calcext:value-type="string">
            <text:p>соответствует, лицензия № (72) – 698 – СТОУБ <text:s/>от 13 июля 2016 г.</text:p>
          </table:table-cell>
          <table:table-cell table:style-name="ce62" table:number-columns-repeated="14"/>
          <table:table-cell table:number-columns-repeated="997"/>
        </table:table-row>
        <table:table-row table:style-name="ro109">
          <table:table-cell table:style-name="ce7" office:value-type="float" office:value="4" calcext:value-type="float">
            <text:p>4</text:p>
          </table:table-cell>
          <table:table-cell table:style-name="ce10" office:value-type="string" calcext:value-type="string">
            <text:p>г.Москва</text:p>
          </table:table-cell>
          <table:table-cell table:style-name="ce49" office:value-type="string" calcext:value-type="string">
            <text:p>Общество с ограниченной ответственностью <text:s text:c="2"/>"ГазСтройСервис</text:p>
          </table:table-cell>
          <table:table-cell table:style-name="ce27" office:value-type="string" calcext:value-type="string">
            <text:p>Обезвреживание, утилизация</text:p>
          </table:table-cell>
          <table:table-cell table:style-name="ce7" office:value-type="string" calcext:value-type="string">
            <text:p>Российская Федерация, г. Москва, ул. Южнобутовская, дом 101, офис 18.</text:p>
          </table:table-cell>
          <table:table-cell table:style-name="ce32" office:value-type="string" calcext:value-type="string">
            <text:p>нет данных</text:p>
          </table:table-cell>
          <table:table-cell table:style-name="ce32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38" office:value-type="string" calcext:value-type="string">
            <text:p>нет данных</text:p>
          </table:table-cell>
          <table:table-cell table:number-columns-repeated="2" table:style-name="ce50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 серия 072 № 00113  </text:p>
            <text:p>От 17.10.2011</text:p>
          </table:table-cell>
          <table:table-cell table:style-name="ce62" table:number-columns-repeated="14"/>
          <table:table-cell table:number-columns-repeated="997"/>
        </table:table-row>
        <table:table-row table:style-name="ro109">
          <table:table-cell table:style-name="ce7" office:value-type="float" office:value="5" calcext:value-type="float">
            <text:p>5</text:p>
          </table:table-cell>
          <table:table-cell table:style-name="ce10" office:value-type="string" calcext:value-type="string">
            <text:p>Курганская область, г.Курган</text:p>
          </table:table-cell>
          <table:table-cell table:style-name="ce49" office:value-type="string" calcext:value-type="string">
            <text:p>МУП "Меркурий"</text:p>
          </table:table-cell>
          <table:table-cell table:style-name="ce27" office:value-type="string" calcext:value-type="string">
            <text:p>Обезвреживание, утилизация</text:p>
          </table:table-cell>
          <table:table-cell table:style-name="ce7" office:value-type="string" calcext:value-type="string">
            <text:p>640034, г. Курган, ул.Промышленная, 5</text:p>
          </table:table-cell>
          <table:table-cell table:style-name="ce32" office:value-type="string" calcext:value-type="string">
            <text:p>нет данных</text:p>
          </table:table-cell>
          <table:table-cell table:style-name="ce32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38" office:value-type="string" calcext:value-type="string">
            <text:p>нет данных</text:p>
          </table:table-cell>
          <table:table-cell table:number-columns-repeated="2" table:style-name="ce50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 серия 066 № 00135 </text:p>
            <text:p>От  01.09.2011</text:p>
          </table:table-cell>
          <table:table-cell table:style-name="ce62" table:number-columns-repeated="14"/>
          <table:table-cell table:number-columns-repeated="997"/>
        </table:table-row>
        <table:table-row table:style-name="ro109">
          <table:table-cell table:style-name="ce7" office:value-type="float" office:value="6" calcext:value-type="float">
            <text:p>6</text:p>
          </table:table-cell>
          <table:table-cell table:style-name="ce10" office:value-type="string" calcext:value-type="string">
            <text:p>Пермский Край, г. Добрянка,</text:p>
          </table:table-cell>
          <table:table-cell table:style-name="ce17" office:value-type="string" calcext:value-type="string">
            <text:p>Общестов с ограниченной ответственностью "Пермнефтеотдача"</text:p>
          </table:table-cell>
          <table:table-cell table:style-name="ce27" office:value-type="string" calcext:value-type="string">
            <text:p>Обезвреживание</text:p>
          </table:table-cell>
          <table:table-cell table:style-name="ce7" office:value-type="string" calcext:value-type="string">
            <text:p>618703, Пермский Край, г. Добрянка, пгт Полазна, ул. Трхина, д.70</text:p>
          </table:table-cell>
          <table:table-cell table:style-name="ce32" office:value-type="string" calcext:value-type="string">
            <text:p>нет данных</text:p>
          </table:table-cell>
          <table:table-cell table:style-name="ce32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38" office:value-type="string" calcext:value-type="string">
            <text:p>нет данных</text:p>
          </table:table-cell>
          <table:table-cell table:number-columns-repeated="2" table:style-name="ce50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<text:s text:c="2"/>066 №00256 <text:s/>от 29.05.2015</text:p>
          </table:table-cell>
          <table:table-cell table:style-name="ce62" table:number-columns-repeated="14"/>
          <table:table-cell table:number-columns-repeated="997"/>
        </table:table-row>
        <table:table-row table:style-name="ro109">
          <table:table-cell table:style-name="ce7" office:value-type="float" office:value="7" calcext:value-type="float">
            <text:p>7</text:p>
          </table:table-cell>
          <table:table-cell table:style-name="ce10" office:value-type="string" calcext:value-type="string">
            <text:p>Свердловская область, г.Екатеринбург</text:p>
          </table:table-cell>
          <table:table-cell table:style-name="ce18" office:value-type="string" calcext:value-type="string">
            <text:p>ООО "Экологическая Компания Энергия"</text:p>
          </table:table-cell>
          <table:table-cell table:style-name="ce27" office:value-type="string" calcext:value-type="string">
            <text:p>Обезвреживание, утилизация</text:p>
          </table:table-cell>
          <table:table-cell table:style-name="ce7" office:value-type="string" calcext:value-type="string">
            <text:p>620109, Свердловская область, г.Екатеринбург, ул. Мельникова/Крауля, д.48/8, кв.47.</text:p>
          </table:table-cell>
          <table:table-cell table:style-name="ce32" office:value-type="string" calcext:value-type="string">
            <text:p>нет данных</text:p>
          </table:table-cell>
          <table:table-cell table:style-name="ce32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38" office:value-type="string" calcext:value-type="string">
            <text:p>нет данных</text:p>
          </table:table-cell>
          <table:table-cell table:number-columns-repeated="2" table:style-name="ce50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 серия 072 № 00153 </text:p>
            <text:p>От  07.08.2013</text:p>
          </table:table-cell>
          <table:table-cell table:style-name="ce62" table:number-columns-repeated="14"/>
          <table:table-cell table:number-columns-repeated="997"/>
        </table:table-row>
        <table:table-row table:style-name="ro109">
          <table:table-cell table:style-name="ce7" office:value-type="float" office:value="8" calcext:value-type="float">
            <text:p>8</text:p>
          </table:table-cell>
          <table:table-cell table:style-name="ce10" office:value-type="string" calcext:value-type="string">
            <text:p>Свердловская область, г.Екатеринбург</text:p>
          </table:table-cell>
          <table:table-cell table:style-name="ce49" office:value-type="string" calcext:value-type="string">
            <text:p>Закрытое акционерное общество <text:s/>"ИнтерТЭК"</text:p>
          </table:table-cell>
          <table:table-cell table:style-name="ce27" office:value-type="string" calcext:value-type="string">
            <text:p>Обезвреживание, утилизация</text:p>
          </table:table-cell>
          <table:table-cell table:style-name="ce7" office:value-type="string" calcext:value-type="string">
            <text:p>620034, г. Екатеринбург, ул. Бебеля, дом 17, офис 607</text:p>
          </table:table-cell>
          <table:table-cell table:style-name="ce32" office:value-type="string" calcext:value-type="string">
            <text:p>нет данных</text:p>
          </table:table-cell>
          <table:table-cell table:style-name="ce32" office:value-type="string" calcext:value-type="string">
            <text:p>Виды отходов и их коды по ФККО* <text:s text:c="2"/>указаны в приложениях к лицензиям </text:p>
          </table:table-cell>
          <table:table-cell table:number-columns-repeated="3" table:style-name="ce38" office:value-type="string" calcext:value-type="string">
            <text:p>нет данных</text:p>
          </table:table-cell>
          <table:table-cell table:number-columns-repeated="2" table:style-name="ce50" office:value-type="string" calcext:value-type="string">
            <text:p>нет данных</text:p>
          </table:table-cell>
          <table:table-cell table:style-name="ce49" office:value-type="string" calcext:value-type="string">
            <text:p>соответствует, лицензия серия   серия 072 №00099</text:p>
            <text:p>От 27.04.2016</text:p>
          </table:table-cell>
          <table:table-cell table:style-name="ce62" table:number-columns-repeated="14"/>
          <table:table-cell table:number-columns-repeated="997"/>
        </table:table-row>
        <table:table-row table:style-name="ro111">
          <table:table-cell table:style-name="ce5" office:value-type="string" calcext:value-type="string" table:number-columns-spanned="13" table:number-rows-spanned="1">
            <text:p>Объекты, строительство которых ведётся в рамках концессионного соглашения в отношении создания и эксплуатации системы коммунальной инфраструктуры - объектов, используемых для переработки, утилизации, обезвреживания и захоронения отходов в Тюменской области</text:p>
          </table:table-cell>
          <table:covered-table-cell table:number-columns-repeated="12" table:style-name="ce5"/>
          <table:table-cell table:style-name="ce62" table:number-columns-repeated="14"/>
          <table:table-cell table:number-columns-repeated="997"/>
        </table:table-row>
        <table:table-row table:style-name="ro112"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г. Тюмень</text:p>
          </table:table-cell>
          <table:table-cell table:style-name="ce13" office:value-type="string" calcext:value-type="string">
            <text:p>Мусороперерабатывающий завод</text:p>
          </table:table-cell>
          <table:table-cell table:style-name="ce13" office:value-type="string" calcext:value-type="string">
            <text:p>Обработка</text:p>
          </table:table-cell>
          <table:table-cell table:style-name="ce13" office:value-type="string" calcext:value-type="string">
            <text:p>г. Тюмень, 9-й км Велижанского тракта, городской полигон ТКО</text:p>
          </table:table-cell>
          <table:table-cell table:style-name="ce35" office:value-type="string" calcext:value-type="string">
            <text:p>Проектная мощность <text:s text:c="2"/>350 тыс. тонн в год в</text:p>
          </table:table-cell>
          <table:table-cell table:style-name="ce13" office:value-type="string" calcext:value-type="string">
            <text:p>Виды отходов и их коды по ФККО* будут указаны в приложениях к лицензиям </text:p>
          </table:table-cell>
          <table:table-cell table:style-name="ce13" office:value-type="float" office:value="250881.56" calcext:value-type="float">
            <text:p>250881,56</text:p>
          </table:table-cell>
          <table:table-cell table:number-columns-repeated="3" table:style-name="ce13" office:value-type="string" calcext:value-type="string">
            <text:p>_</text:p>
          </table:table-cell>
          <table:table-cell table:style-name="ce13" office:value-type="float" office:value="250881.56" calcext:value-type="float">
            <text:p>250881,56</text:p>
          </table:table-cell>
          <table:table-cell table:style-name="ce13"/>
          <table:table-cell table:style-name="ce62" table:number-columns-repeated="14"/>
          <table:table-cell table:number-columns-repeated="997"/>
        </table:table-row>
        <table:table-row table:style-name="ro113"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г. Тобольск</text:p>
          </table:table-cell>
          <table:table-cell table:style-name="ce13" office:value-type="string" calcext:value-type="string">
            <text:p>Мусороперерабатывающий завод</text:p>
          </table:table-cell>
          <table:table-cell table:style-name="ce13" office:value-type="string" calcext:value-type="string">
            <text:p>Обработка</text:p>
          </table:table-cell>
          <table:table-cell table:style-name="ce13" office:value-type="string" calcext:value-type="string">
            <text:p>г. Тобольск, район ЗКСМ, площадка 1, полигон ТКО г. Тобольска </text:p>
          </table:table-cell>
          <table:table-cell table:style-name="ce35" office:value-type="string" calcext:value-type="string">
            <text:p><text:s/>Проектная мощность 40 тыс. тонн в год </text:p>
          </table:table-cell>
          <table:table-cell table:style-name="ce13" office:value-type="string" calcext:value-type="string">
            <text:p>Виды отходов и их коды по ФККО* будут указаны в приложениях к лицензиям </text:p>
          </table:table-cell>
          <table:table-cell table:style-name="ce13" office:value-type="float" office:value="55233.28" calcext:value-type="float">
            <text:p>55233,28</text:p>
          </table:table-cell>
          <table:table-cell table:number-columns-repeated="3" table:style-name="ce13" office:value-type="string" calcext:value-type="string">
            <text:p>_</text:p>
          </table:table-cell>
          <table:table-cell table:style-name="ce13" office:value-type="float" office:value="55233.28" calcext:value-type="float">
            <text:p>55233,28</text:p>
          </table:table-cell>
          <table:table-cell table:style-name="ce13"/>
          <table:table-cell table:style-name="ce62" table:number-columns-repeated="14"/>
          <table:table-cell table:number-columns-repeated="997"/>
        </table:table-row>
        <table:table-row table:style-name="ro114"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Ишимский муниципальный район</text:p>
          </table:table-cell>
          <table:table-cell table:style-name="ce13" office:value-type="string" calcext:value-type="string">
            <text:p>Мусороперерабатывающий завод</text:p>
          </table:table-cell>
          <table:table-cell table:style-name="ce13" office:value-type="string" calcext:value-type="string">
            <text:p>Обработка</text:p>
          </table:table-cell>
          <table:table-cell table:style-name="ce13" office:value-type="string" calcext:value-type="string">
            <text:p>Ишимский район, 4 км Бердюжского тракта, полигон ТКО г. Ишима</text:p>
          </table:table-cell>
          <table:table-cell table:style-name="ce35" office:value-type="string" calcext:value-type="string">
            <text:p>Проектная мощность 25 тыс. тонн в год <text:s/></text:p>
          </table:table-cell>
          <table:table-cell table:style-name="ce13" office:value-type="string" calcext:value-type="string">
            <text:p>Виды отходов и их коды по ФККО* будут указаны в приложениях к лицензиям </text:p>
          </table:table-cell>
          <table:table-cell table:style-name="ce39" office:value-type="float" office:value="65284.2" calcext:value-type="float">
            <text:p>65284,20</text:p>
          </table:table-cell>
          <table:table-cell table:number-columns-repeated="3" table:style-name="ce13" office:value-type="string" calcext:value-type="string">
            <text:p>_</text:p>
          </table:table-cell>
          <table:table-cell table:style-name="ce39" office:value-type="float" office:value="65284.2" calcext:value-type="float">
            <text:p>65284,20</text:p>
          </table:table-cell>
          <table:table-cell table:style-name="ce39"/>
          <table:table-cell table:style-name="ce62" table:number-columns-repeated="14"/>
          <table:table-cell table:number-columns-repeated="997"/>
        </table:table-row>
        <table:table-row table:style-name="ro115">
          <table:table-cell table:style-name="ce9" table:number-columns-repeated="2"/>
          <table:table-cell table:style-name="ce25" table:number-columns-repeated="5"/>
          <table:table-cell table:style-name="ce82"/>
          <table:table-cell table:style-name="ce25" table:number-columns-repeated="5"/>
          <table:table-cell table:style-name="ce62" table:number-columns-repeated="14"/>
          <table:table-cell table:number-columns-repeated="997"/>
        </table:table-row>
        <table:table-row table:style-name="ro116">
          <table:table-cell table:style-name="ce26" office:value-type="string" calcext:value-type="string" table:number-columns-spanned="4" table:number-rows-spanned="1">
            <text:p>* - Федеральный классификационный каталог отходов</text:p>
          </table:table-cell>
          <table:covered-table-cell table:number-columns-repeated="3" table:style-name="ce26"/>
          <table:table-cell table:style-name="ce25" table:number-columns-repeated="3"/>
          <table:table-cell table:style-name="ce82"/>
          <table:table-cell table:style-name="ce25" table:number-columns-repeated="5"/>
          <table:table-cell table:style-name="ce62" table:number-columns-repeated="14"/>
          <table:table-cell table:number-columns-repeated="997"/>
        </table:table-row>
        <table:table-row table:style-name="ro116">
          <table:table-cell table:style-name="ce26" office:value-type="string" calcext:value-type="string" table:number-columns-spanned="4" table:number-rows-spanned="1">
            <text:p>** - Государственный реестр объектов размещения отходов</text:p>
          </table:table-cell>
          <table:covered-table-cell table:number-columns-repeated="3" table:style-name="ce26"/>
          <table:table-cell table:style-name="ce25" table:number-columns-repeated="3"/>
          <table:table-cell table:style-name="ce82"/>
          <table:table-cell table:style-name="ce25" table:number-columns-repeated="5"/>
          <table:table-cell table:style-name="ce62" table:number-columns-repeated="14"/>
          <table:table-cell table:number-columns-repeated="997"/>
        </table:table-row>
        <table:table-row table:style-name="ro115" table:number-rows-repeated="2">
          <table:table-cell table:style-name="ce9" table:number-columns-repeated="2"/>
          <table:table-cell table:style-name="ce25" table:number-columns-repeated="5"/>
          <table:table-cell table:style-name="ce82"/>
          <table:table-cell table:style-name="ce25" table:number-columns-repeated="5"/>
          <table:table-cell table:style-name="ce62" table:number-columns-repeated="14"/>
          <table:table-cell table:number-columns-repeated="997"/>
        </table:table-row>
        <table:table-row table:style-name="ro117">
          <table:table-cell table:style-name="ce11" table:number-columns-repeated="3"/>
          <table:table-cell table:style-name="ce11" office:value-type="string" calcext:value-type="string">
            <text:p><text:s/></text:p>
          </table:table-cell>
          <table:table-cell table:style-name="ce11" table:number-columns-repeated="6"/>
          <table:table-cell table:style-name="ce51"/>
          <table:table-cell table:style-name="ce11" table:number-columns-repeated="2"/>
          <table:table-cell table:number-columns-repeated="1011"/>
        </table:table-row>
        <table:table-row table:style-name="ro118" table:number-rows-repeated="1048278">
          <table:table-cell table:number-columns-repeated="1024"/>
        </table:table-row>
        <table:table-row table:style-name="ro119" table:number-rows-repeated="10">
          <table:table-cell table:number-columns-repeated="1024"/>
        </table:table-row>
        <table:table-row table:style-name="ro119">
          <table:table-cell table:number-columns-repeated="1024"/>
        </table:table-row>
        <table:named-expressions>
          <table:named-range table:name="_xlnm.Print_Area" table:base-cell-address="$'Тюменская область'.$A$1" table:cell-range-address="$'Тюменская область'.$A$1:.$M$286" table:range-usable-as="print-range"/>
          <table:named-range table:name="_xlnm.Print_Area_0" table:base-cell-address="$'Тюменская область'.$A$1" table:cell-range-address="$'Тюменская область'.$A$1:.$M$286" table:range-usable-as="print-range"/>
          <table:named-range table:name="_xlnm.Print_Area_0_0_0_0_0_0_0_0_0" table:base-cell-address="$'Тюменская область'.$A$1" table:cell-range-address="$'Тюменская область'.$A$2:.$M$286"/>
          <table:named-range table:name="_xlnm.Print_Area_0_0_0_0_0_0_0_0_0_0" table:base-cell-address="$'Тюменская область'.$A$1" table:cell-range-address="$'Тюменская область'.$A$2:.$M$286"/>
          <table:named-range table:name="_xlnm.Print_Area_0_0_0_0_0_0_0_0_0_0_0" table:base-cell-address="$'Тюменская область'.$A$1" table:cell-range-address="$'Тюменская область'.$A$2:.$M$286"/>
          <table:named-range table:name="_xlnm.Print_Area_0_0_0_0_0_0_0_0_0_0_0_0" table:base-cell-address="$'Тюменская область'.$A$1" table:cell-range-address="$'Тюменская область'.$A$2:.$M$286"/>
          <table:named-range table:name="_xlnm.Print_Area_0_0_0_0_0_0_0_0_0_0_0_0_0" table:base-cell-address="$'Тюменская область'.$A$1" table:cell-range-address="$'Тюменская область'.$A$2:.$M$286"/>
          <table:named-range table:name="_xlnm.Print_Area_0_0_0_0_0_0_0_0_0_0_0_0_0_0" table:base-cell-address="$'Тюменская область'.$A$1" table:cell-range-address="$'Тюменская область'.$A$2:.$M$286"/>
          <table:named-range table:name="_xlnm.Print_Area_0_0_0_0_0_0_0_0_0_0_0_0_0_0_0" table:base-cell-address="$'Тюменская область'.$A$1" table:cell-range-address="$'Тюменская область'.$A$2:.$M$286"/>
          <table:named-range table:name="_xlnm.Print_Area_0_0_0_0_0_0_0_0_0_0_0_0_0_0_0_0" table:base-cell-address="$'Тюменская область'.$A$1" table:cell-range-address="$'Тюменская область'.$A$2:.$M$286"/>
          <table:named-range table:name="_xlnm.Print_Area_0_0_0_0_0_0_0_0_0_0_0_0_0_0_0_0_0" table:base-cell-address="$'Тюменская область'.$A$1" table:cell-range-address="$'Тюменская область'.$A$2:.$M$286"/>
          <table:named-range table:name="_xlnm.Print_Area_0_0_0_0_0_0_0_0_0_0_0_0_0_0_0_0_0_0" table:base-cell-address="$'Тюменская область'.$A$1" table:cell-range-address="$'Тюменская область'.$A$2:.$M$286"/>
          <table:named-range table:name="_xlnm.Print_Area_0_0_0_0_0_0_0_0_0_0_0_0_0_0_0_0_0_0_0" table:base-cell-address="$'Тюменская область'.$A$1" table:cell-range-address="$'Тюменская область'.$A$2:.$M$286"/>
          <table:named-range table:name="_xlnm.Print_Area_0_0_0_0_0_0_0_0_0_0_0_0_0_0_0_0_0_0_0_0" table:base-cell-address="$'Тюменская область'.$A$1" table:cell-range-address="$'Тюменская область'.$A$2:.$M$286"/>
          <table:named-range table:name="_xlnm.Print_Area_0_0_0_0_0_0_0_0_0_0_0_0_0_0_0_0_0_0_0_0_0" table:base-cell-address="$'Тюменская область'.$A$1" table:cell-range-address="$'Тюменская область'.$A$2:.$M$286"/>
          <table:named-range table:name="_xlnm.Print_Area_0_0_0_0_0_0_0_0_0_0_0_0_0_0_0_0_0_0_0_0_0_0" table:base-cell-address="$'Тюменская область'.$A$1" table:cell-range-address="$'Тюменская область'.$A$2:.$L$286"/>
          <table:named-range table:name="_xlnm.Print_Area_0_0_0_0_0_0_0_0_0_0_0_0_0_0_0_0_0_0_0_0_0_0_0" table:base-cell-address="$'Тюменская область'.$A$1" table:cell-range-address="$'Тюменская область'.$A$2:.$L$286"/>
          <table:named-range table:name="_xlnm.Print_Titles" table:base-cell-address="$'Тюменская область'.$A$1" table:cell-range-address="$'Тюменская область'.$A$3:.$AMJ$4" table:range-usable-as="repeat-column repeat-row"/>
          <table:named-range table:name="_xlnm.Print_Titles_0" table:base-cell-address="$'Тюменская область'.$A$1" table:cell-range-address="$'Тюменская область'.$A$3:.$AMJ$4" table:range-usable-as="repeat-column repeat-row"/>
          <table:named-range table:name="_xlnm.Print_Titles_0_0" table:base-cell-address="$'Тюменская область'.$A$1" table:cell-range-address="$'Тюменская область'.$A$3:.$AMJ$4"/>
          <table:named-range table:name="_xlnm.Print_Titles_0_0_0" table:base-cell-address="$'Тюменская область'.$A$1" table:cell-range-address="$'Тюменская область'.$A$3:.$AMJ$4"/>
          <table:named-range table:name="_xlnm.Print_Titles_0_0_0_0" table:base-cell-address="$'Тюменская область'.$A$1" table:cell-range-address="$'Тюменская область'.$A$3:.$AMJ$4"/>
          <table:named-range table:name="_xlnm.Print_Titles_0_0_0_0_0" table:base-cell-address="$'Тюменская область'.$A$1" table:cell-range-address="$'Тюменская область'.$A$3:.$AMJ$4"/>
          <table:named-range table:name="_xlnm.Print_Titles_0_0_0_0_0_0" table:base-cell-address="$'Тюменская область'.$A$1" table:cell-range-address="$'Тюменская область'.$A$3:.$AMJ$4"/>
          <table:named-range table:name="_xlnm.Print_Titles_0_0_0_0_0_0_0" table:base-cell-address="$'Тюменская область'.$A$1" table:cell-range-address="$'Тюменская область'.$A$3:.$AMJ$4"/>
          <table:named-range table:name="_xlnm.Print_Titles_0_0_0_0_0_0_0_0" table:base-cell-address="$'Тюменская область'.$A$1" table:cell-range-address="$'Тюменская область'.$A$3:.$AMJ$4"/>
          <table:named-range table:name="_xlnm.Print_Titles_0_0_0_0_0_0_0_0_0" table:base-cell-address="$'Тюменская область'.$A$1" table:cell-range-address="$'Тюменская область'.$A$3:.$AMJ$4"/>
          <table:named-range table:name="_xlnm.Print_Titles_0_0_0_0_0_0_0_0_0_0" table:base-cell-address="$'Тюменская область'.$A$1" table:cell-range-address="$'Тюменская область'.$A$3:.$AMJ$4"/>
          <table:named-range table:name="_xlnm.Print_Titles_0_0_0_0_0_0_0_0_0_0_0" table:base-cell-address="$'Тюменская область'.$A$1" table:cell-range-address="$'Тюменская область'.$A$3:.$AMJ$4"/>
          <table:named-range table:name="_xlnm.Print_Titles_0_0_0_0_0_0_0_0_0_0_0_0" table:base-cell-address="$'Тюменская область'.$A$1" table:cell-range-address="$'Тюменская область'.$A$3:.$AMJ$4"/>
          <table:named-range table:name="_xlnm.Print_Titles_0_0_0_0_0_0_0_0_0_0_0_0_0" table:base-cell-address="$'Тюменская область'.$A$1" table:cell-range-address="$'Тюменская область'.$A$3:.$AMJ$4"/>
          <table:named-range table:name="_xlnm.Print_Titles_0_0_0_0_0_0_0_0_0_0_0_0_0_0" table:base-cell-address="$'Тюменская область'.$A$1" table:cell-range-address="$'Тюменская область'.$A$3:.$AMJ$4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3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23mm" fo:margin-left="0mm" fo:margin-right="0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.00.0000</text:date>, <text:time style:data-style-name="N2" text:time-value="15:25:08.39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Тюменская_20_область" style:display-name="PageStyle_Тюменская область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0:38:01</meta:creation-date>
    <meta:initial-creator>Курдынко Елена Николаевна</meta:initial-creator>
    <dc:language>ru-RU</dc:language>
    <dc:date>2018-12-05T15:25:13.667000000</dc:date>
    <meta:editing-cycles>63</meta:editing-cycles>
    <meta:editing-duration>PT5H37M52S</meta:editing-duration>
    <meta:generator>LibreOffice/5.4.5.1$Windows_X86_64 LibreOffice_project/79c9829dd5d8054ec39a82dc51cd9eff340dbee8</meta:generator>
    <meta:print-date>2018-12-03T16:42:58.850000000</meta:print-date>
    <meta:document-statistic meta:table-count="1" meta:cell-count="143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